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adornments="Regular"/>
    <style:font-face style:name="Linux Biolinum G1" svg:font-family="'Linux Biolinum G'"/>
    <style:font-face style:name="Linux Biolinum G2" svg:font-family="'Linux Biolinum G'" style:font-pitch="variable"/>
    <style:font-face style:name="Linux Biolinum G3" svg:font-family="'Linux Biolinum G'" style:font-adornments="Normal"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61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2.859cm"/>
    </style:style>
    <style:style style:name="co27" style:family="table-column">
      <style:table-column-properties fo:break-before="auto" style:column-width="2.371cm"/>
    </style:style>
    <style:style style:name="co28" style:family="table-column">
      <style:table-column-properties fo:break-before="auto" style:column-width="2.298cm"/>
    </style:style>
    <style:style style:name="co29" style:family="table-column">
      <style:table-column-properties fo:break-before="auto" style:column-width="2.498cm"/>
    </style:style>
    <style:style style:name="co30" style:family="table-column">
      <style:table-column-properties fo:break-before="auto" style:column-width="2.445cm"/>
    </style:style>
    <style:style style:name="co31" style:family="table-column">
      <style:table-column-properties fo:break-before="auto" style:column-width="2.427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6cm"/>
    </style:style>
    <style:style style:name="co38" style:family="table-column">
      <style:table-column-properties fo:break-before="auto" style:column-width="1.199cm"/>
    </style:style>
    <style:style style:name="co39" style:family="table-column">
      <style:table-column-properties fo:break-before="auto" style:column-width="2.3cm"/>
    </style:style>
    <style:style style:name="co40" style:family="table-column">
      <style:table-column-properties fo:break-before="auto" style:column-width="2.762cm"/>
    </style:style>
    <style:style style:name="co41" style:family="table-column">
      <style:table-column-properties fo:break-before="auto" style:column-width="1.332cm"/>
    </style:style>
    <style:style style:name="co42" style:family="table-column">
      <style:table-column-properties fo:break-before="auto" style:column-width="2.245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0.792cm"/>
    </style:style>
    <style:style style:name="co46" style:family="table-column">
      <style:table-column-properties fo:break-before="auto" style:column-width="2.499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1.799cm"/>
    </style:style>
    <style:style style:name="co50" style:family="table-column">
      <style:table-column-properties fo:break-before="auto" style:column-width="2.293cm"/>
    </style:style>
    <style:style style:name="co51" style:family="table-column">
      <style:table-column-properties fo:break-before="auto" style:column-width="2.12cm"/>
    </style:style>
    <style:style style:name="co52" style:family="table-column">
      <style:table-column-properties fo:break-before="auto" style:column-width="2.401cm"/>
    </style:style>
    <style:style style:name="co53" style:family="table-column">
      <style:table-column-properties fo:break-before="auto" style:column-width="2.522cm"/>
    </style:style>
    <style:style style:name="co54" style:family="table-column">
      <style:table-column-properties fo:break-before="auto" style:column-width="1.369cm"/>
    </style:style>
    <style:style style:name="co55" style:family="table-column">
      <style:table-column-properties fo:break-before="auto" style:column-width="0.9cm"/>
    </style:style>
    <style:style style:name="co56" style:family="table-column">
      <style:table-column-properties fo:break-before="auto" style:column-width="6.242cm"/>
    </style:style>
    <style:style style:name="co57" style:family="table-column">
      <style:table-column-properties fo:break-before="auto" style:column-width="1.231cm"/>
    </style:style>
    <style:style style:name="co58" style:family="table-column">
      <style:table-column-properties fo:break-before="auto" style:column-width="2.711cm"/>
    </style:style>
    <style:style style:name="co59"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2"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2"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2"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2" fo:font-size="11pt" style:font-size-complex="11pt"/>
    </style:style>
    <style:style style:name="ce50" style:family="table-cell" style:parent-style-name="Default">
      <style:table-cell-properties fo:background-color="#e6e6fa"/>
      <style:text-properties style:font-name="Linux Biolinum G2" fo:font-size="11pt" style:font-size-asian="11pt" style:font-size-complex="11pt"/>
    </style:style>
    <style:style style:name="ce18" style:family="table-cell" style:parent-style-name="Default">
      <style:table-cell-properties fo:background-color="#e6e6fa"/>
      <style:text-properties style:font-name="Linux Biolinum G2"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2"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17" style:family="table-cell" style:parent-style-name="Default">
      <style:table-cell-properties fo:background-color="#e6e6ff"/>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2" fo:font-size="11pt" style:font-size-asian="11pt" style:font-size-complex="11pt"/>
    </style:style>
    <style:style style:name="ce24" style:family="table-cell" style:parent-style-name="Default">
      <style:table-cell-properties fo:background-color="#e6e6fa"/>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2"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2"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2" fo:font-size="11pt" style:font-size-asian="11pt" style:font-size-complex="11pt"/>
    </style:style>
    <style:style style:name="ce63" style:family="table-cell" style:parent-style-name="Default">
      <style:text-properties style:font-name="Linux Biolinum G2" fo:font-size="11pt" style:font-size-asian="11pt" style:font-size-complex="11pt"/>
    </style:style>
    <style:style style:name="ce967" style:family="table-cell" style:parent-style-name="Default">
      <style:table-cell-properties fo:background-color="transparent"/>
      <style:text-properties style:font-name="Linux Biolinum G2"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2"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2" fo:font-size="11pt" style:font-size-asian="11pt" style:font-size-complex="11pt"/>
    </style:style>
    <style:style style:name="ce48" style:family="table-cell" style:parent-style-name="Default">
      <style:table-cell-properties fo:background-color="#e6e6fa"/>
      <style:text-properties style:font-name="Linux Biolinum G2"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2" fo:font-size="11pt" fo:language="gl" fo:country="ES" style:font-size-asian="11pt" style:font-size-complex="11pt"/>
    </style:style>
    <style:style style:name="ce51" style:family="table-cell" style:parent-style-name="Default">
      <style:table-cell-properties fo:background-color="#e6e6fa"/>
      <style:text-properties style:font-name="Linux Biolinum G2"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2"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2" fo:font-size="11pt" fo:language="none" fo:country="none" style:font-size-asian="10pt" style:font-size-complex="10pt"/>
    </style:style>
    <style:style style:name="ce194" style:family="table-cell" style:parent-style-name="Default">
      <style:table-cell-properties fo:background-color="#fffacd"/>
      <style:text-properties style:font-name="Linux Biolinum G2"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2" fo:font-size="11pt" style:font-size-asian="11pt" style:font-size-complex="11pt"/>
    </style:style>
    <style:style style:name="ce68" style:family="table-cell" style:parent-style-name="Default">
      <style:table-cell-properties fo:background-color="#e6e6fa"/>
      <style:text-properties style:font-name="Linux Biolinum G2"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2" fo:font-size="11pt" style:font-size-asian="11pt" style:font-size-complex="11pt"/>
    </style:style>
    <style:style style:name="ce131" style:family="table-cell" style:parent-style-name="Default">
      <style:table-cell-properties fo:background-color="#e6e6fa"/>
      <style:text-properties style:font-name="Linux Biolinum G2"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2"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2"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78" style:family="table-cell" style:parent-style-name="Default">
      <style:table-cell-properties fo:background-color="#e6e6fa"/>
      <style:text-properties style:font-name="Linux Biolinum G2"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2"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2"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26" style:family="table-cell" style:parent-style-name="Default">
      <style:table-cell-properties fo:background-color="transparent"/>
      <style:text-properties style:font-name="Tahoma" fo:font-size="11pt" style:font-size-asian="11pt" style:font-size-complex="11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2"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2"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3"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64" style:family="table-cell" style:parent-style-name="Default">
      <style:table-cell-properties fo:background-color="#e6e6fa"/>
      <style:text-properties style:font-name="Linux Biolinum G2"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2"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2" fo:font-size="11pt" style:font-size-asian="11pt" style:font-size-complex="11pt"/>
    </style:style>
    <style:style style:name="ce176" style:family="table-cell" style:parent-style-name="Default">
      <style:table-cell-properties fo:background-color="#e6e6fa"/>
      <style:text-properties style:font-name="Linux Biolinum G2"/>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2"/>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2" fo:language="gl" fo:country="ES" style:font-size-asian="10pt" style:font-size-complex="10pt"/>
    </style:style>
    <style:style style:name="ce130" style:family="table-cell" style:parent-style-name="Default">
      <style:table-cell-properties fo:background-color="#e6e6fa"/>
      <style:text-properties style:font-name="Linux Biolinum G2"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2" fo:font-size="11pt" fo:language="gl" fo:country="ES" style:font-size-asian="11pt" style:font-size-complex="11pt"/>
    </style:style>
    <style:style style:name="ce187" style:family="table-cell" style:parent-style-name="Default">
      <style:table-cell-properties fo:background-color="#e6e6fa"/>
      <style:text-properties style:font-name="Linux Biolinum G2" fo:font-size="11pt" fo:font-weight="bold" style:font-size-complex="11pt" style:font-weight-complex="bold"/>
    </style:style>
    <style:style style:name="ce190" style:family="table-cell" style:parent-style-name="Default">
      <style:table-cell-properties fo:background-color="#e6e6fa"/>
      <style:text-properties style:font-name="Linux Biolinum G2"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2"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2"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2"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251" style:family="table-cell" style:parent-style-name="Default">
      <style:table-cell-properties style:cell-protect="none" style:print-content="true"/>
      <style:text-properties style:font-name="Linux Biolinum G2" fo:font-size="11pt" style:font-size-asian="11pt" style:font-size-complex="11pt"/>
    </style:style>
    <style:style style:name="ce254"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2"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2" fo:font-size="11pt" style:font-size-asian="11pt" style:font-size-complex="11pt"/>
    </style:style>
    <style:style style:name="ce230" style:family="table-cell" style:parent-style-name="Default">
      <style:table-cell-properties fo:background-color="#e0efd4"/>
      <style:text-properties style:font-name="Linux Biolinum G2" fo:font-size="11pt" style:font-size-asian="11pt" style:font-size-complex="11pt"/>
    </style:style>
    <style:style style:name="ce193" style:family="table-cell" style:parent-style-name="Default" style:data-style-name="N20061">
      <style:text-properties style:font-name="Linux Biolinum G2"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2"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276" style:family="table-cell" style:parent-style-name="Desplegable">
      <style:table-cell-properties style:text-align-source="fix" style:repeat-content="false"/>
      <style:paragraph-properties fo:text-align="start" fo:margin-left="0cm"/>
      <style:text-properties fo:font-style="normal" style:font-style-asian="normal" style:font-style-complex="normal"/>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153" style:family="table-cell" style:parent-style-name="Default" style:data-style-name="N20099">
      <style:text-properties style:font-name="Linux Biolinum G2" fo:font-size="11pt" style:font-size-asian="11pt" style:font-size-complex="11pt"/>
    </style:style>
    <style:style style:name="ce289"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90"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2"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2"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2"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2" fo:font-size="11pt" style:font-size-asian="11pt" style:font-size-complex="11pt"/>
    </style:style>
    <style:style style:name="ce329" style:family="table-cell" style:parent-style-name="Default" style:data-style-name="N20099">
      <style:table-cell-properties fo:background-color="#e6e6ff"/>
      <style:text-properties style:font-name="Linux Biolinum G2"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2"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2"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2"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2" fo:font-size="11pt" style:font-size-asian="11pt" style:font-size-complex="11pt"/>
    </style:style>
    <style:style style:name="ce210" style:family="table-cell" style:parent-style-name="Default">
      <style:table-cell-properties fo:background-color="#e6e6ff"/>
      <style:text-properties fo:color="#ff0000" style:font-name="Linux Biolinum G2"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65" style:family="table-cell" style:parent-style-name="DatoEntrada">
      <style:table-cell-properties style:cell-protect="none" style:print-content="true"/>
      <style:text-properties style:font-name="Linux Biolinum G2" fo:font-size="11pt" style:font-size-complex="11pt"/>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2"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2"/>
    </style:style>
    <style:style style:name="ce228" style:family="table-cell" style:parent-style-name="Default" style:data-style-name="N20000">
      <style:table-cell-properties style:cell-protect="hidden-and-protected" style:print-content="true"/>
      <style:text-properties style:font-name="Linux Biolinum G2"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2"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2"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2"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1" style:font-size-asian="11pt" style:font-name-complex="Segoe UI1"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1" fo:font-size="11pt" style:font-name-asian="Linux Biolinum G1" style:font-size-asian="11pt" style:font-name-complex="Linux Biolinum G1" style:font-size-complex="11pt"/>
    </style:style>
    <style:style style:name="ce248" style:family="table-cell" style:parent-style-name="Default" style:data-style-name="N20081">
      <style:table-cell-properties style:cell-protect="hidden-and-protected" style:print-content="true"/>
      <style:text-properties style:font-name="Linux Biolinum G2"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2"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1" style:font-size-asian="11pt" style:font-name-complex="Segoe UI1"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44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2"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2" fo:font-size="11pt" style:font-size-asian="11pt" style:font-size-complex="11pt"/>
    </style:style>
    <style:style style:name="ce371" style:family="table-cell" style:parent-style-name="Default" style:data-style-name="N155">
      <style:table-cell-properties fo:background-color="#ffff00"/>
      <style:text-properties style:font-name="Linux Biolinum G2" fo:font-size="11pt" style:font-size-asian="11pt" style:font-size-complex="11pt"/>
    </style:style>
    <style:style style:name="ce215" style:family="table-cell" style:parent-style-name="Default" style:data-style-name="N20000">
      <style:table-cell-properties fo:background-color="#e6e6ff"/>
      <style:text-properties style:font-name="Linux Biolinum G2"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es" fo:country="ES" style:font-name-asian="Linux Biolinum G" style:font-size-asian="11pt" style:language-asian="zxx" style:country-asian="none" style:font-name-complex="Linux Biolinum G"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2"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467"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2"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61" style:family="table-cell" style:parent-style-name="Default" style:data-style-name="N155">
      <style:table-cell-properties fo:background-color="#ffff00" style:text-align-source="fix" style:repeat-content="false"/>
      <style:paragraph-properties fo:text-align="end" fo:margin-left="0cm"/>
      <style:text-properties style:font-name="Linux Biolinum G2"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2"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2" fo:font-size="11pt" style:font-size-asian="11pt" style:font-size-complex="11pt"/>
    </style:style>
    <style:style style:name="ce485" style:family="table-cell" style:parent-style-name="Desplegable">
      <style:table-cell-properties style:text-align-source="fix" style:repeat-content="false"/>
      <style:paragraph-properties fo:text-align="end" fo:margin-left="0cm"/>
      <style:text-properties style:font-name="Linux Biolinum G2"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2"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2"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2"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2"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2" fo:font-size="11pt" style:font-size-asian="11pt" style:font-size-complex="11pt"/>
    </style:style>
    <style:style style:name="ce497" style:family="table-cell" style:parent-style-name="Default" style:data-style-name="N20000">
      <style:table-cell-properties style:cell-protect="protected" style:print-content="true" fo:background-color="transparent"/>
      <style:text-properties style:font-name="Linux Biolinum G2"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2"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2"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2"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2"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51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378" style:family="table-cell" style:parent-style-name="Default">
      <style:table-cell-properties fo:background-color="#ffff00"/>
      <style:text-properties style:font-name="Linux Biolinum G2" fo:font-size="11pt" style:font-size-asian="11pt" style:font-size-complex="11pt"/>
    </style:style>
    <style:style style:name="ce437" style:family="table-cell" style:parent-style-name="Default" style:data-style-name="N155">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italic"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italic" style:font-weight-asian="normal" style:font-name-complex="Linux Biolinum G3"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2"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2"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2"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2"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1"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213" style:family="table-cell" style:parent-style-name="Default" style:data-style-name="N20000">
      <style:table-cell-properties fo:background-color="#e0efd4"/>
      <style:text-properties style:font-name="Linux Biolinum G2"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2"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2"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2"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2"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2"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2"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2"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2"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style:font-size-asian="11pt" style:font-size-complex="11pt"/>
    </style:style>
    <style:style style:name="ce453" style:family="table-cell" style:parent-style-name="Default">
      <style:table-cell-properties style:cell-protect="hidden-and-protected" style:print-content="true"/>
      <style:text-properties style:font-name="Linux Biolinum G1"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2"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578"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D_Fotoel.F4"/>
    </style:style>
    <style:style style:name="ce579"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D_Fotoel.F4"/>
    </style:style>
    <style:style style:name="ce580"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3" style:font-size-asian="11pt" style:language-asian="zxx" style:country-asian="none" style:font-name-complex="Linux Biolinum G3" style:font-size-complex="11pt" style:language-complex="zxx" style:country-complex="none"/>
    </style:style>
    <style:style style:name="ce582"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1"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1.773cm" loext:decorative="false"/>
      <style:paragraph-properties style:writing-mode="lr-tb" fo:text-align="start" style:text-autospace="none" style:line-break="normal"/>
      <style:text-properties fo:hyphenate="false"/>
    </style:style>
    <style:style style:name="gr6"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fo:hyphenate="false"/>
    </style:style>
    <style:style style:name="P7" style:family="paragraph">
      <style:paragraph-properties fo:text-align="start" style:text-autospace="none" style:line-break="normal"/>
      <style:text-properties fo:hyphenate="false"/>
    </style:style>
    <style:style style:name="P8" style:family="paragraph">
      <style:paragraph-properties style:text-autospace="none" style:line-break="normal" style:writing-mode="lr-tb"/>
      <style:text-properties fo:hyphenate="false"/>
    </style:style>
    <style:style style:name="P9" style:family="paragraph">
      <style:paragraph-properties style:text-autospace="none" style:line-break="normal"/>
      <style:text-properties fo:hyphenate="false"/>
    </style:style>
    <style:style style:name="T1" style:family="tex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text-position="0% 100%" style:font-name="Linux Biolinum G2"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Linux Biolinum G2"/>
    </style:style>
    <style:style style:name="T6" style:family="text">
      <style:text-properties fo:language="none" fo:country="none" style:font-size-asian="10pt" style:font-size-complex="10pt"/>
    </style:style>
    <style:style style:name="T7" style:family="text">
      <style:text-properties fo:font-style="italic" style:font-style-asian="italic" style:font-style-complex="italic"/>
    </style:style>
    <style:style style:name="T8" style:family="text">
      <style:text-properties style:font-name="Linux Biolinum G1"/>
    </style:style>
    <style:style style:name="T9" style:family="text">
      <style:text-properties fo:language="gl" fo:country="ES"/>
    </style:style>
    <style:style style:name="T10" style:family="text">
      <style:text-properties style:font-name="Linux Biolinum G3" style:font-name-asian="Linux Biolinum G3" style:font-name-complex="Linux Biolinum G3"/>
    </style:style>
    <style:style style:name="T11" style:family="text">
      <style:text-properties style:font-name="Wingdings" style:font-name-asian="Wingdings" style:font-name-complex="Wingdings"/>
    </style:style>
    <style:style style:name="T12"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4" style:family="text">
      <style:text-properties style:font-name="Linux Biolinum G1" style:font-name-asian="Linux Biolinum G1" style:font-name-complex="Linux Biolinum G1"/>
    </style:style>
    <style:style style:name="T15" style:family="text">
      <style:text-properties style:font-name="Linux Biolinum G3"/>
    </style:style>
    <style:style style:name="T1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1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1"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2"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4"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5" style:family="text">
      <style:text-properties style:font-name="Linux Biolinum G3"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3" style:font-name-complex="Linux Biolinum G3"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6"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7" style:family="text">
      <style:text-properties fo:color="#000000"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29"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0" style:family="text">
      <style:text-properties style:use-window-font-color="true" style:font-name="Linux Biolinum G3" fo:font-size="11pt"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31" style:family="text">
      <style:text-properties style:use-window-font-color="true" style:font-name="Linux Biolinum G3" fo:font-size="11pt"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32"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3"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4"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6"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38"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39"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0" style:family="text">
      <style:text-properties style:use-window-font-color="true"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41" style:family="text">
      <style:text-properties style:use-window-font-color="true"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42" style:family="text">
      <style:text-properties style:font-name="Linux Biolinum G3" fo:font-size="11pt" fo:font-weight="normal" fo:font-style="normal" fo:language="gl" fo:country="ES" style:font-name-asian="Linux Biolinum G3" style:font-name-complex="Linux Biolinum G3" style:font-size-asian="11pt" style:font-size-complex="11pt" style:font-weight-asian="normal" style:font-weight-complex="normal" style:font-style-asian="normal" style:font-style-complex="normal"/>
    </style:style>
    <style:style style:name="T43" style:family="text">
      <style:text-properties style:font-name="Linux Biolinum G3" fo:font-size="11pt" fo:font-weight="normal" fo:font-style="italic" fo:language="gl" fo:country="ES" style:font-name-asian="Linux Biolinum G3" style:font-name-complex="Linux Biolinum G3" style:font-size-asian="11pt" style:font-size-complex="11pt" style:font-weight-asian="normal" style:font-weight-complex="normal" style:font-style-asian="italic" style:font-style-complex="italic"/>
    </style:style>
    <style:style style:name="T44" style:family="text">
      <style:text-properties style:font-name="Linux Biolinum G3" fo:font-size="11pt" fo:font-weight="normal" fo:font-style="italic" fo:language="gl" fo:country="ES" style:font-name-asian="Linux Biolinum G3" style:font-name-complex="Linux Biolinum G3" style:font-size-asian="11pt" style:font-size-complex="11pt" style:font-weight-asian="normal" style:font-weight-complex="normal" style:font-style-complex="italic"/>
    </style:style>
    <style:style style:name="T45" style:family="text">
      <style:text-properties style:font-name="Linux Biolinum G3"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3" style:font-name-complex="Linux Biolinum G3"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4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49"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language="gl" fo:country="ES" style:font-name-asian="Linux Libertine G" style:font-name-complex="Linux Libertine G" style:font-size-asian="11pt" style:font-size-complex="11pt"/>
    </style:style>
    <style:style style:name="T51"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2" style:family="text">
      <style:text-properties fo:font-size="11pt" fo:language="gl" fo:country="ES" style:font-name-asian="Linux Libertine G" style:font-name-complex="Linux Libertine G" style:font-size-asian="11pt" style:font-size-complex="11pt"/>
    </style:style>
    <style:style style:name="T53"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4"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55" style:family="text">
      <style:text-properties fo:font-size="11pt" fo:letter-spacing="normal" style:font-size-asian="11pt" style:font-size-complex="11pt" style:font-style-asian="normal"/>
    </style:style>
    <style:style style:name="T5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font-style="normal"/>
    </style:style>
    <style:style style:name="T58"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0"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1"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2"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3"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2" fo:font-weight="normal" style:text-underline-style="none" style:text-underline-color="font-color" style:text-line-through-type="none" style:text-outline="false" fo:text-shadow="none" style:font-name-complex="Linux Biolinum G2" style:text-emphasize="none"/>
    </style:style>
    <style:style style:name="T64"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5"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6"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67"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style:style>
    <style:style style:name="T68"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69"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0"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3" fo:font-style="normal" style:language-asian="zxx" style:country-asian="none" style:language-complex="zxx" style:country-complex="none" style:font-name-asian="Linux Biolinum G3" style:font-name-complex="Linux Biolinum G3" style:font-style-asian="normal" style:font-style-complex="normal"/>
    </style:style>
    <style:style style:name="T71"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3" style:font-name-complex="Linux Biolinum G3" style:font-style-asian="normal" style:font-style-complex="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30">
          <table:error-message table:message-type="stop" table:display="true"/>
        </table:content-validation>
        <table:content-validation table:name="val2" table:condition="of:cell-content-is-in-list([$Axuda.$AA$1:$Axuda.$AA$2])" table:allow-empty-cell="false" table:display-list="unsorted" table:base-cell-address="Índice.B22">
          <table:error-message table:message-type="stop" table:display="true"/>
        </table:content-validation>
        <table:content-validation table:name="val3" table:condition="of:cell-content-is-in-list([$Índice.$G$10:$Índice.$G$16])" table:allow-empty-cell="true" table:display-list="unsorted" table:base-cell-address="Satélites.B16">
          <table:error-message table:message-type="stop" table:display="true"/>
        </table:content-validation>
        <table:content-validation table:name="val4" table:condition="of:cell-content-is-in-list([$Satélites.$AN$1:.$AN$2])" table:allow-empty-cell="true" table:display-list="unsorted" table:base-cell-address="Satélites.F12">
          <table:error-message table:message-type="information" table:display="false">
            <text:p>Escriba o nome do planeta</text:p>
          </table:error-message>
        </table:content-validation>
        <table:content-validation table:name="val5" table:condition="of:cell-content-is-in-list([$Satélites.$AD$4:$Satélites.$AD$7])" table:allow-empty-cell="true" table:display-list="unsorted" table:base-cell-address="D_Satélites.F3">
          <table:error-message table:message-type="stop" table:display="true"/>
        </table:content-validation>
        <table:content-validation table:name="val6" table:condition="of:cell-content-is-in-list([$Satélites.$AF$4:$Satélites.$AF$8])" table:allow-empty-cell="true" table:display-list="unsorted" table:base-cell-address="D_Satélites.M3">
          <table:error-message table:message-type="stop" table:display="true"/>
        </table:content-validation>
        <table:content-validation table:name="val7" table:condition="of:cell-content-is-in-list([$Satélites.$AE$4:$Satélites.$AE$5])" table:allow-empty-cell="true" table:display-list="unsorted" table:base-cell-address="D_Satélites.H3">
          <table:error-message table:message-type="stop" table:display="true"/>
        </table:content-validation>
        <table:content-validation table:name="val8" table:condition="of:cell-content-is-in-list([$Satélites.$AG$4:$Satélites.$AG$8])" table:allow-empty-cell="true" table:display-list="unsorted" table:base-cell-address="D_Satélites.M4">
          <table:error-message table:message-type="stop" table:display="true"/>
        </table:content-validation>
        <table:content-validation table:name="val9" table:condition="of:cell-content-is-in-list([$Satélites.$AI$2:$Satélites.$AI$3])" table:allow-empty-cell="true" table:display-list="unsorted" table:base-cell-address="D_Satélites.I6">
          <table:error-message table:message-type="stop" table:display="true"/>
        </table:content-validation>
        <table:content-validation table:name="val10" table:condition="of:cell-content-is-whole-number() and cell-content-is-between(1,6)" table:allow-empty-cell="true" table:base-cell-address="Satélites.J15">
          <table:error-message table:message-type="stop" table:title="Fóra de rango" table:display="true">
            <text:p>Entre 1 e 6</text:p>
          </table:error-message>
        </table:content-validation>
        <table:content-validation table:name="val11" table:condition="of:cell-content-is-in-list([$Satélites.$AJ$18:$Satélites.$AK$18])" table:allow-empty-cell="true" table:display-list="unsorted" table:base-cell-address="D_Satélites.M2">
          <table:error-message table:message-type="stop" table:display="true"/>
        </table:content-validation>
        <table:content-validation table:name="val12" table:condition="of:cell-content-is-in-list([$Satélites.$AI$9:$Satélites.$AI$10])" table:allow-empty-cell="true" table:display-list="unsorted" table:base-cell-address="D_Satélites.N3">
          <table:error-message table:message-type="stop" table:display="true"/>
        </table:content-validation>
        <table:content-validation table:name="val13" table:condition="of:cell-content-is-in-list([$Refracción.$AE$5:$Refracción.$AE$6])" table:allow-empty-cell="true" table:display-list="unsorted" table:base-cell-address="D_Refrac.G4">
          <table:error-message table:message-type="stop" table:display="true"/>
        </table:content-validation>
        <table:content-validation table:name="val14" table:condition="of:cell-content-is-in-list([$Refracción.$G$3:$Refracción.$H$3])" table:allow-empty-cell="true" table:display-list="unsorted" table:base-cell-address="Refracción.G10">
          <table:error-message table:message-type="stop" table:display="true"/>
        </table:content-validation>
        <table:content-validation table:name="val15" table:condition="of:cell-content-is-in-list([$Refracción.$AH$18:$Refracción.$AI$18])" table:allow-empty-cell="true" table:display-list="unsorted" table:base-cell-address="D_Refrac.M2">
          <table:error-message table:message-type="stop" table:display="true"/>
        </table:content-validation>
        <table:content-validation table:name="val16" table:condition="of:cell-content-is-in-list($#¡REF!.$AA$2:$#¡REF!.$AA$3)" table:allow-empty-cell="false" table:display-list="unsorted" table:base-cell-address="Índice.F2">
          <table:error-message table:message-type="stop" table:display="true"/>
        </table:content-validation>
        <table:content-validation table:name="val17" table:condition="of:cell-content-is-in-list($#¡REF!.$AH$1:$#¡REF!.$AH$2)" table:allow-empty-cell="true" table:display-list="unsorted" table:base-cell-address="Axuda.F6">
          <table:error-message table:message-type="stop" table:display="true"/>
        </table:content-validation>
        <table:content-validation table:name="val18" table:condition="of:cell-content-is-in-list($#¡REF!.$AL$7:$#¡REF!.$AL$8)" table:allow-empty-cell="true" table:display-list="unsorted" table:base-cell-address="Axuda.F8">
          <table:error-message table:message-type="stop" table:display="true"/>
        </table:content-validation>
        <table:content-validation table:name="val19" table:condition="of:cell-content-is-decimal-number() and cell-content()&lt;0" table:allow-empty-cell="true" table:base-cell-address="Axuda.G7">
          <table:error-message table:message-type="stop" table:display="true">
            <text:p>Ten que ser negativa</text:p>
          </table:error-message>
        </table:content-validation>
        <table:content-validation table:name="val20" table:condition="of:cell-content-is-decimal-number() and cell-content()&gt;0" table:allow-empty-cell="true" table:base-cell-address="Axuda.G9">
          <table:error-message table:message-type="stop" table:display="true">
            <text:p>Ten que ser positiva</text:p>
          </table:error-message>
        </table:content-validation>
        <table:content-validation table:name="val21"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2" table:condition="of:cell-content-is-in-list($#¡REF!.$AF$1:$#¡REF!.$AF$2)" table:allow-empty-cell="false" table:display-list="unsorted" table:base-cell-address="Axuda.I6">
          <table:error-message table:message-type="stop" table:display="true"/>
        </table:content-validation>
        <table:content-validation table:name="val23" table:condition="of:cell-content-is-in-list($#¡REF!.$AA$5:$#¡REF!.$AA$8)" table:allow-empty-cell="false" table:display-list="unsorted" table:base-cell-address="Axuda.I3">
          <table:error-message table:message-type="stop" table:display="true"/>
        </table:content-validation>
        <table:content-validation table:name="val24" table:condition="of:cell-content-is-in-list([$Lentes.$AE$5:$Lentes.$AE$7])" table:allow-empty-cell="true" table:display-list="unsorted" table:base-cell-address="D_Lentes.I5">
          <table:error-message table:message-type="stop" table:display="true"/>
        </table:content-validation>
        <table:content-validation table:name="val25" table:condition="of:cell-content-is-in-list([$Lentes.$AF$5:$Lentes.$AF$7])" table:allow-empty-cell="true" table:display-list="unsorted" table:base-cell-address="D_Lentes.M3">
          <table:error-message table:message-type="stop" table:display="true"/>
        </table:content-validation>
        <table:content-validation table:name="val26" table:condition="of:cell-content-is-in-list([$Fotoeléctr.$AD$4:$Fotoeléctr.$AD$6])" table:allow-empty-cell="true" table:display-list="unsorted" table:base-cell-address="Fotoeléctr.G3">
          <table:error-message table:message-type="stop" table:display="true"/>
        </table:content-validation>
        <table:content-validation table:name="val27" table:condition="of:cell-content-is-in-list([$Fotoeléctr.$AF$4:$Fotoeléctr.$AF$6])" table:allow-empty-cell="true" table:display-list="unsorted" table:base-cell-address="Fotoeléctr.G4">
          <table:error-message table:message-type="stop" table:display="true"/>
        </table:content-validation>
        <table:content-validation table:name="val28" table:condition="of:cell-content-is-in-list([$Fotoeléctr.$AE$4:$Fotoeléctr.$AE$6])" table:allow-empty-cell="true" table:display-list="unsorted" table:base-cell-address="Fotoeléctr.H3">
          <table:error-message table:message-type="stop" table:display="true"/>
        </table:content-validation>
        <table:content-validation table:name="val29" table:condition="of:cell-content-is-in-list([$Fotoeléctr.$AG$4:$Fotoeléctr.$AG$6])" table:allow-empty-cell="true" table:display-list="unsorted" table:base-cell-address="Fotoeléctr.H4">
          <table:error-message table:message-type="stop" table:display="true"/>
        </table:content-validation>
        <table:content-validation table:name="val30" table:condition="of:cell-content-is-in-list([$Fotoeléctr.$AB$11:$Fotoeléctr.$AB$12])" table:allow-empty-cell="true" table:display-list="unsorted" table:base-cell-address="Fotoeléctr.J15">
          <table:error-message table:message-type="stop" table:display="true"/>
        </table:content-validation>
        <table:content-validation table:name="val31" table:condition="of:cell-content-is-in-list([$Fotoeléctr.$AF$28:.$AF$29])" table:allow-empty-cell="false" table:display-list="unsorted" table:base-cell-address="Fotoeléctr.L2">
          <table:error-message table:message-type="stop" table:display="true"/>
        </table:content-validation>
        <table:content-validation table:name="val32" table:condition="of:cell-content-is-in-list([$Fotoeléctr.$AB$27:.$AB$28])" table:allow-empty-cell="false" table:display-list="unsorted" table:base-cell-address="Fotoeléctr.M3">
          <table:error-message table:message-type="stop" table:display="true"/>
        </table:content-validation>
        <table:content-validation table:name="val33" table:condition="of:cell-content-is-in-list([$Fotoeléctr.$AE$28:.$AE$29])" table:allow-empty-cell="false" table:display-list="unsorted" table:base-cell-address="Fotoeléctr.O2">
          <table:error-message table:message-type="stop" table:display="true"/>
        </table:content-validation>
        <table:content-validation table:name="val34" table:condition="of:cell-content-is-in-list(#REF!)" table:allow-empty-cell="true" table:display-list="unsorted" table:base-cell-address="D_Lentes.G3">
          <table:error-message table:message-type="stop" table:display="true"/>
        </table:content-validation>
        <table:content-validation table:name="val35" table:condition="of:cell-content-is-in-list(#REF!)" table:allow-empty-cell="true" table:display-list="unsorted" table:base-cell-address="D_Lentes.G4">
          <table:error-message table:message-type="stop" table:display="true"/>
        </table:content-validation>
        <table:content-validation table:name="val36" table:condition="of:cell-content-is-in-list(#REF!)" table:allow-empty-cell="true" table:display-list="unsorted" table:base-cell-address="D_Lentes.H3">
          <table:error-message table:message-type="stop" table:display="true"/>
        </table:content-validation>
        <table:content-validation table:name="val37"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9"><text:a xlink:href="#DescrFunc" xlink:type="simple">funcións</text:a></text:span><text:span text:style-name="T9">.</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6"><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laranxa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 M" calcext:value-type="string">
            <text:p>78,2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 MJ" calcext:value-type="string">
            <text:p>7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0 m" calcext:value-type="string">
            <text:p>8,20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0 mJ" calcext:value-type="string">
            <text:p>8,20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3·10⁻³¹" calcext:value-type="string">
            <text:p>6,63·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10²⁷" calcext:value-type="string">
            <text:p>6,0·10²⁷</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10²⁷m²" calcext:value-type="string">
            <text:p>6,0·10²⁷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5">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9 µ" calcext:value-type="string">
            <text:p>25,9 µ</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9 µm³" calcext:value-type="string">
            <text:p>= 25,9 µ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4];[.G54]))" office:value-type="float" office:value="1235000000" calcext:value-type="float">
            <text:p>1235000000</text:p>
          </table:table-cell>
          <table:table-cell table:style-name="ce38" table:formula="of:=FORMULA([.J54])" office:value-type="string" office:string-value="=AVALOR(NUMFORMA(F54;G54))" calcext:value-type="string">
            <text:p>=AVALOR(NUMFORMA(F54;G54))</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5];[.G55]))" office:value-type="float" office:value="0.082" calcext:value-type="float">
            <text:p>0,082</text:p>
          </table:table-cell>
          <table:table-cell table:style-name="ce38" table:formula="of:=FORMULA([.J55])" office:value-type="string" office:string-value="=AVALOR(NUMFORMA(F55;G55))" calcext:value-type="string">
            <text:p>=AVALOR(NUMFORMA(F55;G5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6]))" office:value-type="float" office:value="300000000" calcext:value-type="float">
            <text:p>300000000</text:p>
          </table:table-cell>
          <table:table-cell table:style-name="ce38" table:formula="of:=FORMULA([.J56])" office:value-type="string" office:string-value="=AVALOR(NUMFORMA(F56))" calcext:value-type="string">
            <text:p>=AVALOR(NUMFORMA(F56))</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7];[.G57]))" office:value-type="float" office:value="3.14159" calcext:value-type="float">
            <text:p>3,14159</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59])" office:value-type="string" office:string-value="π" calcext:value-type="string">
            <text:p>π</text:p>
          </table:table-cell>
          <table:table-cell table:style-name="ce38" table:formula="of:=FORMULA([.J59])" office:value-type="string" office:string-value="=COMOPI(F59)" calcext:value-type="string">
            <text:p>=COMOPI(F59)</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59]*[.F59]" office:value-type="float" office:value="9.86960440108936" calcext:value-type="float">
            <text:p>9,86960440108936</text:p>
          </table:table-cell>
          <table:table-cell table:style-name="ce50" table:number-columns-repeated="3"/>
          <table:table-cell table:style-name="ce38" table:formula="of:=COMOPI([.F60])" office:value-type="string" office:string-value="22 π/7" calcext:value-type="string">
            <text:p>22 π/7</text:p>
          </table:table-cell>
          <table:table-cell table:style-name="ce38" table:formula="of:=FORMULA([.J60])" office:value-type="string" office:string-value="=COMOPI(F60)" calcext:value-type="string">
            <text:p>=COMOPI(F60)</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0]"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1];[.G61])" office:value-type="string" office:string-value="11/7" calcext:value-type="string">
            <text:p>11/7</text:p>
          </table:table-cell>
          <table:table-cell table:style-name="ce38" table:formula="of:=FORMULA([.J61])" office:value-type="string" office:string-value="=COMOPI(F61;G61)" calcext:value-type="string">
            <text:p>=COMOPI(F61;G61)</text:p>
          </table:table-cell>
          <table:table-cell table:style-name="ce50" table:formula="of:=[.F61]" office:value-type="float" office:value="9.86960440108936" calcext:value-type="float">
            <text:p>9,86960440108936</text:p>
          </table:table-cell>
          <table:table-cell table:style-name="ce50" table:formula="of:=&quot;= &quot;&amp;[.G61]&amp;&quot;π · &quot;&amp;[.J61]"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7">número</text:span> e <text:span text:style-name="T7">n</text:span> π. Dá:</text:p>
          </table:table-cell>
          <table:table-cell table:style-name="ce50" office:value-type="string" calcext:value-type="string">
            <text:p><text:span text:style-name="T7">número</text:span> / (<text:span text:style-name="T7">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4];[.G64];[.H64])" office:value-type="string" office:string-value="7,9577 π" calcext:value-type="string">
            <text:p>7,9577 π</text:p>
          </table:table-cell>
          <table:table-cell table:style-name="ce38" table:formula="of:=FORMULA([.J64])" office:value-type="string" office:string-value="=COMOPI(F64;G64;H64)" calcext:value-type="string">
            <text:p>=COMOPI(F64;G64;H64)</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66];[.H66])" office:value-type="string" office:string-value="2,638 km" calcext:value-type="string">
            <text:p>2,638 km</text:p>
          </table:table-cell>
          <table:table-cell table:style-name="ce38" table:formula="of:=FORMULA([.J66])" office:value-type="string" office:string-value="=ENUNIDADING(F66;H66)" calcext:value-type="string">
            <text:p>=ENUNIDADING(F66;H6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67];[.H67])" office:value-type="string" office:string-value="26,38 m²" calcext:value-type="string">
            <text:p>26,38 m²</text:p>
          </table:table-cell>
          <table:table-cell table:style-name="ce38" table:formula="of:=FORMULA([.J67])" office:value-type="string" office:string-value="=ENUNIDADING(F67;H67)" calcext:value-type="string">
            <text:p>=ENUNIDADING(F67;H67)</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68];[.H68])" office:value-type="string" office:string-value="263,8 dm³" calcext:value-type="string">
            <text:p>263,8 dm³</text:p>
          </table:table-cell>
          <table:table-cell table:style-name="ce38" table:formula="of:=FORMULA([.J68])" office:value-type="string" office:string-value="=ENUNIDADING(F68;H68)" calcext:value-type="string">
            <text:p>=ENUNIDADING(F68;H68)</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0])" office:value-type="string" office:string-value="" calcext:value-type="error">
            <text:p>#¿NOMBRE?</text:p>
          </table:table-cell>
          <table:table-cell table:style-name="ce38" table:formula="of:=FORMULA([.J70])" office:value-type="string" office:string-value="=factorsi(G70)" calcext:value-type="string">
            <text:p>=factorsi(G70)</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1])" office:value-type="string" office:string-value="" calcext:value-type="error">
            <text:p>#¿NOMBRE?</text:p>
          </table:table-cell>
          <table:table-cell table:style-name="ce38" table:formula="of:=FORMULA([.J71])" office:value-type="string" office:string-value="=factorsi(G71)" calcext:value-type="string">
            <text:p>=factorsi(G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2])" office:value-type="string" office:string-value="" calcext:value-type="error">
            <text:p>#¿NOMBRE?</text:p>
          </table:table-cell>
          <table:table-cell table:style-name="ce38" table:formula="of:=FORMULA([.J72])" office:value-type="string" office:string-value="=factorsi(G72)" calcext:value-type="string">
            <text:p>=factorsi(G72)</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3])" office:value-type="string" office:string-value="" calcext:value-type="error">
            <text:p>#¿NOMBRE?</text:p>
          </table:table-cell>
          <table:table-cell table:style-name="ce38" table:formula="of:=FORMULA([.J73])" office:value-type="string" office:string-value="=factorsi(G73)" calcext:value-type="string">
            <text:p>=factorsi(G73)</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75:.F77])" office:value-type="float" office:value="60200000" calcext:value-type="float">
            <text:p>60200000</text:p>
          </table:table-cell>
          <table:table-cell table:style-name="ce38" table:formula="of:=FORMULA([.J75])" office:value-type="string" office:string-value="=MAXABS(F75:F77)" calcext:value-type="string">
            <text:p>=MAXABS(F75:F77)</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79];[.G79])" office:value-type="string" office:string-value="2,58980·10⁻⁵" calcext:value-type="string">
            <text:p>2,58980·10⁻⁵</text:p>
          </table:table-cell>
          <table:table-cell table:style-name="ce38" table:formula="of:=FORMULA([.J79])" office:value-type="string" office:string-value="=NOTACIEN(F79;G79)" calcext:value-type="string">
            <text:p>=NOTACIEN(F79;G79)</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79]"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0])" office:value-type="string" office:string-value="2,59·10⁻⁵" calcext:value-type="string">
            <text:p>2,59·10⁻⁵</text:p>
          </table:table-cell>
          <table:table-cell table:style-name="ce38" table:formula="of:=FORMULA([.J80])" office:value-type="string" office:string-value="=NOTACIEN(F80)" calcext:value-type="string">
            <text:p>=NOTACIEN(F80)</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5">ⁿ</text:span>». Se se pon e non é 0: «×10<text:span text:style-name="T5">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1];[.G81];[.H81])" office:value-type="string" office:string-value="2,0×10³" calcext:value-type="string">
            <text:p>2,0×10³</text:p>
          </table:table-cell>
          <table:table-cell table:style-name="ce38" table:formula="of:=FORMULA([.J81])" office:value-type="string" office:string-value="=NOTACIEN(F81;G81;H81)" calcext:value-type="string">
            <text:p>=NOTACIEN(F81;G81;H81)</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3];[.G83];[.H83])" office:value-type="string" office:string-value="0,01235" calcext:value-type="string">
            <text:p>0,01235</text:p>
          </table:table-cell>
          <table:table-cell table:style-name="ce38" table:formula="of:=FORMULA([.J83])" office:value-type="string" office:string-value="=NUMFORMA(F83;G83;H83)" calcext:value-type="string">
            <text:p>=NUMFORMA(F83;G83;H83)</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3]"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4];[.G84];[.H84])" office:value-type="string" office:string-value="1,235·10⁻²" calcext:value-type="string">
            <text:p>1,235·10⁻²</text:p>
          </table:table-cell>
          <table:table-cell table:style-name="ce38" table:formula="of:=FORMULA([.J84])" office:value-type="string" office:string-value="=NUMFORMA(F84;G84;H84)" calcext:value-type="string">
            <text:p>=NUMFORMA(F84;G84;H84)</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85];[.G85];[.H85])" office:value-type="string" office:string-value="1230" calcext:value-type="string">
            <text:p>1230</text:p>
          </table:table-cell>
          <table:table-cell table:style-name="ce38" table:formula="of:=FORMULA([.J85])" office:value-type="string" office:string-value="=NUMFORMA(F85;G85;H85)" calcext:value-type="string">
            <text:p>=NUMFORMA(F85;G85;H85)</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85]"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86];[.G86];[.H86])" office:value-type="string" office:string-value="1,23·10³" calcext:value-type="string">
            <text:p>1,23·10³</text:p>
          </table:table-cell>
          <table:table-cell table:style-name="ce38" table:formula="of:=FORMULA([.J86])" office:value-type="string" office:string-value="=NUMFORMA(F86;G86;H86)" calcext:value-type="string">
            <text:p>=NUMFORMA(F86;G86;H86)</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87];[.G87];[.H87])" office:value-type="string" office:string-value="-1,40·10⁻³" calcext:value-type="string">
            <text:p>-1,40·10⁻³</text:p>
          </table:table-cell>
          <table:table-cell table:style-name="ce38" table:formula="of:=FORMULA([.J87])" office:value-type="string" office:string-value="=NUMFORMA(F87;G87;H87)" calcext:value-type="string">
            <text:p>=NUMFORMA(F87;G87;H87)</text:p>
          </table:table-cell>
          <table:table-cell table:style-name="ce26" table:formula="of:=[.F87]&amp;&quot; J =&quot;" office:value-type="string" office:string-value="-0,0014 J =" calcext:value-type="string">
            <text:p>-0,0014 J =</text:p>
          </table:table-cell>
          <table:table-cell table:style-name="ce50" table:formula="of:=ASUBMULT([.F87])&amp;&quot;J&quot;" office:value-type="string" office:string-value="-1,40 mJ" calcext:value-type="string">
            <text:p>-1,40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8">ⁿ</text:span>». Si se pone y no es 0: «×10<text:span text:style-name="T8">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0];[.G90];[.H90];[.I90])" office:value-type="string" office:string-value="3,00·10⁸" calcext:value-type="string">
            <text:p>3,00·10⁸</text:p>
          </table:table-cell>
          <table:table-cell table:style-name="ce38" table:formula="of:=FORMULA([.J90])" office:value-type="string" office:string-value="=NUMFORMA(F90;G90;H90;I90)" calcext:value-type="string">
            <text:p>=NUMFORMA(F90;G90;H90;I90)</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ero)</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2])" office:value-type="string" office:string-value="" calcext:value-type="error">
            <text:p>#¿NOMBRE?</text:p>
          </table:table-cell>
          <table:table-cell table:style-name="ce38" table:formula="of:=FORMULA([.J92])" office:value-type="string" office:string-value="=prefijosi(F92)" calcext:value-type="string">
            <text:p>=prefijosi(F92)</text:p>
          </table:table-cell>
          <table:table-cell table:style-name="ce26" table:formula="of:=[.F92]&amp;&quot; J =&quot;" office:value-type="string" office:string-value="0,0000935 J =" calcext:value-type="string">
            <text:p>0,0000935 J =</text:p>
          </table:table-cell>
          <table:table-cell table:style-name="ce50" table:formula="of:=ASUBMULT([.F92])&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3])" office:value-type="string" office:string-value="" calcext:value-type="error">
            <text:p>#¿NOMBRE?</text:p>
          </table:table-cell>
          <table:table-cell table:style-name="ce50" table:formula="of:=FORMULA([.J93])" office:value-type="string" office:string-value="=prefijosi(F93)" calcext:value-type="string">
            <text:p>=prefijosi(F93)</text:p>
          </table:table-cell>
          <table:table-cell table:style-name="ce26" table:formula="of:=[.F93]&amp;&quot; J&quot;&amp;&quot; =&quot;" office:value-type="string" office:string-value="0,0164 J =" calcext:value-type="string">
            <text:p>0,0164 J =</text:p>
          </table:table-cell>
          <table:table-cell table:style-name="ce50" table:formula="of:=ASUBMULT([.F93])&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4];;[.H94])" office:value-type="string" office:string-value="" calcext:value-type="error">
            <text:p>#¿NOMBRE?</text:p>
          </table:table-cell>
          <table:table-cell table:style-name="ce50" table:formula="of:=FORMULA([.J94])" office:value-type="string" office:string-value="=prefijosi(F94;;H94)" calcext:value-type="string">
            <text:p>=prefijosi(F94;;H94)</text:p>
          </table:table-cell>
          <table:table-cell table:style-name="ce26" table:formula="of:=[.F94]&amp;&quot; J&quot;&amp;&quot; =&quot;" office:value-type="string" office:string-value="0,0164 J =" calcext:value-type="string">
            <text:p>0,0164 J =</text:p>
          </table:table-cell>
          <table:table-cell table:style-name="ce50" table:formula="of:=[.F94]/factorsi([.J94])&amp;&quot; &quot;&amp;[.J94]&amp;&quot;J&quot;" office:value-type="string" office:string-value="" calcext:value-type="error">
            <text:p>#¿NOMBRE?</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95];[.G95])" office:value-type="string" office:string-value="" calcext:value-type="error">
            <text:p>#¿NOMBRE?</text:p>
          </table:table-cell>
          <table:table-cell table:style-name="ce50" table:formula="of:=FORMULA([.J95])" office:value-type="string" office:string-value="=prefijosi(F95;G95)" calcext:value-type="string">
            <text:p>=prefijosi(F95;G95)</text:p>
          </table:table-cell>
          <table:table-cell table:style-name="ce26" table:formula="of:=[.F95]&amp;&quot; m&quot;&amp;SUPERIND([.G95])&amp;&quot; =&quot;" office:value-type="string" office:string-value="7,86×10⁻⁶ m² =" calcext:value-type="string">
            <text:p>7,86×10⁻⁶ m² =</text:p>
          </table:table-cell>
          <table:table-cell table:style-name="ce50" table:formula="of:=ASUBMULT([.F95];[.G95])&amp;&quot;m&quot;&amp;SUPERIND([.G95])" office:value-type="string" office:string-value="7,9 µm²" calcext:value-type="string">
            <text:p>7,9 µ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96];[.G96])" office:value-type="string" office:string-value="" calcext:value-type="error">
            <text:p>#¿NOMBRE?</text:p>
          </table:table-cell>
          <table:table-cell table:style-name="ce50" table:formula="of:=FORMULA([.J96])" office:value-type="string" office:string-value="=prefijosi(F96;G96)" calcext:value-type="string">
            <text:p>=prefijosi(F96;G96)</text:p>
          </table:table-cell>
          <table:table-cell table:style-name="ce26" table:formula="of:=[.F96]&amp;&quot; m&quot;&amp;SUPERIND([.G96])&amp;&quot; =&quot;" office:value-type="string" office:string-value="8,86×10⁻⁶ m³ =" calcext:value-type="string">
            <text:p>8,86×10⁻⁶ m³ =</text:p>
          </table:table-cell>
          <table:table-cell table:style-name="ce50" table:formula="of:=ASUBMULT([.F96];[.G96])&amp;&quot;m&quot;&amp;SUPERIND([.G96])" office:value-type="string" office:string-value="8,86 µm³" calcext:value-type="string">
            <text:p>8,86 µm³</text:p>
          </table:table-cell>
          <table:table-cell table:style-name="ce50" table:number-columns-repeated="4"/>
          <table:table-cell table:number-columns-repeated="47"/>
        </table:table-row>
        <table:table-row table:style-name="ro1">
          <table:table-cell table:style-name="ce29" office:value-type="string" calcext:value-type="string">
            <text:p>O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98])" office:value-type="string" office:string-value="C á l c u l o" calcext:value-type="string">
            <text:p>C á l c u l o</text:p>
          </table:table-cell>
          <table:table-cell table:style-name="ce38" table:formula="of:=FORMULA([.J98])" office:value-type="string" office:string-value="=EXPANDETEXTO(F98)" calcext:value-type="string">
            <text:p>=EXPANDETEXTO(F9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99];[.G99])" office:value-type="string" office:string-value="C   á   l   c   u   l   o" calcext:value-type="string">
            <text:p>C <text:s text:c="2"/>á <text:s text:c="2"/>l <text:s text:c="2"/>c <text:s text:c="2"/>u <text:s text:c="2"/>l <text:s text:c="2"/>o</text:p>
          </table:table-cell>
          <table:table-cell table:style-name="ce38" table:formula="of:=FORMULA([.J99])" office:value-type="string" office:string-value="=EXPANDETEXTO(F99;G99)" calcext:value-type="string">
            <text:p>=EXPANDETEXTO(F99;G9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Í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64"/>
          <table:table-cell table:style-name="ce176"/>
          <table:table-cell table:style-name="ce164"/>
          <table:table-cell table:style-name="ce176"/>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64" office:value-type="string" calcext:value-type="string">
            <text:p>Escoller</text:p>
          </table:table-cell>
          <table:table-cell table:style-name="ce176"/>
          <table:table-cell table:style-name="ce56" office:value-type="string" calcext:value-type="string">
            <text:p>Pulsar co dedo índice «furabolos» o botón do rato.</text:p>
          </table:table-cell>
          <table:table-cell table:style-name="ce176"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64" office:value-type="string" calcext:value-type="string">
            <text:p>Ir á ligazón</text:p>
          </table:table-cell>
          <table:table-cell table:style-name="ce176"/>
          <table:table-cell table:style-name="ce56" office:value-type="string" calcext:value-type="string">
            <text:p>Pulsar co dedo índice «furabolos» o botón do rato mentres</text:p>
          </table:table-cell>
          <table:table-cell table:style-name="ce176"/>
          <table:table-cell table:style-name="ce164"/>
          <table:table-cell table:style-name="ce176"/>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64"/>
          <table:table-cell table:style-name="ce176"/>
          <table:table-cell table:style-name="ce56" office:value-type="string" calcext:value-type="string">
            <text:p><text:s/>pulsa coa outra man na tecla Control («Ctrl»)</text:p>
          </table:table-cell>
          <table:table-cell table:style-name="ce176"/>
          <table:table-cell table:style-name="ce164"/>
          <table:table-cell table:style-name="ce176"/>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Z]</text:p>
          </table:table-cell>
          <table:table-cell table:style-name="ce164" office:value-type="string" calcext:value-type="string">
            <text:p>Desfacer acción anterior</text:p>
          </table:table-cell>
          <table:table-cell table:style-name="ce176"/>
          <table:table-cell table:style-name="ce164" office:value-type="string" calcext:value-type="string">
            <text:p>Pulsar ao tempo nas teclas Control e Z</text:p>
          </table:table-cell>
          <table:table-cell table:style-name="ce176"/>
          <table:table-cell table:style-name="ce164"/>
          <table:table-cell table:style-name="ce176"/>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M]</text:p>
          </table:table-cell>
          <table:table-cell table:style-name="ce164" office:value-type="string" calcext:value-type="string">
            <text:p>Eliminar formato directo</text:p>
          </table:table-cell>
          <table:table-cell table:style-name="ce176"/>
          <table:table-cell table:style-name="ce164" office:value-type="string" calcext:value-type="string">
            <text:p>Pulsar ao tempo nas teclas Control e M</text:p>
          </table:table-cell>
          <table:table-cell table:style-name="ce176"/>
          <table:table-cell table:style-name="ce164"/>
          <table:table-cell table:style-name="ce176"/>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64" office:value-type="string" calcext:value-type="string">
            <text:p>Copiar</text:p>
          </table:table-cell>
          <table:table-cell table:style-name="ce176"/>
          <table:table-cell table:style-name="ce164" office:value-type="string" calcext:value-type="string">
            <text:p>Pulsar ao tempo nas teclas Control e C</text:p>
          </table:table-cell>
          <table:table-cell table:style-name="ce176"/>
          <table:table-cell table:style-name="ce164"/>
          <table:table-cell table:style-name="ce176"/>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64" office:value-type="string" calcext:value-type="string">
            <text:p>Pegar</text:p>
          </table:table-cell>
          <table:table-cell table:style-name="ce176"/>
          <table:table-cell table:style-name="ce164" office:value-type="string" calcext:value-type="string">
            <text:p>Pulsar ao tempo nas teclas Control e V</text:p>
          </table:table-cell>
          <table:table-cell table:style-name="ce176"/>
          <table:table-cell table:style-name="ce164"/>
          <table:table-cell table:style-name="ce176"/>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V]</text:span></text:p>
          </table:table-cell>
          <table:table-cell table:style-name="ce164" office:value-type="string" calcext:value-type="string">
            <text:p>Pegado especial</text:p>
          </table:table-cell>
          <table:table-cell table:style-name="ce176"/>
          <table:table-cell table:style-name="ce164" office:value-type="string" calcext:value-type="string">
            <text:p>Pulsar ao tempo nas teclas Control, Maiúscula e V</text:p>
          </table:table-cell>
          <table:table-cell table:style-name="ce176"/>
          <table:table-cell table:style-name="ce164"/>
          <table:table-cell table:style-name="ce176"/>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Alt] [V]  Pegar sen formato</text:span></text:p>
          </table:table-cell>
          <table:table-cell table:style-name="ce164"/>
          <table:table-cell table:style-name="ce176"/>
          <table:table-cell table:style-name="ce164" office:value-type="string" calcext:value-type="string">
            <text:p>Pulsar ao tempo nas teclas Control, Maiúscula, Alt e V</text:p>
          </table:table-cell>
          <table:table-cell table:style-name="ce176"/>
          <table:table-cell table:style-name="ce164"/>
          <table:table-cell table:style-name="ce176"/>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F9]</text:span></text:p>
          </table:table-cell>
          <table:table-cell table:style-name="ce164" office:value-type="string" calcext:value-type="string">
            <text:p>Cálculo incondicional </text:p>
          </table:table-cell>
          <table:table-cell table:style-name="ce176"/>
          <table:table-cell table:style-name="ce164" office:value-type="string" calcext:value-type="string">
            <text:p>Pulsar ao tempo nas teclas Control, Maiúscula e F9</text:p>
          </table:table-cell>
          <table:table-cell table:style-name="ce176" table:number-columns-repeated="2"/>
          <table:table-cell table:style-name="ce56" table:number-columns-repeated="3"/>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3"/>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9"/>
          <table:table-cell table:number-columns-repeated="12"/>
        </table:table-row>
        <table:table-row table:style-name="ro1">
          <table:table-cell table:style-name="ce85" office:value-type="string" calcext:value-type="string">
            <text:p>Para ir a unha ligazón, prema na tecla Control («Ctrl») mentres pincha nela («Ctrl clic»).</text:p>
          </table:table-cell>
          <table:table-cell table:style-name="ce56" table:number-columns-repeated="14"/>
          <table:table-cell table:number-columns-repeated="12"/>
        </table:table-row>
        <table:table-row table:style-name="ro1">
          <table:table-cell table:style-name="ce85" office:value-type="string" calcext:value-type="string">
            <text:p>Se prefire ir á ligazón sen ter que premer na tecla Control, vaia ao menú:</text:p>
          </table:table-cell>
          <table:table-cell table:style-name="ce56" table:number-columns-repeated="14"/>
          <table:table-cell table:number-columns-repeated="12"/>
        </table:table-row>
        <table:table-row table:style-name="ro1">
          <table:table-cell table:style-name="ce126" office:value-type="string" calcext:value-type="string">
            <text:p>Ferramentas → Opcións → LibreOffice → Seguranza → Opcións de seguranza e advertencias</text:p>
          </table:table-cell>
          <table:table-cell table:style-name="ce126" table:number-columns-repeated="5"/>
          <table:table-cell table:style-name="ce4"/>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64"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76" table:number-columns-repeated="4"/>
          <table:table-cell table:style-name="ce164"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76"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76"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76"/>
          <table:table-cell table:style-name="ce129" office:value-type="string" calcext:value-type="string">
            <text:p>As celas de cor laranxa son para elixir nunha lista de opcións.</text:p>
          </table:table-cell>
          <table:table-cell table:style-name="ce176"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76"/>
          <table:table-cell table:style-name="ce130"/>
          <table:table-cell table:style-name="ce176">
            <draw:line table:end-cell-address="Axuda.E27"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76"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laranxa) en outra! Desaparecerán os menús.</text:p>
          </table:table-cell>
          <table:table-cell table:style-name="ce50" table:number-columns-repeated="5"/>
          <table:table-cell table:style-name="ce176"/>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76"/>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176"/>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76"/>
          <table:table-cell table:style-name="ce129" office:value-type="string" calcext:value-type="string">
            <text:p>As celas de cor branca con bordo azul empréganse para escribir valores numéricos, textos numéricos ou fórmulas</text:p>
          </table:table-cell>
          <table:table-cell table:style-name="ce176"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76"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76"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8">×</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76"/>
          <table:table-cell table:style-name="ce56" office:value-type="string" calcext:value-type="string">
            <text:p>As celas de cor branca con bordo mouro empréganse para escribir textos, pero non fórmulas</text:p>
          </table:table-cell>
          <table:table-cell table:style-name="ce176"/>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76"/>
          <table:table-cell table:style-name="ce176" office:value-type="string" calcext:value-type="string">
            <text:p>Se escribe nelas un número, será considerado como texto e no desaparecerán os ceros á dereita da coma decimal</text:p>
          </table:table-cell>
          <table:table-cell table:style-name="ce176"/>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76"/>
          <table:table-cell table:style-name="ce176"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5])"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7]);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9];IF(ISBLANK([.C37]);3;[.C37]))"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64"/>
          <table:table-cell table:style-name="ce164"/>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64"/>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64"/>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3])" office:value-type="string" office:string-value="$G$53" calcext:value-type="string">
            <text:p>$G$53</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8])" office:value-type="string" office:string-value="=1/AVALOR(G53)" calcext:value-type="string">
            <text:p>=1/AVALOR(G53)</text:p>
          </table:table-cell>
          <table:table-cell table:style-name="ce56" table:number-columns-repeated="10"/>
          <table:table-cell table:number-columns-repeated="12"/>
        </table:table-row>
        <table:table-row table:style-name="ro1">
          <table:table-cell table:style-name="ce155"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64"/>
          <table:table-cell table:style-name="ce164"/>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64"/>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3])" office:value-type="float" office:value="0.000189393939393939" calcext:value-type="float">
            <text:p>0,000189393939393939</text:p>
          </table:table-cell>
          <table:table-cell table:style-name="DatoEntrada" table:number-columns-repeated="3"/>
          <table:table-cell table:style-name="ce164"/>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1"></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15">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 Alt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laranxa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2">Instrucións para os </text:span><text:span text:style-name="T13">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2">Instrucións para outros cálcul</text:span><text:span text:style-name="T13">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4">⇑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24-03-17" calcext:value-type="date">
            <text:p>17/03/24</text:p>
          </table:table-cell>
          <table:table-cell table:number-columns-repeated="25"/>
        </table:table-row>
        <table:table-row table:style-name="ro1" table:number-rows-repeated="1048403">
          <table:table-cell table:number-columns-repeated="27"/>
        </table:table-row>
        <table:table-row table:style-name="ro2">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Óptica</text:a></text:p>
          </table:table-cell>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0" table:number-columns-repeated="4"/>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Default" table:number-columns-repeated="6"/>
          <table:table-cell table:style-name="ce160" office:value-type="string" calcext:value-type="string">
            <text:p>GRÁFICAS</text:p>
          </table:table-cell>
          <table:table-cell table:number-columns-repeated="57"/>
        </table:table-row>
        <table:table-row table:style-name="ro1">
          <table:table-cell office:value-type="string" calcext:value-type="string">
            <text:p>Actualizado</text:p>
          </table:table-cell>
          <table:table-cell table:style-name="ce192" table:formula="of:=MAX([$Introd.B131];[$Axuda.B171];[$Satélites.H36];[$Refracción.H32];[$Óptica.H24];[$Lentes.H27];[$Fotoeléctr.H34])" office:value-type="date" office:date-value="2024-07-14" calcext:value-type="date">
            <text:p>14/07/24</text:p>
          </table:table-cell>
          <table:table-cell table:style-name="Default" table:number-columns-repeated="4"/>
          <table:table-cell table:style-name="ce160"/>
          <table:table-cell table:number-columns-repeated="57"/>
        </table:table-row>
        <table:table-row table:style-name="ro1">
          <table:table-cell table:style-name="Default" table:number-columns-repeated="6"/>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926cm" svg:y="2.138cm">
            <draw:object draw:notify-on-update-of-ranges="Satélites.AM19:Satélites.AM23 Satélites.AN18:Satélites.AN18 Satélites.AN19:Satélites.AN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5"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30" table:default-cell-style-name="ce63"/>
        <table:table-column table:style-name="co31" table:default-cell-style-name="ce63"/>
        <table:table-column table:style-name="co11" table:number-columns-repeated="8" table:default-cell-style-name="ce63"/>
        <table:table-row table:style-name="ro1">
          <table:table-cell table:style-name="ce147" table:formula="of:=EXPANDETEXTO([.$Z$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5]);3;[.J15])"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N·m²/kg²</text:p>
          </table:table-cell>
          <table:table-cell table:style-name="ce108" office:value-type="string" calcext:value-type="string">
            <text:p>Masa</text:p>
          </table:table-cell>
          <table:table-cell table:style-name="ce108" table:formula="of:=AVALOR(IF(AND(ISBLANK([.I12]);[.$AN$3]);[.$AL$2];[.$I$12]))" office:value-type="float" office:value="5.98E+024" calcext:value-type="float">
            <text:p>5,98E+024</text:p>
          </table:table-cell>
          <table:table-cell table:style-name="Default"/>
          <table:table-cell table:style-name="ce108" office:value-type="string" calcext:value-type="string">
            <text:p>Planeta</text:p>
          </table:table-cell>
          <table:table-cell table:style-name="ce108"/>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number-columns-repeated="2"/>
          <table:table-cell table:style-name="ce280" table:number-columns-repeated="7"/>
          <table:table-cell table:style-name="ce280" table:formula="of:=IF(ISBLANK([.M2]);REPT(&quot; &quot;;27)&amp;&quot;T²&quot;;&quot;&quot;)" office:value-type="string" office:string-value="                           T²" calcext:value-type="string">
            <text:p><text:s text:c="27"/>T²</text:p>
          </table:table-cell>
          <table:table-cell table:style-name="ce347" table:content-validation-name="val11"/>
          <table:table-cell table:style-name="ce183" office:value-type="string" calcext:value-type="string">
            <text:p>fronte a</text:p>
          </table:table-cell>
          <table:table-cell table:style-name="ce352" table:formula="of:=INDEX([.AJ18:.AK18];1;3-[.AO18])" office:value-type="string" office:string-value="r³" calcext:value-type="string">
            <text:p>r³</text:p>
          </table:table-cell>
          <table:table-cell table:style-name="Default"/>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I$1];3)" office:value-type="string" office:string-value="6,67·10⁻¹¹" calcext:value-type="string">
            <text:p>6,67·10⁻¹¹</text:p>
          </table:table-cell>
          <table:table-cell table:style-name="ce108" office:value-type="string" calcext:value-type="string">
            <text:p>m³·kg⁻¹·s⁻²</text:p>
          </table:table-cell>
          <table:table-cell table:style-name="ce228" table:formula="of:=[.AN2]" office:value-type="string" office:string-value="Terra" calcext:value-type="string">
            <text:p>Terra</text:p>
          </table:table-cell>
          <table:table-cell table:style-name="ce108" office:value-type="string" calcext:value-type="string">
            <text:p>5,9722·10²⁴</text:p>
          </table:table-cell>
          <table:table-cell table:style-name="Default"/>
          <table:table-cell table:style-name="ce108" office:value-type="string" calcext:value-type="string">
            <text:p>Terra</text:p>
          </table:table-cell>
          <table:table-cell table:style-name="ce108"/>
          <table:table-cell table:number-columns-repeated="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54"/>
          <table:covered-table-cell table:number-columns-repeated="2" table:style-name="ce251"/>
          <table:table-cell table:style-name="ce280"/>
          <table:table-cell table:style-name="ce182" office:value-type="string" calcext:value-type="string">
            <text:p><text:span text:style-name="T18">Satélite</text:span></text:p>
          </table:table-cell>
          <table:table-cell table:style-name="ce289" table:content-validation-name="val5" office:value-type="string" calcext:value-type="string">
            <text:p>r</text:p>
          </table:table-cell>
          <table:table-cell table:style-name="ce289" table:content-validation-name="val7" office:value-type="string" calcext:value-type="string">
            <text:p>T</text:p>
          </table:table-cell>
          <table:table-cell table:style-name="ce210" table:formula="of:=IF(ISERROR([.$AE$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2"/>
          <table:table-cell table:style-name="ce150" table:formula="of:=IF(ISBLANK([.N3]);[.AI10]&amp;REPT(&quot; &quot;;28);&quot;&quot;)" office:value-type="string" office:string-value="S.I.                            " calcext:value-type="string">
            <text:p>S.I. <text:s text:c="27"/></text:p>
          </table:table-cell>
          <table:table-cell table:style-name="Default"/>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I$1];6)" office:value-type="string" office:string-value="6,67408·10⁻¹¹" calcext:value-type="string">
            <text:p>6,67408·10⁻¹¹</text:p>
          </table:table-cell>
          <table:table-cell table:style-name="ce108"/>
          <table:table-cell table:style-name="ce108" table:formula="of:=&quot;É a &quot;&amp;[.AK2]&amp;&quot;?&quot;" office:value-type="string" office:string-value="É a Terra?" calcext:value-type="string">
            <text:p>É a Terra?</text:p>
          </table:table-cell>
          <table:table-cell table:style-name="Default" table:number-columns-repeated="2"/>
          <table:table-cell table:style-name="ce229" table:formula="of:=([.$F$12]=[.$AN$2])" office:value-type="boolean" office:boolean-value="true" calcext:value-type="boolean">
            <text:p>VERDADERO</text:p>
          </table:table-cell>
          <table:table-cell table:style-name="ce108"/>
          <table:table-cell table:number-columns-repeated="6"/>
        </table:table-row>
        <table:table-row table:style-name="ro1">
          <table:covered-table-cell table:number-columns-repeated="4" table:style-name="ce251"/>
          <table:table-cell table:style-name="ce280"/>
          <table:table-cell table:style-name="ce412" table:formula="of:=IF(ISERROR([.$AF$9]);&quot;clic →&quot;;IF([.$AF$9];&quot;&quot;;&quot;clic →&quot;))">
            <text:p/>
          </table:table-cell>
          <table:table-cell table:style-name="ce290" table:content-validation-name="val6" office:value-type="string" calcext:value-type="string">
            <text:p>km</text:p>
          </table:table-cell>
          <table:table-cell table:style-name="ce290" table:content-validation-name="val8" office:value-type="string" calcext:value-type="string">
            <text:p>min</text:p>
          </table:table-cell>
          <table:table-cell table:style-name="ce210" table:formula="of:=IF(ISERROR([.$AG$9]);&quot;← clic&quot;;IF([.$AG$9];&quot;&quot;;&quot;← clic&quot;))">
            <text:p/>
          </table:table-cell>
          <table:table-cell table:style-name="ce280" table:number-columns-repeated="6"/>
          <table:table-cell table:style-name="Default"/>
          <table:table-cell table:style-name="ce194" office:value-type="string" calcext:value-type="string">
            <text:p><text:a xlink:href="#D_Satélites" xlink:type="simple">Máis problemas</text:a></text:p>
          </table:table-cell>
          <table:table-cell table:style-name="Default" table:number-columns-repeated="7"/>
          <table:table-cell table:style-name="ce160"/>
          <table:table-cell table:style-name="ce108" table:formula="of:=IF(ISERROR([.Z3]);0;[.Z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C4]" office:value-type="string" office:string-value="T" calcext:value-type="string">
            <text:p>T</text:p>
          </table:table-cell>
          <table:table-cell table:style-name="ce228" table:formula="of:=IF(OR([.$AD$8]=[.AB4];[.$AD$8]=3-[.AB4]);[.AC6];[.AD4])" office:value-type="string" office:string-value="T" calcext:value-type="string">
            <text:p>T</text:p>
          </table:table-cell>
          <table:table-cell table:style-name="ce108" table:formula="of:=CHOOSE([.$AD$8];INDEX([.$AD$11:.$AD$15];[.AB4];1);INDEX([.$AD$11:.$AD$15];[.AB4];1)&amp;[.$AE$1];INDEX([.$AE$11:.$AE$15];[.AB4];1);INDEX([.$AE$11:.$AE$15];[.AB4];1)&amp;IF([.AB4]&lt;3;[.$AF$1];&quot;&quot;))" office:value-type="string" office:string-value="m" calcext:value-type="string">
            <text:p>m</text:p>
          </table:table-cell>
          <table:table-cell table:style-name="ce228" table:formula="of:=CHOOSE([.$AF$10];INDEX([.$AD$11:.$AD$15];[.AB4];1);INDEX([.$AD$11:.$AD$15];[.AB4];1)&amp;[.$AE$1];INDEX([.$AE$11:.$AE$15];[.AB4];1);INDEX([.$AE$11:.$AE$15];[.AB4];1)&amp;IF([.AB4]&lt;3;[.$AF$1];&quot;&quot;))" office:value-type="string" office:string-value="s" calcext:value-type="string">
            <text:p>s</text:p>
          </table:table-cell>
          <table:table-cell table:style-name="ce108" office:value-type="string" calcext:value-type="string">
            <text:p>elixida</text:p>
          </table:table-cell>
          <table:table-cell table:style-name="ce108" table:formula="of:=IF(ISBLANK([.I11]);1;MATCH([.I11];[.AI2:.AI3];0))" office:value-type="float" office:value="1" calcext:value-type="float">
            <text:p>1</text:p>
          </table:table-cell>
          <table:table-cell table:style-name="ce108"/>
          <table:table-cell table:style-name="ce108" table:formula="of:=&quot;¿Calcular &quot;&amp;[.AN6]&amp;&quot;?&quot;" office:value-type="string" office:string-value="¿Calcular δ?" calcext:value-type="string">
            <text:p>¿Calcular δ?</text:p>
          </table:table-cell>
          <table:table-cell table:style-name="ce229" table:formula="of:=OR([.$AN$3];[.AL1]&gt;0)" office:value-type="boolean" office:boolean-value="true" calcext:value-type="boolean">
            <text:p>VERDADERO</text:p>
          </table:table-cell>
          <table:table-cell table:style-name="Default" table:number-columns-repeated="2"/>
          <table:table-cell table:style-name="ce108"/>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N18]" office:value-type="string" office:string-value="T²" calcext:value-type="string">
            <text:p>T²</text:p>
          </table:table-cell>
          <table:table-cell table:style-name="ce221" table:formula="of:=IF([.AK7];&quot;(&quot;&amp;[.AN26]&amp;&quot; &quot;&amp;[.$AN$25]&amp;&quot;)&quot;;&quot;&quot;)" office:value-type="string" office:string-value="(/10⁸ s²)" calcext:value-type="string">
            <text:p>(/10⁸ s²)</text:p>
          </table:table-cell>
          <table:table-cell table:style-name="ce217" table:number-columns-repeated="2"/>
          <table:table-cell table:style-name="Default" table:number-columns-repeated="5"/>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C5]" office:value-type="string" office:string-value="T²" calcext:value-type="string">
            <text:p>T²</text:p>
          </table:table-cell>
          <table:table-cell table:style-name="ce108" table:formula="of:=IF(OR([.$AD$8]=[.AB5];[.$AD$8]=3-[.AB5]);[.AC7];[.AD5])" office:value-type="string" office:string-value="T²" calcext:value-type="string">
            <text:p>T²</text:p>
          </table:table-cell>
          <table:table-cell table:style-name="ce108" table:formula="of:=CHOOSE([.$AD$8];INDEX([.$AD$11:.$AD$15];[.AB5];1);INDEX([.$AD$11:.$AD$15];[.AB5];1)&amp;[.$AE$1];INDEX([.$AE$11:.$AE$15];[.AB5];1);INDEX([.$AE$11:.$AE$15];[.AB5];1)&amp;IF([.AB5]&lt;3;[.$AF$1];&quot;&quot;))" office:value-type="string" office:string-value="km" calcext:value-type="string">
            <text:p>km</text:p>
          </table:table-cell>
          <table:table-cell table:style-name="ce228" table:formula="of:=CHOOSE([.$AF$10];INDEX([.$AD$11:.$AD$15];[.AB5];1);INDEX([.$AD$11:.$AD$15];[.AB5];1)&amp;[.$AE$1];INDEX([.$AE$11:.$AE$15];[.AB5];1);INDEX([.$AE$11:.$AE$15];[.AB5];1)&amp;IF([.AB5]&lt;3;[.$AF$1];&quot;&quot;))" office:value-type="string" office:string-value="min" calcext:value-type="string">
            <text:p>min</text:p>
          </table:table-cell>
          <table:table-cell table:style-name="ce108"/>
          <table:table-cell table:style-name="ce108" table:formula="of:=AVALOR(INDEX([.AI2:.AI3];[.AI4];1))" office:value-type="float" office:value="0.0000000000667" calcext:value-type="float">
            <text:p>6,67E-11</text:p>
          </table:table-cell>
          <table:table-cell table:style-name="ce108" table:number-columns-repeated="3"/>
          <table:table-cell table:style-name="Default"/>
          <table:table-cell table:style-name="ce108" office:value-type="string" calcext:value-type="string">
            <text:p>incerteza</text:p>
          </table:table-cell>
          <table:table-cell table:style-name="ce108"/>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table-cell table:style-name="Default">
            <draw:control table:end-cell-address="Satélites.Q6" table:end-x="2.261cm" table:end-y="0.415cm" draw:z-index="4" draw:style-name="gr3" draw:text-style-name="P3" svg:width="2.2cm" svg:height="0.386cm" svg:x="0.061cm" svg:y="0.029cm" draw:control="control1"/>
          </table:table-cell>
          <table:table-cell table:style-name="Default" table:number-columns-repeated="3"/>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C6]" office:value-type="string" office:string-value="r" calcext:value-type="string">
            <text:p>r</text:p>
          </table:table-cell>
          <table:table-cell table:style-name="ce108"/>
          <table:table-cell table:style-name="ce108" table:formula="of:=CHOOSE([.$AD$8];INDEX([.$AD$11:.$AD$15];[.AB6];1);INDEX([.$AD$11:.$AD$15];[.AB6];1)&amp;[.$AE$1];INDEX([.$AE$11:.$AE$15];[.AB6];1);INDEX([.$AE$11:.$AE$15];[.AB6];1)&amp;IF([.AB6]&lt;3;[.$AF$1];&quot;&quot;))">
            <text:p/>
          </table:table-cell>
          <table:table-cell table:style-name="ce228" table:formula="of:=CHOOSE([.$AF$10];INDEX([.$AD$11:.$AD$15];[.AB6];1);INDEX([.$AD$11:.$AD$15];[.AB6];1)&amp;[.$AE$1];INDEX([.$AE$11:.$AE$15];[.AB6];1);INDEX([.$AE$11:.$AE$15];[.AB6];1)&amp;IF([.AB6]&lt;3;[.$AF$1];&quot;&quot;))" office:value-type="string" office:string-value="h" calcext:value-type="string">
            <text:p>h</text:p>
          </table:table-cell>
          <table:table-cell table:style-name="ce108" table:number-columns-repeated="5"/>
          <table:table-cell table:style-name="Default"/>
          <table:table-cell table:style-name="ce108" office:value-type="string" calcext:value-type="string">
            <text:p>δ</text:p>
          </table:table-cell>
          <table:table-cell table:style-name="ce10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5"/>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C7]" office:value-type="string" office:string-value="r³" calcext:value-type="string">
            <text:p>r³</text:p>
          </table:table-cell>
          <table:table-cell table:style-name="ce108"/>
          <table:table-cell table:style-name="ce108" table:formula="of:=CHOOSE([.$AD$8];INDEX([.$AD$11:.$AD$15];[.AB7];1);INDEX([.$AD$11:.$AD$15];[.AB7];1)&amp;[.$AE$1];INDEX([.$AE$11:.$AE$15];[.AB7];1);INDEX([.$AE$11:.$AE$15];[.AB7];1)&amp;IF([.AB7]&lt;3;[.$AF$1];&quot;&quot;))">
            <text:p/>
          </table:table-cell>
          <table:table-cell table:style-name="ce228" table:formula="of:=CHOOSE([.$AF$10];INDEX([.$AD$11:.$AD$15];[.AB7];1);INDEX([.$AD$11:.$AD$15];[.AB7];1)&amp;[.$AE$1];INDEX([.$AE$11:.$AE$15];[.AB7];1);INDEX([.$AE$11:.$AE$15];[.AB7];1)&amp;IF([.AB7]&lt;3;[.$AF$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D19:.AD23])&gt;0;SUM([.AE19:.AE23])&gt;0;[.AD8];[.AE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C4:.AC7];0))" office:value-type="float" office:value="3" calcext:value-type="float">
            <text:p>3</text:p>
          </table:table-cell>
          <table:table-cell table:style-name="ce108" table:formula="of:=IF(ISBLANK([.$H$3]);0;MATCH([.$H$3];[.AE4:.AE7];0))" office:value-type="float" office:value="1" calcext:value-type="float">
            <text:p>1</text:p>
          </table:table-cell>
          <table:table-cell table:style-name="ce108" table:formula="of:=CHOOSE([.$AD$8];INDEX([.$AD$11:.$AD$15];[.AB8];1);INDEX([.$AD$11:.$AD$15];[.AB8];1)&amp;[.$AE$1];INDEX([.$AE$11:.$AE$15];[.AB8];1);INDEX([.$AE$11:.$AE$15];[.AB8];1)&amp;IF([.AB8]&lt;3;[.$AF$1];&quot;&quot;))">
            <text:p/>
          </table:table-cell>
          <table:table-cell table:style-name="ce228" table:formula="of:=CHOOSE([.$AF$10];INDEX([.$AD$11:.$AD$15];[.AB8];1);INDEX([.$AD$11:.$AD$15];[.AB8];1)&amp;[.$AE$1];INDEX([.$AE$11:.$AE$15];[.AB8];1);INDEX([.$AE$11:.$AE$15];[.AB8];1)&amp;IF([.AB8]&lt;3;[.$AF$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254"/>
          <table:covered-table-cell table:number-columns-repeated="2" table:style-name="ce165"/>
          <table:covered-table-cell table:style-name="ce251"/>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F4:.AF8];1))" office:value-type="float" office:value="2" calcext:value-type="float">
            <text:p>2</text:p>
          </table:table-cell>
          <table:table-cell table:style-name="ce108" table:formula="of:=IF(ISBLANK([.$H$4]);0;MATCH([.$H$4];[.AG4:.AG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D8]&gt;2;0;2)+[.AE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D$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2"/>
          <table:table-cell table:style-name="ce150" table:formula="of:=[.$AH$1]" office:value-type="string" office:string-value="Constante da gravitación" calcext:value-type="string">
            <text:p>Constante da gravitación</text:p>
          </table:table-cell>
          <table:table-cell table:style-name="ce138" office:value-type="string" calcext:value-type="string">
            <text:p>G =</text:p>
          </table:table-cell>
          <table:table-cell table:style-name="ce197" table:content-validation-name="val9"/>
          <table:table-cell table:style-name="ce150" table:formula="of:=IF(ISBLANK([.I11]);[.AI2]&amp;&quot; &quot;&amp;[.$AJ$1];[.$AJ$1])" office:value-type="string" office:string-value="6,67·10⁻¹¹ N·m²/kg²" calcext:value-type="string">
            <text:p>6,67·10⁻¹¹ N·m²/kg²</text:p>
          </table:table-cell>
          <table:table-cell table:style-name="ce150"/>
          <table:table-cell table:style-name="ce217" table:number-columns-repeated="4"/>
          <table:table-cell table:style-name="Default" table:number-columns-repeated="5"/>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I10]))" office:value-type="float" office:value="2" calcext:value-type="float">
            <text:p>2</text:p>
          </table:table-cell>
          <table:table-cell table:style-name="ce108"/>
          <table:table-cell table:style-name="ce229" table:formula="of:=OR(AND([.$AK$10];[.AD8]=2);AND(NOT([.$AK$10]);[.AE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formula="of:=IF(ISBLANK([.F12]);REPT(&quot; &quot;;3+CELL(&quot;WIDTH&quot;))&amp;[.$AN$1];&quot;&quot;)">
            <text:p/>
          </table:table-cell>
          <table:table-cell table:style-name="ce276" table:content-validation-name="val4" office:value-type="string" calcext:value-type="string">
            <text:p>Terra</text:p>
          </table:table-cell>
          <table:table-cell table:style-name="ce150" table:formula="of:=[.$AK$1]" office:value-type="string" office:string-value="Masa" calcext:value-type="string">
            <office:annotation draw:style-name="gr5" draw:text-style-name="P7" svg:width="2.899cm" svg:height="1.973cm" svg:x="14.746cm" svg:y="3.448cm" draw:caption-point-x="-0.61cm" draw:caption-point-y="1.51cm">
              <dc:creator>Alfonso Javier Barbadillo Marán</dc:creator>
              <dc:date>2024-07-14T00:00:00</dc:date>
              <text:p text:style-name="P6"><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table:formula="of:=IF(AND(ISBLANK([.I12]);[.$AN$3]);[.$AL$2];&quot;&quot;)&amp;&quot; kg&quot;&amp;REPT(&quot; &quot;;2+CELL(&quot;WIDTH&quot;))" office:value-type="string" office:string-value=" kg          " calcext:value-type="string">
            <text:p><text:s/>kg <text:s text:c="9"/></text:p>
          </table:table-cell>
          <table:table-cell table:style-name="ce280"/>
          <table:table-cell table:style-name="ce217" table:number-columns-repeated="4"/>
          <table:table-cell table:style-name="Default" table:number-columns-repeated="5"/>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F9]&gt;0;INDEX([.AF4:.AF8];[.AF9];1);[.AF4])" office:value-type="string" office:string-value="km" calcext:value-type="string">
            <text:p>km</text:p>
          </table:table-cell>
          <table:table-cell table:style-name="ce108" table:formula="of:=IF([.AG9]&gt;0;INDEX([.AG4:.AG8];[.AG9];1);[.AG4])" office:value-type="string" office:string-value="min" calcext:value-type="string">
            <text:p>min</text:p>
          </table:table-cell>
          <table:table-cell table:style-name="ce108" table:number-columns-repeated="3"/>
          <table:table-cell table:style-name="ce229" table:formula="of:=OR(AND([.$AK$10];[.AE8]=2);AND(NOT([.$AK$10]);[.AD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5"/>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5"/>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4"/>
          <table:table-cell table:style-name="ce728" office:value-type="string" calcext:value-type="string">
            <office:annotation draw:style-name="gr6" draw:text-style-name="P5" svg:width="2.899cm" svg:height="2.416cm" svg:x="18.651cm" svg:y="6.307cm" draw:caption-point-x="0.001cm" draw:caption-point-y="0cm">
              <dc:date>2018-07-20T00:00:00</dc:date>
              <text:p text:style-name="P4"><text:span text:style-name="T3">Número (1 a 6) de cifras significativas dos resultados. Por defecto 3.</text:span></text:p>
            </office:annotation>
            <text:p>Cifras significativas: </text:p>
          </table:table-cell>
          <table:table-cell table:style-name="ce365" table:content-validation-name="val10"/>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5"/>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number-columns-repeated="7"/>
          <table:table-cell table:style-name="ce217" table:number-columns-repeated="4"/>
          <table:table-cell table:style-name="Default" table:number-columns-repeated="5"/>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C11:.AC15];IF([.$AK$10];[.AF9];[.AG9]);1)" office:value-type="float" office:value="60" calcext:value-type="float">
            <text:p>60</text:p>
          </table:table-cell>
          <table:table-cell table:style-name="ce160" table:formula="of:=CHOOSE(IF([.$AK$10];[.AG9];[.AF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office:value-type="string"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5"/>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J16]*IF([.AK11];[.AJ16];1)" office:value-type="float" office:value="60" calcext:value-type="float">
            <text:p>60</text:p>
          </table:table-cell>
          <table:table-cell table:style-name="ce160" table:formula="of:=[.AK16]*IF([.AK12];[.AK16]*[.AK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3"/>
          <table:table-cell table:style-name="ce225"/>
          <table:table-cell table:style-name="ce246" table:formula="of:=[.F4]">
            <text:p/>
          </table:table-cell>
          <table:table-cell table:style-name="ce247" table:formula="of:=IF([.AD8]&gt;0;INDEX([.AD4:.AD7];[.AD8];1);[.AD4])" office:value-type="string" office:string-value="r" calcext:value-type="string">
            <text:p>r</text:p>
          </table:table-cell>
          <table:table-cell table:style-name="ce247" table:formula="of:=IF([.AE8]&gt;0;INDEX([.AE4:.AE5];[.AE8];1);[.AE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J18:.AK18];1;[.AO18])" office:value-type="string" office:string-value="T²" calcext:value-type="string">
            <text:p>T²</text:p>
          </table:table-cell>
          <table:table-cell table:style-name="ce160" table:formula="of:=IF(ISBLANK([.M2]);1;1+([.$M$2]=[.$AK$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J19];[.$AC$1]))" office:value-type="string" office:string-value="8,99·10⁷" calcext:value-type="string">
            <text:p>8,99·10⁷</text:p>
          </table:table-cell>
          <table:table-cell table:style-name="ce222" table:formula="of:=IF(ISBLANK([.H5]);&quot;&quot;;NUMFORMA([.AK19];[.$AC$1]))" office:value-type="string" office:string-value="4,38·10²⁰" calcext:value-type="string">
            <text:p>4,38·10²⁰</text:p>
          </table:table-cell>
          <table:table-cell table:style-name="ce222" table:formula="of:=IF(OR(ISBLANK([.G5]);ISBLANK([.H5]));&quot;&quot;;NUMFORMA([.AL19];[.$AC$1]))"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K$10];IF([.$AK$11];[.AD19];[.AD19]*[.AD19]);IF([.$AK$12];[.AE19];[.AE19]*[.AE19]))" office:value-type="float" office:value="24964" calcext:value-type="float">
            <text:p>24964</text:p>
          </table:table-cell>
          <table:table-cell table:style-name="ce250" table:formula="of:=IF([.$AK$10];IF([.$AK$12];[.AE19];[.AE19]*[.AE19]*[.AE19]);IF([.$AK$11];[.AD19];[.AD19]*[.AD19]*[.AD19]))" office:value-type="float" office:value="438110169875" calcext:value-type="float">
            <text:p>4,38E+11</text:p>
          </table:table-cell>
          <table:table-cell table:style-name="ce160"/>
          <table:table-cell table:style-name="ce108" table:formula="of:=[.AG19]*[.$AJ$17]*IF([.$AK$11];1;[.$AJ$17])" office:value-type="float" office:value="89870400" calcext:value-type="float">
            <text:p>89870400</text:p>
          </table:table-cell>
          <table:table-cell table:style-name="ce248" table:formula="of:=[.AH19]*[.$AK$17]*IF([.$AK$12];1;[.$AK$17]*[.$AK$17])" office:value-type="float" office:value="4.38110169875E+020" calcext:value-type="float">
            <text:p>4,38E+20</text:p>
          </table:table-cell>
          <table:table-cell table:style-name="ce250" table:formula="of:=IF(AND([.AJ19];[.AK19]);[.AK19]/[.AJ19];&quot;&quot;)" office:value-type="float" office:value="4874910647721.61" calcext:value-type="float">
            <text:p>4,87E+12</text:p>
          </table:table-cell>
          <table:table-cell table:style-name="ce250" table:formula="of:=IF([.$AI$11]=2;CHOOSE([.$AO$18];[.AK19]/[.$AK$25];[.AJ19]/[.$AJ$25]);CHOOSE([.$AO$18];[.AH19]/[.$AH$25];[.AG19]/[.$AG$25]))" office:value-type="float" office:value="0.438110169875" calcext:value-type="float">
            <text:p>4,38E-01</text:p>
          </table:table-cell>
          <table:table-cell table:style-name="ce250" table:formula="of:=IF([.$AI$11]=2;CHOOSE([.$AO$18];[.AJ19]/[.$AJ$25];[.AK19]/[.$AK$25]);CHOOSE([.$AO$18];[.AG19]/[.$AG$25];[.AH19]/[.$AH$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J20];[.$AC$1]))" office:value-type="string" office:string-value="2,99·10⁸" calcext:value-type="string">
            <text:p>2,99·10⁸</text:p>
          </table:table-cell>
          <table:table-cell table:style-name="ce222" table:formula="of:=IF(ISBLANK([.H6]);&quot;&quot;;NUMFORMA([.AK20];[.$AC$1]))" office:value-type="string" office:string-value="3,00·10²¹" calcext:value-type="string">
            <text:p>3,00·10²¹</text:p>
          </table:table-cell>
          <table:table-cell table:style-name="ce205" table:formula="of:=IF(OR(ISBLANK([.G6]);ISBLANK([.H6]));&quot;&quot;;NUMFORMA([.AL20];[.$AC$1]))"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K$10];IF([.$AK$11];[.AD20];[.AD20]*[.AD20]);IF([.$AK$12];[.AE20];[.AE20]*[.AE20]))" office:value-type="float" office:value="82944" calcext:value-type="float">
            <text:p>82944</text:p>
          </table:table-cell>
          <table:table-cell table:style-name="ce250" table:formula="of:=IF([.$AK$10];IF([.$AK$12];[.AE20];[.AE20]*[.AE20]*[.AE20]);IF([.$AK$11];[.AD20];[.AD20]*[.AD20]*[.AD20]))" office:value-type="float" office:value="3004060675589" calcext:value-type="float">
            <text:p>3,00E+12</text:p>
          </table:table-cell>
          <table:table-cell table:style-name="ce160"/>
          <table:table-cell table:style-name="ce108" table:formula="of:=[.AG20]*[.$AJ$17]*IF([.$AK$11];1;[.$AJ$17])" office:value-type="float" office:value="298598400" calcext:value-type="float">
            <text:p>298598400</text:p>
          </table:table-cell>
          <table:table-cell table:style-name="ce248" table:formula="of:=[.AH20]*[.$AK$17]*IF([.$AK$12];1;[.$AK$17]*[.$AK$17])" office:value-type="float" office:value="3.004060675589E+021" calcext:value-type="float">
            <text:p>3,00E+21</text:p>
          </table:table-cell>
          <table:table-cell table:style-name="ce250" table:formula="of:=IF(AND([.AJ20];[.AK20]);[.AK20]/[.AJ20];&quot;&quot;)" office:value-type="float" office:value="10060538420798.6" calcext:value-type="float">
            <text:p>1,01E+13</text:p>
          </table:table-cell>
          <table:table-cell table:style-name="ce250" table:formula="of:=IF([.$AI$11]=2;CHOOSE([.$AO$18];[.AK20]/[.$AK$25];[.AJ20]/[.$AJ$25]);CHOOSE([.$AO$18];[.AH20]/[.$AH$25];[.AG20]/[.$AG$25]))" office:value-type="float" office:value="3.004060675589" calcext:value-type="float">
            <text:p>3,00E+00</text:p>
          </table:table-cell>
          <table:table-cell table:style-name="ce250" table:formula="of:=IF([.$AI$11]=2;CHOOSE([.$AO$18];[.AJ20]/[.$AJ$25];[.AK20]/[.$AK$25]);CHOOSE([.$AO$18];[.AG20]/[.$AG$25];[.AH20]/[.$AH$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J21];[.$AC$1]))" office:value-type="string" office:string-value="7,56·10⁹" calcext:value-type="string">
            <text:p>7,56·10⁹</text:p>
          </table:table-cell>
          <table:table-cell table:style-name="ce222" table:formula="of:=IF(ISBLANK([.H7]);&quot;&quot;;NUMFORMA([.AK21];[.$AC$1]))" office:value-type="string" office:string-value="4,67·10²²" calcext:value-type="string">
            <text:p>4,67·10²²</text:p>
          </table:table-cell>
          <table:table-cell table:style-name="ce205" table:formula="of:=IF(OR(ISBLANK([.G7]);ISBLANK([.H7]));&quot;&quot;;NUMFORMA([.AL21];[.$AC$1]))" office:value-type="string" office:string-value="6,18·10¹²" calcext:value-type="string">
            <text:p>6,18·10¹²</text:p>
          </table:table-cell>
          <table:table-cell table:style-name="ce230" table:number-columns-repeated="2"/>
          <table:table-cell table:style-name="ce217" table:number-columns-repeated="2"/>
          <table:table-cell table:style-name="ce355" table:formula="of:=[.AM18]" office:value-type="string" office:string-value="r³" calcext:value-type="string">
            <text:p>r³</text:p>
          </table:table-cell>
          <table:table-cell table:style-name="ce221" table:formula="of:=IF([.AK7];&quot;(&quot;&amp;[.AM26]&amp;&quot; &quot;&amp;[.AM25]&amp;&quot; )&quot;;&quot;&quot;)" office:value-type="string" office:string-value="(/10²¹ m³ )" calcext:value-type="string">
            <text:p>(/10²¹ m³ )</text:p>
          </table:table-cell>
          <table:table-cell table:style-name="Default"/>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K$10];IF([.$AK$11];[.AD21];[.AD21]*[.AD21]);IF([.$AK$12];[.AE21];[.AE21]*[.AE21]))" office:value-type="float" office:value="2099601" calcext:value-type="float">
            <text:p>2099601</text:p>
          </table:table-cell>
          <table:table-cell table:style-name="ce250" table:formula="of:=IF([.$AK$10];IF([.$AK$12];[.AE21];[.AE21]*[.AE21]*[.AE21]);IF([.$AK$11];[.AD21];[.AD21]*[.AD21]*[.AD21]))" office:value-type="float" office:value="46675442700125" calcext:value-type="float">
            <text:p>4,67E+13</text:p>
          </table:table-cell>
          <table:table-cell table:style-name="ce160"/>
          <table:table-cell table:style-name="ce108" table:formula="of:=[.AG21]*[.$AJ$17]*IF([.$AK$11];1;[.$AJ$17])" office:value-type="float" office:value="7558563600" calcext:value-type="float">
            <text:p>7558563600</text:p>
          </table:table-cell>
          <table:table-cell table:style-name="ce248" table:formula="of:=[.AH21]*[.$AK$17]*IF([.$AK$12];1;[.$AK$17]*[.$AK$17])" office:value-type="float" office:value="4.6675442700125E+022" calcext:value-type="float">
            <text:p>4,67E+22</text:p>
          </table:table-cell>
          <table:table-cell table:style-name="ce250" table:formula="of:=IF(AND([.AJ21];[.AK21]);[.AK21]/[.AJ21];&quot;&quot;)" office:value-type="float" office:value="6175173640151.02" calcext:value-type="float">
            <text:p>6,18E+12</text:p>
          </table:table-cell>
          <table:table-cell table:style-name="ce250" table:formula="of:=IF([.$AI$11]=2;CHOOSE([.$AO$18];[.AK21]/[.$AK$25];[.AJ21]/[.$AJ$25]);CHOOSE([.$AO$18];[.AH21]/[.$AH$25];[.AG21]/[.$AG$25]))" office:value-type="float" office:value="46.675442700125" calcext:value-type="float">
            <text:p>4,67E+01</text:p>
          </table:table-cell>
          <table:table-cell table:style-name="ce250" table:formula="of:=IF([.$AI$11]=2;CHOOSE([.$AO$18];[.AJ21]/[.$AJ$25];[.AK21]/[.$AK$25]);CHOOSE([.$AO$18];[.AG21]/[.$AG$25];[.AH21]/[.$AH$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J22];[.$AC$1]))" office:value-type="string" office:string-value="3,75·10⁷" calcext:value-type="string">
            <text:p>3,75·10⁷</text:p>
          </table:table-cell>
          <table:table-cell table:style-name="ce222" table:formula="of:=IF(ISBLANK([.H8]);&quot;&quot;;NUMFORMA([.AK22];[.$AC$1]))" office:value-type="string" office:string-value="3,82·10²⁰" calcext:value-type="string">
            <text:p>3,82·10²⁰</text:p>
          </table:table-cell>
          <table:table-cell table:style-name="ce205" table:formula="of:=IF(OR(ISBLANK([.G8]);ISBLANK([.H8]));&quot;&quot;;NUMFORMA([.AL22];[.$AC$1]))" office:value-type="string" office:string-value="1,02·10¹³" calcext:value-type="string">
            <text:p>1,02·10¹³</text:p>
          </table:table-cell>
          <table:table-cell table:style-name="ce230" table:number-columns-repeated="2"/>
          <table:table-cell table:style-name="Default"/>
          <table:table-cell table:number-columns-repeated="12"/>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K$10];IF([.$AK$11];[.AD22];[.AD22]*[.AD22]);IF([.$AK$12];[.AE22];[.AE22]*[.AE22]))" office:value-type="float" office:value="10404" calcext:value-type="float">
            <text:p>10404</text:p>
          </table:table-cell>
          <table:table-cell table:style-name="ce250" table:formula="of:=IF([.$AK$10];IF([.$AK$12];[.AE22];[.AE22]*[.AE22]*[.AE22]);IF([.$AK$11];[.AD22];[.AD22]*[.AD22]*[.AD22]))" office:value-type="float" office:value="382341017512" calcext:value-type="float">
            <text:p>3,82E+11</text:p>
          </table:table-cell>
          <table:table-cell table:style-name="ce160"/>
          <table:table-cell table:style-name="ce108" table:formula="of:=[.AG22]*[.$AJ$17]*IF([.$AK$11];1;[.$AJ$17])" office:value-type="float" office:value="37454400" calcext:value-type="float">
            <text:p>37454400</text:p>
          </table:table-cell>
          <table:table-cell table:style-name="ce248" table:formula="of:=[.AH22]*[.$AK$17]*IF([.$AK$12];1;[.$AK$17]*[.$AK$17])" office:value-type="float" office:value="3.82341017512E+020" calcext:value-type="float">
            <text:p>3,82E+20</text:p>
          </table:table-cell>
          <table:table-cell table:style-name="ce250" table:formula="of:=IF(AND([.AJ22];[.AK22]);[.AK22]/[.AJ22];&quot;&quot;)" office:value-type="float" office:value="10208173606091.7" calcext:value-type="float">
            <text:p>1,02E+13</text:p>
          </table:table-cell>
          <table:table-cell table:style-name="ce250" table:formula="of:=IF([.$AI$11]=2;CHOOSE([.$AO$18];[.AK22]/[.$AK$25];[.AJ22]/[.$AJ$25]);CHOOSE([.$AO$18];[.AH22]/[.$AH$25];[.AG22]/[.$AG$25]))" office:value-type="float" office:value="0.382341017512" calcext:value-type="float">
            <text:p>3,82E-01</text:p>
          </table:table-cell>
          <table:table-cell table:style-name="ce250" table:formula="of:=IF([.$AI$11]=2;CHOOSE([.$AO$18];[.AJ22]/[.$AJ$25];[.AK22]/[.$AK$25]);CHOOSE([.$AO$18];[.AG22]/[.$AG$25];[.AH22]/[.$AH$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J23];[.$AC$1]))">
            <text:p/>
          </table:table-cell>
          <table:table-cell table:style-name="ce205" table:formula="of:=IF(ISBLANK([.H9]);&quot;&quot;;NUMFORMA([.AK23];[.$AC$1]))">
            <text:p/>
          </table:table-cell>
          <table:table-cell table:style-name="ce205" table:formula="of:=IF(OR(ISBLANK([.G9]);ISBLANK([.H9]));&quot;&quot;;NUMFORMA([.AL23];[.$AC$1]))">
            <text:p/>
          </table:table-cell>
          <table:table-cell table:style-name="ce230" table:number-columns-repeated="2"/>
          <table:table-cell table:style-name="Default"/>
          <table:table-cell table:number-columns-repeated="12"/>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K$10];IF([.$AK$11];[.AD23];[.AD23]*[.AD23]);IF([.$AK$12];[.AE23];[.AE23]*[.AE23]))" office:value-type="float" office:value="0" calcext:value-type="float">
            <text:p>0</text:p>
          </table:table-cell>
          <table:table-cell table:style-name="ce250" table:formula="of:=IF([.$AK$10];IF([.$AK$12];[.AE23];[.AE23]*[.AE23]*[.AE23]);IF([.$AK$11];[.AD23];[.AD23]*[.AD23]*[.AD23]))" office:value-type="float" office:value="0" calcext:value-type="float">
            <text:p>0,00E+00</text:p>
          </table:table-cell>
          <table:table-cell table:style-name="ce160"/>
          <table:table-cell table:style-name="ce108" table:formula="of:=[.AG23]*[.$AJ$17]*IF([.$AK$11];1;[.$AJ$17])" office:value-type="float" office:value="0" calcext:value-type="float">
            <text:p>0</text:p>
          </table:table-cell>
          <table:table-cell table:style-name="ce108" table:formula="of:=[.AH23]*[.$AK$17]*IF([.$AK$12];1;[.$AK$17]*[.$AK$17])" office:value-type="float" office:value="0" calcext:value-type="float">
            <text:p>0</text:p>
          </table:table-cell>
          <table:table-cell table:style-name="ce402" table:formula="of:=IF(AND([.AJ23];[.AK23]);[.AK23]/[.AJ23];&quot;&quot;)">
            <text:p/>
          </table:table-cell>
          <table:table-cell table:style-name="ce160" table:formula="of:=IF([.$AI$11]=2;CHOOSE([.$AO$18];[.AK23]/[.$AK$25];[.AJ23]/[.$AJ$25]);CHOOSE([.$AO$18];[.AH23]/[.$AH$25];[.AG23]/[.$AG$25]))" office:value-type="float" office:value="0" calcext:value-type="float">
            <text:p>0</text:p>
          </table:table-cell>
          <table:table-cell table:style-name="ce160" table:formula="of:=IF([.$AI$11]=2;CHOOSE([.$AO$18];[.AJ23]/[.$AJ$25];[.AK23]/[.$AK$25]);CHOOSE([.$AO$18];[.AG23]/[.$AG$25];[.AH23]/[.$AH$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IF([.AK7];NUMFORMA([.AL24];[.$AC$1]);&quot;&quot;)" office:value-type="string" office:string-value="7,83·10¹²" calcext:value-type="string">
            <text:p>7,83·10¹²</text:p>
          </table:table-cell>
          <table:table-cell table:style-name="ce230" table:formula="of:=[.AL28]" office:value-type="string" office:string-value="m³/s²" calcext:value-type="string">
            <text:p>m³/s²</text:p>
          </table:table-cell>
          <table:table-cell table:style-name="ce230"/>
          <table:table-cell table:style-name="Default"/>
          <table:table-cell table:number-columns-repeated="12"/>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G19:.AG23])))-1" office:value-type="float" office:value="5" calcext:value-type="float">
            <text:p>5</text:p>
          </table:table-cell>
          <table:table-cell table:style-name="ce108" table:formula="of:=INT(LOG10(MAX([.AH19:.AH23])))-1" office:value-type="float" office:value="12" calcext:value-type="float">
            <text:p>12</text:p>
          </table:table-cell>
          <table:table-cell table:style-name="ce108"/>
          <table:table-cell table:style-name="ce108" table:formula="of:=INT(LOG10(MAX([.AJ19:.AJ23])))-1" office:value-type="float" office:value="8" calcext:value-type="float">
            <text:p>8</text:p>
          </table:table-cell>
          <table:table-cell table:style-name="ce108" table:formula="of:=INT(LOG10(MAX([.AK19:.AK23])))-1" office:value-type="float" office:value="21" calcext:value-type="float">
            <text:p>21</text:p>
          </table:table-cell>
          <table:table-cell table:style-name="ce250" table:formula="of:=AVERAGE([.AL$19:.AL$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K$7];NUMFORMA([.AN29];[.AC1]);&quot;&quot;)" office:value-type="string" office:string-value="1,63·10⁻¹³" calcext:value-type="string">
            <text:p>1,63·10⁻¹³</text:p>
          </table:table-cell>
          <table:table-cell table:style-name="ce230" table:formula="of:=IF([.$AK$7];[.$AO$29];&quot;&quot;)" office:value-type="string" office:string-value="s²/m³" calcext:value-type="string">
            <text:p>s²/m³</text:p>
          </table:table-cell>
          <table:table-cell table:style-name="ce230"/>
          <table:table-cell table:style-name="Default"/>
          <table:table-cell/>
          <table:table-cell table:style-name="Default"/>
          <table:table-cell table:number-columns-repeated="10"/>
          <table:table-cell table:style-name="ce108" table:number-columns-repeated="2"/>
          <table:table-cell table:style-name="ce160" table:number-columns-repeated="3"/>
          <table:table-cell table:style-name="Default" table:number-columns-repeated="2"/>
          <table:table-cell table:style-name="ce108"/>
          <table:table-cell table:style-name="ce248" table:formula="of:=10^[.AG24]" office:value-type="float" office:value="100000" calcext:value-type="float">
            <text:p>1,00E+05</text:p>
          </table:table-cell>
          <table:table-cell table:style-name="ce248" table:formula="of:=10^[.AH24]" office:value-type="float" office:value="1000000000000" calcext:value-type="float">
            <text:p>1,00E+12</text:p>
          </table:table-cell>
          <table:table-cell table:style-name="ce160"/>
          <table:table-cell table:style-name="ce248" table:formula="of:=10^[.AJ24]" office:value-type="float" office:value="100000000" calcext:value-type="float">
            <text:p>1,00E+08</text:p>
          </table:table-cell>
          <table:table-cell table:style-name="ce248" table:formula="of:=10^[.AK24]" office:value-type="float" office:value="1E+021" calcext:value-type="float">
            <text:p>1,00E+21</text:p>
          </table:table-cell>
          <table:table-cell table:style-name="ce108"/>
          <table:table-cell table:style-name="ce228" table:formula="of:=IF([.$AO$18]=2;IF([.$AI$11]=2;[.$AJ$27];[.$AG$27]);IF([.$AI$11]=2;[.$AK$27];[.$AH$27]))" office:value-type="string" office:string-value="m³" calcext:value-type="string">
            <text:p>m³</text:p>
          </table:table-cell>
          <table:table-cell table:style-name="ce228" table:formula="of:=IF([.$AO$18]=2;IF([.$AI$11]=2;[.$AK$27];[.$AH$27]);IF([.$AI$11]=2;[.$AJ$27];[.AG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L$4];[.$AN$5];&quot;&quot;)" office:value-type="string" office:string-value="incerteza" calcext:value-type="string">
            <text:p>incerteza</text:p>
          </table:table-cell>
          <table:table-cell table:style-name="ce230"/>
          <table:table-cell table:style-name="Default"/>
          <table:table-cell table:number-columns-repeated="12"/>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G24])" office:value-type="string" office:string-value="/10⁵" calcext:value-type="string">
            <text:p>/10⁵</text:p>
          </table:table-cell>
          <table:table-cell table:style-name="ce108" table:formula="of:=&quot;/10&quot;&amp;SUPERIND([.AH24])" office:value-type="string" office:string-value="/10¹²" calcext:value-type="string">
            <text:p>/10¹²</text:p>
          </table:table-cell>
          <table:table-cell table:style-name="ce160"/>
          <table:table-cell table:style-name="ce108" table:formula="of:=&quot;/10&quot;&amp;SUPERIND([.AJ24])" office:value-type="string" office:string-value="/10⁸" calcext:value-type="string">
            <text:p>/10⁸</text:p>
          </table:table-cell>
          <table:table-cell table:style-name="ce108" table:formula="of:=&quot;/10&quot;&amp;SUPERIND([.AK24])" office:value-type="string" office:string-value="/10²¹" calcext:value-type="string">
            <text:p>/10²¹</text:p>
          </table:table-cell>
          <table:table-cell table:style-name="ce108"/>
          <table:table-cell table:style-name="ce228" table:formula="of:=IF([.$AI$11]=2;IF([.$AO$18]=2;[.AJ26];[.AK26]);IF([.$AO$18]=2;[.AG26];[.AH26]))" office:value-type="string" office:string-value="/10²¹" calcext:value-type="string">
            <text:p>/10²¹</text:p>
          </table:table-cell>
          <table:table-cell table:style-name="ce228" table:formula="of:==IF([.$AI$11]=2;IF([.$AO$18]=2;[.AK26];[.AJ26]);IF([.$AO$18]=2;[.AH26];[.AG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L$4];[.AN6]&amp;&quot; (%)&quot;;&quot;&quot;)" office:value-type="string" office:string-value="δ (%)" calcext:value-type="string">
            <text:p>δ (%)</text:p>
          </table:table-cell>
          <table:table-cell table:style-name="ce230"/>
          <table:table-cell table:style-name="Default"/>
          <table:table-cell table:number-columns-repeated="12"/>
          <table:table-cell table:style-name="ce108" table:number-columns-repeated="2"/>
          <table:table-cell table:style-name="ce231"/>
          <table:table-cell table:style-name="ce160" table:number-columns-repeated="4"/>
          <table:table-cell table:style-name="ce249"/>
          <table:table-cell table:style-name="ce228" table:formula="of:=IF([.$AK$11];IF([.$AK$10];[.AF12];[.$AG$12]);IF([.$AK$10];[.AF12]&amp;[.$AF$1];[.$AG$12]&amp;[.$AE$1]))" office:value-type="string" office:string-value="min²" calcext:value-type="string">
            <text:p>min²</text:p>
          </table:table-cell>
          <table:table-cell table:style-name="ce108" table:formula="of:=IF([.$AK$11];IF([.$AK$10];[.$AG$12];[.AF12]);IF([.$AK$10];[.$AG$12]&amp;[.$AE$1];[.AF12]&amp;[.$AF$1]))" office:value-type="string" office:string-value="km³" calcext:value-type="string">
            <text:p>km³</text:p>
          </table:table-cell>
          <table:table-cell table:style-name="ce160"/>
          <table:table-cell table:style-name="ce228" table:formula="of:=[.AD11]&amp;[.AE1]" office:value-type="string" office:string-value="s²" calcext:value-type="string">
            <text:p>s²</text:p>
          </table:table-cell>
          <table:table-cell table:style-name="ce108" table:formula="of:=[.AE11]&amp;[.AF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N$19:.AN$23];[.AM$19:.AM$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4];13)" office:value-type="string" office:string-value="(4 · π² / G) · r³/T² (media)" calcext:value-type="string">
            <text:p>(4 · π² / G) · r³/T² (media)</text:p>
          </table:table-cell>
          <table:table-cell table:style-name="ce205" table:formula="of:=IF([.$AK$7];NUMFORMA([.$AL$31];[.$AC$1]);&quot;&quot;)" office:value-type="string" office:string-value="4,63·10²⁴" calcext:value-type="string">
            <text:p>4,63·10²⁴</text:p>
          </table:table-cell>
          <table:table-cell table:style-name="ce326" table:formula="of:=IF([.$AL$4];NUMFORMA(100*ABS([.$AL$31]-[.$AL$1])/[.$AL$1];[.$AC$1]);&quot;&quot;)" office:value-type="string" office:string-value="22,5" calcext:value-type="string">
            <text:p>22,5</text:p>
          </table:table-cell>
          <table:table-cell table:style-name="ce230"/>
          <table:table-cell table:style-name="Default"/>
          <table:table-cell table:number-columns-repeated="2"/>
          <table:table-cell table:style-name="Default"/>
          <table:table-cell table:number-columns-repeated="9"/>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K19:.AK23];[.AJ19:.AJ23])" office:value-type="float" office:value="6139973757883.98" calcext:value-type="float">
            <text:p>6,14E+12</text:p>
          </table:table-cell>
          <table:table-cell table:style-name="ce160" table:formula="of:=[.AK27]&amp;&quot;/&quot;&amp;[.AJ27]" office:value-type="string" office:string-value="m³/s²" calcext:value-type="string">
            <text:p>m³/s²</text:p>
          </table:table-cell>
          <table:table-cell table:style-name="ce247" office:value-type="string" calcext:value-type="string">
            <text:p>pendente r³/T²</text:p>
          </table:table-cell>
          <table:table-cell table:style-name="ce248" table:formula="of:=IF([.$AI$11]=2;[.$AK$28];SLOPE([.AH19:.AH23];[.AG19:.AG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O$18]=2;&quot;· a / G&quot;;&quot;/ (a · G)&quot;)" office:value-type="string" office:string-value="4 · π² / (a · G)" calcext:value-type="string">
            <text:p>4 · π² / (a · G)</text:p>
          </table:table-cell>
          <table:table-cell table:style-name="ce205" table:formula="of:=IF([.$AK$7];NUMFORMA([.AK29];[.$AC$1]);&quot;&quot;)" office:value-type="string" office:string-value="3,63·10²⁴" calcext:value-type="string">
            <text:p>3,63·10²⁴</text:p>
          </table:table-cell>
          <table:table-cell table:style-name="ce326" table:formula="of:=IF([.$AL$4];NUMFORMA(100*ABS([.$AK$29]-[.$AL$1])/[.$AL$1];[.$AC$1]);&quot;&quot;)" office:value-type="string" office:string-value="39,2" calcext:value-type="string">
            <text:p>39,2</text:p>
          </table:table-cell>
          <table:table-cell table:style-name="ce230"/>
          <table:table-cell table:style-name="Default"/>
          <table:table-cell table:number-columns-repeated="15"/>
          <table:table-cell table:style-name="Default" table:number-columns-repeated="8"/>
          <table:table-cell table:style-name="ce108" office:value-type="string" calcext:value-type="string">
            <text:p>masa</text:p>
          </table:table-cell>
          <table:table-cell table:style-name="ce108" table:formula="of:=4*PI()*PI()/[.AI5]*[.AK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O$18]=2;[.AN28];1/[.AN28])" office:value-type="float" office:value="0.000000000000162867145599109" calcext:value-type="float">
            <text:p>1,63E-13</text:p>
          </table:table-cell>
          <table:table-cell table:style-name="ce228" table:formula="of:=IF([.$AI$11]=1;IF([.$AO$18]=2;[.AH27]&amp;&quot;/&quot;&amp;[.AG27];[.AH27]&amp;&quot;/&quot;&amp;[.AG27]);IF([.$AO$18]=2;[.AK27]&amp;&quot;/&quot;&amp;[.AJ27];[.AJ27]&amp;&quot;/&quot;&amp;[.AK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5"/>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5"/>
          <table:table-cell table:style-name="Default" table:number-columns-repeated="8"/>
          <table:table-cell table:style-name="ce160"/>
          <table:table-cell table:style-name="ce160" table:formula="of:=&quot;da media &quot;&amp;[.AL18]" office:value-type="string" office:string-value="da media r³/T²" calcext:value-type="string">
            <text:p>da media r³/T²</text:p>
          </table:table-cell>
          <table:table-cell table:style-name="ce405" table:formula="of:=4*PI()^2/[.$AI$5]*[.AL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5"/>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3"/>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4" calcext:value-type="date">
            <text:p>14/07/24</text:p>
          </table:table-cell>
          <table:table-cell table:style-name="Default" table:number-columns-repeated="4"/>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5"/>
          <table:table-cell table:style-name="ce108" table:number-columns-repeated="7"/>
          <table:table-cell table:number-columns-repeated="13"/>
        </table:table-row>
        <table:table-row table:style-name="ro1">
          <table:table-cell table:style-name="Default" table:number-columns-repeated="12"/>
          <table:table-cell table:number-columns-repeated="15"/>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5"/>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6"/>
        </table:table-row>
        <table:table-row table:style-name="ro1">
          <table:table-cell table:style-name="Default" table:number-columns-repeated="4"/>
          <table:table-cell/>
          <table:table-cell table:style-name="ce153"/>
          <table:table-cell table:style-name="Default" table:number-columns-repeated="5"/>
          <table:table-cell table:number-columns-repeated="36"/>
        </table:table-row>
        <table:table-row table:style-name="ro1">
          <table:table-cell table:style-name="Default" table:number-columns-repeated="4"/>
          <table:table-cell table:style-name="ce193"/>
          <table:table-cell/>
          <table:table-cell table:style-name="Default" table:number-columns-repeated="5"/>
          <table:table-cell table:number-columns-repeated="36"/>
        </table:table-row>
        <table:table-row table:style-name="ro1">
          <table:table-cell table:style-name="Default" table:number-columns-repeated="4"/>
          <table:table-cell table:number-columns-repeated="2"/>
          <table:table-cell table:style-name="Default" table:number-columns-repeated="5"/>
          <table:table-cell table:number-columns-repeated="36"/>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6"/>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6"/>
        </table:table-row>
        <table:table-row table:style-name="ro1" table:number-rows-repeated="6">
          <table:table-cell table:style-name="Default" table:number-columns-repeated="8"/>
          <table:table-cell table:number-columns-repeated="39"/>
        </table:table-row>
        <table:table-row table:style-name="ro1" table:number-rows-repeated="3">
          <table:table-cell table:number-columns-repeated="4"/>
          <table:table-cell table:style-name="Default" table:number-columns-repeated="4"/>
          <table:table-cell table:number-columns-repeated="39"/>
        </table:table-row>
        <table:table-row table:style-name="ro1">
          <table:table-cell table:number-columns-repeated="47"/>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169"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number-rows-repeated="2">
          <table:table-cell table:number-columns-repeated="47"/>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number-rows-repeated="1048457">
          <table:table-cell table:number-columns-repeated="47"/>
        </table:table-row>
        <table:table-row table:style-name="ro1">
          <table:table-cell table:number-columns-repeated="47"/>
        </table:table-row>
      </table:table>
      <table:table table:name="D_Satélites" table:style-name="ta1" table:print="false">
        <table:table-column table:style-name="co11" table:number-columns-repeated="4" table:default-cell-style-name="ce63"/>
        <table:table-column table:style-name="co8" table:default-cell-style-name="ce63"/>
        <table:table-column table:style-name="co4" table:number-columns-repeated="4" table:default-cell-style-name="ce63"/>
        <table:table-column table:style-name="co22"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444" table:formula="of:=[Satélites.F1]"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covered-table-cell table:style-name="ce280"/>
          <table:table-cell table:style-name="ce280"/>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24</text:p>
          </table:table-cell>
          <table:table-cell table:style-name="ce280"/>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54"/>
          <table:covered-table-cell table:number-columns-repeated="2" table:style-name="ce251"/>
          <table:table-cell table:style-name="ce280" table:number-columns-repeated="7"/>
          <table:table-cell table:style-name="Default"/>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89" table:content-validation-name="val5" office:value-type="string" calcext:value-type="string">
            <text:p>r</text:p>
          </table:table-cell>
          <table:table-cell table:style-name="ce289" table:content-validation-name="val7" office:value-type="string" calcext:value-type="string">
            <text:p>T</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412"/>
          <table:table-cell table:style-name="ce290" table:content-validation-name="val6" office:value-type="string" calcext:value-type="string">
            <text:p>km</text:p>
          </table:table-cell>
          <table:table-cell table:style-name="ce290" table:content-validation-name="val8" office:value-type="string" calcext:value-type="string">
            <text:p>min</text:p>
          </table:table-cell>
          <table:table-cell table:style-name="ce210"/>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Default"/>
          <table:table-cell table:style-name="ce328" office:value-type="string" calcext:value-type="string">
            <text:p>Volva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3"/>
          <table:table-cell table:style-name="Default"/>
          <table:table-cell table:style-name="ce328" office:value-type="string" calcext:value-type="string">
            <text:p>Pegue</text:p>
          </table:table-cell>
          <table:table-cell table:style-name="ce143" office:value-type="string" calcext:value-type="string">
            <text:p>(Ctrl ⇑ Alt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9"/>
          <table:table-cell table:style-name="ce150" office:value-type="string" calcext:value-type="string">
            <text:p>6,67·10⁻¹¹ N·m²/kg²</text:p>
          </table:table-cell>
          <table:table-cell table:style-name="ce150"/>
          <table:table-cell table:style-name="Default" table:number-columns-repeated="3"/>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table-cell table:style-name="ce276" table:content-validation-name="val4" office:value-type="string" calcext:value-type="string">
            <text:p>Terra</text:p>
          </table:table-cell>
          <table:table-cell table:style-name="ce150" office:value-type="string" calcext:value-type="string">
            <office:annotation draw:style-name="gr5" draw:text-style-name="P7" svg:width="2.899cm" svg:height="1.973cm" svg:x="14.649cm" svg:y="3.898cm" draw:caption-point-x="-0.61cm" draw:caption-point-y="1.51cm">
              <dc:creator>Alfonso Javier Barbadillo Marán</dc:creator>
              <dc:date>2024-07-14T00:00:00</dc:date>
              <text:p text:style-name="P6"><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6"/>
          <table:table-cell table:style-name="ce280"/>
          <table:table-cell table:style-name="Default" table:number-columns-repeated="3"/>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19</text:p>
          </table:table-cell>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19">A partir de medidas do raio, </text:span><text:span text:style-name="T20">r</text:span><text:span text:style-name="T21">, e do período, </text:span><text:span text:style-name="T20">T</text:span><text:span text:style-name="T21">, de catro satélites que orbitan a Terra obtense a táboa anexa. Representa eses datos nunha gráfica e determina a partir dela a masa da Terra.</text:span></text:p>
            <text:p><text:span text:style-name="T22">DATO: </text:span><text:span text:style-name="T23">G</text:span><text:span text:style-name="T24"> = 6,67·10⁻¹¹ N·m²·kg⁻².</text:span></text:p>
            <text:p><text:span text:style-name="T25">(A.B.A.U. Xuño 19)</text:span></text:p>
            <text:p><text:span text:style-name="T25">Rta.: M = </text:span><text:span text:style-name="T26">6,07·10²⁴ kg</text:span></text:p>
          </table:table-cell>
          <table:covered-table-cell table:style-name="ce254"/>
          <table:covered-table-cell table:number-columns-repeated="2" table:style-name="ce251"/>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251"/>
          <table:table-cell table:style-name="ce280" table:number-columns-repeated="2"/>
          <table:table-cell table:style-name="ce290" table:content-validation-name="val5" office:value-type="string" calcext:value-type="string">
            <text:p>T²</text:p>
          </table:table-cell>
          <table:table-cell table:style-name="ce290" table:content-validation-name="val7" office:value-type="string" calcext:value-type="string">
            <text:p>r³</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90" table:content-validation-name="val6" office:value-type="string" calcext:value-type="string">
            <text:p>s²</text:p>
          </table:table-cell>
          <table:table-cell table:style-name="ce290" table:content-validation-name="val8" office:value-type="string" calcext:value-type="string">
            <text:p>km³</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text:span text:style-name="T18">3,18·10⁷</text:span></text:p>
          </table:table-cell>
          <table:table-cell table:style-name="ce644" office:value-type="string" calcext:value-type="string">
            <text:p>3,29·10¹¹</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18">4,05·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18">4,93·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18">3,18·10⁷</text:span></text:p>
          </table:table-cell>
          <table:table-cell table:style-name="ce179" office:value-type="string" calcext:value-type="string">
            <text:p>3,29·10¹¹</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18">4,05·10¹¹</text:span></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9"/>
          <table:table-cell table:style-name="ce150" office:value-type="string" calcext:value-type="string">
            <text:p>6,67·10⁻¹¹ N·m²/kg²</text:p>
          </table:table-cell>
          <table:table-cell table:style-name="ce280"/>
          <table:table-cell table:style-name="Default" table:number-columns-repeated="3"/>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18">4,93·10¹¹</text:span></text:p>
          </table:table-cell>
          <table:table-cell table:style-name="ce166"/>
          <table:table-cell table:style-name="ce280"/>
          <table:table-cell table:style-name="ce276" table:content-validation-name="val4" office:value-type="string" calcext:value-type="string">
            <text:p>Planeta</text:p>
          </table:table-cell>
          <table:table-cell table:style-name="ce150" office:value-type="string" calcext:value-type="string">
            <office:annotation draw:style-name="gr5" draw:text-style-name="P7" svg:width="2.899cm" svg:height="1.973cm" svg:x="14.649cm" svg:y="10.195cm" draw:caption-point-x="-0.61cm" draw:caption-point-y="1.51cm">
              <dc:creator>Alfonso Javier Barbadillo Marán</dc:creator>
              <dc:date>2024-07-14T00:00:00</dc:date>
              <text:p text:style-name="P6"><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ce280"/>
          <table:table-cell table:style-name="Default" table:number-columns-repeated="9"/>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number-columns-repeated="2"/>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2">A partir dos datos do raio, </text:span><text:span text:style-name="T23">r</text:span><text:span text:style-name="T24">, e do período, </text:span><text:span text:style-name="T23">T</text:span><text:span text:style-name="T24">, de catro satélites que orbitan a Xúpiter obtense a táboa anexa. Representa eses datos nunha gráfica e determina a partir dela a masa de Xúpiter.</text:span></text:p>
            <text:p><text:span text:style-name="T22">DATO: </text:span><text:span text:style-name="T23">G</text:span><text:span text:style-name="T24"> = 6,67·10⁻¹¹ N·m²·kg⁻²</text:span></text:p>
            <text:p><text:span text:style-name="T22">Rta.: M = 1,9·10²⁷ kg</text:span></text:p>
          </table:table-cell>
          <table:covered-table-cell table:style-name="ce254"/>
          <table:covered-table-cell table:number-columns-repeated="2" table:style-name="ce251"/>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251"/>
          <table:table-cell table:style-name="ce280" table:number-columns-repeated="2"/>
          <table:table-cell table:style-name="ce290" table:content-validation-name="val5" office:value-type="string" calcext:value-type="string">
            <text:p>r</text:p>
          </table:table-cell>
          <table:table-cell table:style-name="ce290" table:content-validation-name="val7" office:value-type="string" calcext:value-type="string">
            <text:p>T</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text:span text:style-name="T18">Satélite</text:span></text:p>
          </table:table-cell>
          <table:table-cell table:style-name="ce290" table:content-validation-name="val6" office:value-type="string" calcext:value-type="string">
            <text:p>km</text:p>
          </table:table-cell>
          <table:table-cell table:style-name="ce290" table:content-validation-name="val8" office:value-type="string" calcext:value-type="string">
            <text:p>días</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9"/>
          <table:table-cell table:style-name="ce150" office:value-type="string" calcext:value-type="string">
            <text:p>6,67·10⁻¹¹ N·m²/kg²</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276" table:content-validation-name="val4" office:value-type="string" calcext:value-type="string">
            <text:p>Xúpiter</text:p>
          </table:table-cell>
          <table:table-cell table:style-name="ce150" office:value-type="string" calcext:value-type="string">
            <office:annotation draw:style-name="gr5" draw:text-style-name="P7" svg:width="2.899cm" svg:height="1.973cm" svg:x="14.649cm" svg:y="16.492cm" draw:caption-point-x="-0.61cm" draw:caption-point-y="1.51cm">
              <dc:creator>Alfonso Javier Barbadillo Marán</dc:creator>
              <dc:date>2024-07-14T00:00:00</dc:date>
              <text:p text:style-name="P6"><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3" table:default-cell-style-name="ce63"/>
        <table:table-column table:style-name="co33"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22">φ</text:span></text:p>
          </table:table-cell>
          <table:table-cell table:style-name="ce279" office:value-type="string" calcext:value-type="string">
            <text:p><text:span text:style-name="T22"></text:span></text:p>
          </table:table-cell>
          <table:table-cell table:style-name="ce279" office:value-type="string" calcext:value-type="string">
            <text:p><text:span text:style-name="T22"></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5"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28">n</text:span><text:span text:style-name="T29"> = 1,24</text:span></text:p>
          </table:table-cell>
          <table:covered-table-cell table:style-name="ce254"/>
          <table:covered-table-cell table:number-columns-repeated="2"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7" table:content-validation-name="val13"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table:end-cell-address="Refracción.R6" table:end-x="2.235cm" table:end-y="0.389cm" draw:z-index="3" draw:style-name="gr3" draw:text-style-name="P3" svg:width="2.2cm" svg:height="0.386cm" svg:x="0.035cm" svg:y="0.003cm" draw:control="control2"/>
          </table:table-cell>
          <table:table-cell table:style-name="Default" table:number-columns-repeated="6"/>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254"/>
          <table:covered-table-cell table:style-name="ce251"/>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67" table:content-validation-name="val14"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6" draw:text-style-name="P5" svg:width="2.899cm" svg:height="2.416cm" svg:x="17.325cm" svg:y="5.407cm" draw:caption-point-x="0.001cm" draw:caption-point-y="0.001cm">
              <dc:date>2018-07-20T00:00:00</dc:date>
              <text:p text:style-name="P4"><text:span text:style-name="T3">Número (1 a 6) de cifras significativas dos resultados. Por defecto 3.</text:span></text:p>
            </office:annotation>
            <text:p>Cifras significativas: </text:p>
          </table:table-cell>
          <table:table-cell table:style-name="ce365" table:content-validation-name="val10"/>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office:value-type="string"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1" table:number-columns-repeated="4"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28">n</text:span><text:span text:style-name="T29"> = 1,24</text:span></text:p>
          </table:table-cell>
          <table:covered-table-cell table:style-name="ce254"/>
          <table:covered-table-cell table:number-columns-repeated="2"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7" table:content-validation-name="val13"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7" table:content-validation-name="val14"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 Alt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2">n</text:span><text:span text:style-name="T33">=1,53</text:span></text:p>
          </table:table-cell>
          <table:covered-table-cell table:style-name="ce254"/>
          <table:covered-table-cell table:number-columns-repeated="2"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67" table:content-validation-name="val13"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0">φ</text:span><text:span text:style-name="T31">/°</text:span></text:p>
          </table:table-cell>
          <table:table-cell table:style-name="ce341" office:value-type="string" calcext:value-type="string">
            <text:p><text:span text:style-name="T30">φ</text:span><text:span text:style-name="T31">/°</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7" table:content-validation-name="val14"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Faise incidir un raio de luz con distintos ángulos sobre unha lámina de vidro. Na táboa da marxe aparecen os ángulos de incidencia e os ángulos de refracción. Calcula: a) O índice de refracción do material.</text:span></text:p>
            <text:p><text:span text:style-name="T34">b) E</text:span><text:span text:style-name="T35">n que condicións se produciría reflexión total.</text:span></text:p>
            <text:p><text:span text:style-name="T34">DATOS: n(aire) = 1; c = 3×10⁸ m∙s⁻¹. (A.B.A.U. ord. 20)</text:span></text:p>
            <text:p><text:span text:style-name="T34">Rta.: a) n = 1,6; b) φ &gt; 38°</text:span></text:p>
          </table:table-cell>
          <table:covered-table-cell table:style-name="ce254"/>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67"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7"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Determina graficamente o índice de refracción dun vidro a partir da seguinte táboa de valores dos ángulos de incidencia, φ, e de refracción, φ, da luz. Estima a súa incerteza.</text:span></text:p>
            <text:p><text:span text:style-name="T25">(A.B.A.U. extr. 19)</text:span></text:p>
            <text:p><text:span text:style-name="T36">Rta.:</text:span><text:span text:style-name="T37"> </text:span><text:span text:style-name="T38">n</text:span><text:span text:style-name="T39"> = 1,47</text:span></text:p>
          </table:table-cell>
          <table:covered-table-cell table:style-name="ce254"/>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67"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0">φ</text:span><text:span text:style-name="T41">/°</text:span></text:p>
          </table:table-cell>
          <table:table-cell table:style-name="ce336" office:value-type="string" calcext:value-type="string">
            <text:p><text:span text:style-name="T40">φ</text:span><text:span text:style-name="T41">/°</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7"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39" table:default-cell-style-name="ce63"/>
        <table:table-column table:style-name="co4" table:default-cell-style-name="ce63"/>
        <table:table-column table:style-name="co38" table:default-cell-style-name="ce63"/>
        <table:table-column table:style-name="co8" table:number-columns-repeated="2" table:default-cell-style-name="ce63"/>
        <table:table-column table:style-name="co4" table:number-columns-repeated="5" table:default-cell-style-name="ce63"/>
        <table:table-column table:style-name="co40"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1" table:default-cell-style-name="ce63"/>
        <table:table-column table:style-name="co42" table:default-cell-style-name="ce63"/>
        <table:table-column table:style-name="co43" table:default-cell-style-name="ce63"/>
        <table:table-column table:style-name="co44"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3"/>
          <table:table-cell table:style-name="ce280" table:formula="of:=IF(ISBLANK([.F2]);REPT(&quot; &quot;;17)&amp;[.AB3];&quot;&quot;)">
            <text:p/>
          </table:table-cell>
          <table:table-cell table:style-name="ce485" table:content-validation-name="val16"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3"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2cm" draw:z-index="0" draw:style-name="gr2" draw:text-style-name="P2"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2">Na práctica de óptica xeométrica traballas con lentes converxentes e obtés imaxes nunha pantalla variando a distancia entre o obxecto e a lente. Xustifica con diagramas de raios os casos nos que non obtés imaxes na pantalla.</text:span></text:p>
            <text:p><text:span text:style-name="T43">(A.B.A.U. Xul. 19)</text:span></text:p>
            <text:p/>
          </table:table-cell>
          <table:covered-table-cell table:number-columns-repeated="3" table:style-name="ce251"/>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251"/>
          <table:table-cell table:style-name="ce280" table:formula="of:=IF(AND([.AI4];NOT([.AB1]));REPT(&quot; &quot;;17)&amp;[.AE4];&quot;&quot;)" office:value-type="string" office:string-value="                 Foco"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251"/>
          <table:table-cell table:style-name="ce280"/>
          <table:table-cell table:style-name="ce295" table:formula="of:=[.AM6]" office:value-type="string" office:string-value="Obxecto"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251"/>
          <table:table-cell table:style-name="ce280" table:formula="of:=IF(ISBLANK([.F6]);REPT(&quot; &quot;;16)&amp;[.AM7];&quot;&quot;)" office:value-type="string" office:string-value="                Imaxe" calcext:value-type="string">
            <text:p><text:s text:c="16"/>Imaxe</text:p>
          </table:table-cell>
          <table:table-cell table:style-name="ce485" table:content-validation-name="val18"/>
          <table:table-cell table:style-name="ce644" table:content-validation-name="val20"/>
          <table:table-cell table:style-name="ce644"/>
          <table:table-cell table:style-name="ce150" table:number-columns-repeated="3"/>
          <table:table-cell table:style-name="ce217" table:number-columns-repeated="4"/>
          <table:table-cell table:style-name="Default"/>
          <table:table-cell table:style-name="Default">
            <draw:control table:end-cell-address="Óptica.Q6" table:end-x="2.233cm" table:end-y="0.414cm" draw:z-index="1" draw:style-name="gr3" draw:text-style-name="P3" svg:width="2.2cm" svg:height="0.386cm" svg:x="0.033cm" svg:y="0.028cm" draw:control="control3"/>
          </table:table-cell>
          <table:table-cell table:style-name="Default"/>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251"/>
          <table:table-cell table:style-name="ce280"/>
          <table:table-cell table:style-name="ce280" table:formula="of:=IF([.AM9];[.AN9];&quot;&quot;)">
            <text:p/>
          </table:table-cell>
          <table:table-cell table:style-name="ce280"/>
          <table:table-cell table:style-name="ce307" table:content-validation-name="val22"/>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251"/>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251"/>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251"/>
          <table:table-cell table:style-name="ce230" table:number-columns-repeated="3"/>
          <table:table-cell table:style-name="ce728" office:value-type="string" calcext:value-type="string">
            <text:p>Cifras significativas: </text:p>
          </table:table-cell>
          <table:table-cell table:style-name="ce365" table:content-validation-name="val10"/>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251"/>
          <table:covered-table-cell table:style-name="ce254"/>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251"/>
          <table:covered-table-cell table:style-name="ce254"/>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251"/>
          <table:covered-table-cell table:style-name="ce254"/>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251"/>
          <table:covered-table-cell table:style-name="ce254"/>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251"/>
          <table:covered-table-cell table:style-name="ce254"/>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office:value-type="string"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97" table:content-validation-name="val21"/>
          <table:table-cell table:style-name="ce497"/>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table:table-column table:style-name="co11" table:number-columns-repeated="3" table:default-cell-style-name="ce63"/>
        <table:table-column table:style-name="co11" table:default-cell-style-name="Default"/>
        <table:table-column table:style-name="co45" table:default-cell-style-name="ce63"/>
        <table:table-column table:style-name="co46" table:default-cell-style-name="ce63"/>
        <table:table-column table:style-name="co4" table:default-cell-style-name="ce63"/>
        <table:table-column table:style-name="co47" table:default-cell-style-name="ce63"/>
        <table:table-column table:style-name="co38" table:default-cell-style-name="ce63"/>
        <table:table-column table:style-name="co8" table:default-cell-style-name="ce63"/>
        <table:table-column table:style-name="co48"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18"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2">Na práctica de óptica xeométrica traballas con lentes converxentes e obtés imaxes nunha pantalla variando a distancia entre o obxecto e a lente. Xustifica con diagramas de raios os casos nos que non obtés imaxes na pantalla.</text:span></text:p>
            <text:p><text:span text:style-name="T43">(A.B.A.U. extr. 19)</text:span></text:p>
            <text:p/>
          </table:table-cell>
          <table:covered-table-cell table:number-columns-repeated="3" table:style-name="ce251"/>
          <table:table-cell table:style-name="ce280"/>
          <table:table-cell table:style-name="ce485"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251"/>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251"/>
          <table:covered-table-cell table:style-name="ce254"/>
          <table:table-cell table:style-name="Default" table:number-columns-repeated="9"/>
          <table:table-cell table:style-name="ce328" office:value-type="string" calcext:value-type="string">
            <text:p>Pegue</text:p>
          </table:table-cell>
          <table:table-cell table:style-name="ce143" office:value-type="string" calcext:value-type="string">
            <text:p>(Ctrl ⇑ Alt V)</text:p>
          </table:table-cell>
          <table:table-cell table:number-columns-repeated="50"/>
        </table:table-row>
        <table:table-row table:style-name="ro1">
          <table:covered-table-cell table:number-columns-repeated="3" table:style-name="ce251"/>
          <table:covered-table-cell table:style-name="ce254"/>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1"/>
          <table:covered-table-cell table:style-name="ce254"/>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1"/>
          <table:covered-table-cell table:style-name="ce254"/>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251"/>
          <table:covered-table-cell table:style-name="ce254"/>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15">Disponse dunha lente converxente e quérese obter a imaxe dun obxecto. Debuxa a marcha dos raios para determinar onde debe colocarse o obxecto para que a imaxe sexa:</text:span></text:p>
            <text:p><text:span text:style-name="T15">a) Menor, real e invertida.</text:span></text:p>
            <text:p><text:span text:style-name="T15">b) Maior, real e invertida.</text:span></text:p>
            <text:p><text:span text:style-name="T15">(A.B.A.U. ord. 17)</text:span></text:p>
            <text:p/>
          </table:table-cell>
          <table:covered-table-cell table:number-columns-repeated="3" table:style-name="ce251"/>
          <table:table-cell table:style-name="ce280"/>
          <table:table-cell table:style-name="ce485"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251"/>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1"/>
          <table:covered-table-cell table:style-name="ce254"/>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4"/>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44">(P.A.U. Set. 14)</text:span></text:p>
          </table:table-cell>
          <table:covered-table-cell table:number-columns-repeated="3" table:style-name="ce251"/>
          <table:table-cell table:style-name="ce280"/>
          <table:table-cell table:style-name="ce485"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2">Rta.: s₁ = -0,117 m, s₂ = -0,683 m</text:span></text:p>
            <text:p><text:span text:style-name="T43">(P.A.U. Set. 13)</text:span></text:p>
            <text:p/>
          </table:table-cell>
          <table:covered-table-cell table:number-columns-repeated="3" table:style-name="ce251"/>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485"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4"/>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4"/>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4"/>
          <table:table-cell table:style-name="Default"/>
          <table:table-cell table:style-name="ce518"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4"/>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1"/>
          <table:covered-table-cell table:style-name="ce254"/>
          <table:table-cell table:style-name="Default" table:number-columns-repeated="2"/>
          <table:table-cell table:style-name="Default" office:value-type="string" calcext:value-type="string">
            <text:p><text:span text:style-name="T46">'=AVALOR(</text:span><text:span text:style-name="T47">G16</text:span><text:span text:style-name="T46">)-</text:span><text:span text:style-name="T48">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Cun banco óptico de lonxitude l, obsérvase que a imaxe producida por unha lente converxente é sempre virtual. Como se pode interpretar isto?</text:span></text:p>
            <text:p><text:span text:style-name="T45">(P.A.U. Set. 10,  Set. 08, </text:span><text:span text:style-name="T43">Xuño 07)</text:span></text:p>
            <text:p/>
          </table:table-cell>
          <table:covered-table-cell table:number-columns-repeated="3" table:style-name="ce251"/>
          <table:table-cell table:style-name="ce280"/>
          <table:table-cell table:style-name="ce485"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5" office:value-type="string" calcext:value-type="string">
            <text:p>Obxecto</text:p>
          </table:table-cell>
          <table:table-cell table:style-name="ce644" table:content-validation-name="val19"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table:number-columns-repeated="11"/>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4"/>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Na práctica da lente converxente debuxa a marcha dos raios e a imaxe formada dun obxecto cando:</text:span></text:p>
            <text:p><text:span text:style-name="T42">a) Sitúase no foco.</text:span></text:p>
            <text:p><text:span text:style-name="T42">b) Sitúase entre o foco e o centro óptico.</text:span></text:p>
            <text:p><text:span text:style-name="T43">(P.A.U. Xuño 10)</text:span></text:p>
            <text:p/>
          </table:table-cell>
          <table:covered-table-cell table:number-columns-repeated="3" table:style-name="ce251"/>
          <table:table-cell table:style-name="ce280"/>
          <table:table-cell table:style-name="ce485"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1"/>
          <table:covered-table-cell table:style-name="ce254"/>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251"/>
          <table:covered-table-cell table:style-name="ce254"/>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2">Na práctica da lente converxente explica se hai algunha posición do obxecto para a que a imaxe sexa virtual e dereita, e outra para a que a imaxe sexa real e invertida e do mesmo tamaño que o obxecto.</text:span></text:p>
            <text:p><text:span text:style-name="T43">(P.A.U. Xuño 04)</text:span></text:p>
            <text:p/>
          </table:table-cell>
          <table:covered-table-cell table:number-columns-repeated="3" table:style-name="ce251"/>
          <table:table-cell table:style-name="ce280"/>
          <table:table-cell table:style-name="ce485"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1"/>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9"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ce280" office:value-type="string" calcext:value-type="string">
            <text:p><text:s text:c="16"/>Imaxe</text:p>
          </table:table-cell>
          <table:table-cell table:style-name="ce485"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1"/>
          <table:table-cell table:style-name="Default" office:value-type="string" calcext:value-type="string">
            <text:p>En</text:p>
          </table:table-cell>
          <table:table-cell table:style-name="ce51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1"/>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1"/>
          <table:covered-table-cell table:style-name="ce254"/>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covered-table-cell table:number-columns-repeated="3" table:style-name="ce251"/>
          <table:covered-table-cell table:style-name="ce254"/>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251"/>
          <table:covered-table-cell table:style-name="ce254"/>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1"/>
          <table:covered-table-cell table:style-name="ce254"/>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3" table:number-columns-repeated="3" table:default-cell-style-name="ce63"/>
        <table:table-column table:style-name="co49" table:number-columns-repeated="2" table:default-cell-style-name="ce63"/>
        <table:table-column table:style-name="co26"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5" table:default-cell-style-name="ce63"/>
        <table:table-column table:style-name="co50" table:default-cell-style-name="ce63"/>
        <table:table-column table:style-name="co11" table:default-cell-style-name="ce63"/>
        <table:table-column table:style-name="co28" table:default-cell-style-name="ce63"/>
        <table:table-column table:style-name="co11" table:default-cell-style-name="ce63"/>
        <table:table-column table:style-name="co29" table:default-cell-style-name="ce63"/>
        <table:table-column table:style-name="co11" table:default-cell-style-name="ce63"/>
        <table:table-column table:style-name="co51"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number-columns-repeated="2"/>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49">Cos datos das distancias obxecto, s, e imaxe, s′, dunha lente converxente representados na táboa adxunta:</text:span></text:p>
            <text:p><text:span text:style-name="T49">a) Representa graficamente 1/s′ fronte a 1/s.</text:span></text:p>
            <text:p><text:span text:style-name="T49">b) Determina o valor da potencia da lente.</text:span></text:p>
            <text:p><text:span text:style-name="T49">(A.B.A.U. extr. 22)</text:span></text:p>
            <text:p><text:span text:style-name="T49">Rta.: b) P = 11,3 dioptrías.</text:span></text:p>
          </table:table-cell>
          <table:covered-table-cell table:style-name="ce254"/>
          <table:covered-table-cell table:number-columns-repeated="2" table:style-name="ce251"/>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5"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1" calcext:value-type="float">
            <text:p>1</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2" calcext:value-type="float">
            <text:p>2</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4"/>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table:end-cell-address="Lentes.T6" table:end-x="2.235cm" table:end-y="0.415cm" draw:z-index="3" draw:style-name="gr3" draw:text-style-name="P3" svg:width="2.2cm" svg:height="0.386cm" svg:x="0.035cm" svg:y="0.029cm" draw:control="control4"/>
          </table:table-cell>
          <table:table-cell table:style-name="Default" table:number-columns-repeated="4"/>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254"/>
          <table:covered-table-cell table:style-name="ce251"/>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6" draw:text-style-name="P5" svg:width="2.899cm" svg:height="2.416cm" svg:x="17.621cm" svg:y="4.957cm" draw:caption-point-x="0.001cm" draw:caption-point-y="0.001cm">
              <dc:date>2018-07-20T00:00:00</dc:date>
              <text:p text:style-name="P4"><text:span text:style-name="T3">Número (1 a 6) de cifras significativas dos resultados. Por defecto 3.</text:span></text:p>
            </office:annotation>
            <text:p>Cifras significativas: </text:p>
          </table:table-cell>
          <table:table-cell table:style-name="ce365" table:content-validation-name="val10"/>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0">1/</text:span><text:span text:style-name="T51">s</text:span></text:p>
          </table:table-cell>
          <table:table-cell table:style-name="ce204" office:value-type="string" calcext:value-type="string">
            <text:p><text:span text:style-name="T50">1/</text:span><text:span text:style-name="T51">s</text:span><text:span text:style-name="T50">′</text:span></text:p>
          </table:table-cell>
          <table:table-cell table:style-name="ce376" office:value-type="string" calcext:value-type="string">
            <text:p><text:span text:style-name="T52">1/</text:span><text:span text:style-name="T53">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XERAI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7];[$Axuda.A151];[.A81];[$Axuda.E146]&amp;CHAR(10)&amp;[.A101];[$Axuda.$A$145];[.$A$111])" office:value-type="string" office:string-value="Pode borrar os datos facendo clic no botón vermello «Borrar datos».  Se só quere borrar algúns datos, seleccione unha zona co rato e faga clic no botón «Borrar datos». Os datos que aparecen despois de «Borrar datos» son os valores por defecto.&#10;Nas celas de cor laranxa elixa entre as magnitudes, unidades ou cantidades propostas, ou pulse a tecla «Supr», «Del» ou ⌫ para deixalas en branco o poñer o valor por defecto.&#10;Nas celas de cor branca e bordo azul escriba o valor da magnitude elixida nas unidades que aparecen á súa dereita ou encima.&#10;Pulse a tecla «⇋» (Tabulador) para pasar á seguinte cela ou «⇑» (Maiúscula) xunto con «⇋»  (Tabulador) para ir á anterior.&#10;Para escribir en formato científico use a letra E como «10 elevado a». Así «2E6» equivale a «2·10⁶». Tamén pode escribir «2·10⁶» empregando o «·» (⇑3) e o símbolo «^» (⇑`) diante dos expoñentes: 10^6 " calcext:value-type="string" table:number-columns-spanned="4" table:number-rows-spanned="26">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4">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1" table:number-columns-repeated="4" table:default-cell-style-name="ce63"/>
        <table:table-column table:style-name="co8" table:default-cell-style-name="ce63"/>
        <table:table-column table:style-name="co32"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49">Cos datos das distancias obxecto, s, e imaxe, s′, dunha lente converxente representados na táboa adxunta:</text:span></text:p>
            <text:p><text:span text:style-name="T49">a) Representa graficamente 1/s′ fronte a 1/s.</text:span></text:p>
            <text:p><text:span text:style-name="T49">b) Determina o valor da potencia da lente.</text:span></text:p>
            <text:p><text:span text:style-name="T49">(A.B.A.U. extr. 22)</text:span></text:p>
            <text:p><text:span text:style-name="T49">Rta.: b) P = 11,3 dioptrías.</text:span></text:p>
          </table:table-cell>
          <table:covered-table-cell table:style-name="ce254"/>
          <table:covered-table-cell table:number-columns-repeated="2" table:style-name="ce251"/>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67" table:content-validation-name="val24"/>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 Alt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2">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4">Medíronse no laboratorio os seguintes valores para a distancia obxecto-imaxe dunha lente converxente: </text:span></text:p>
            <text:p><text:span text:style-name="T34">a) Explica a montaxe experimental utilizado.</text:span></text:p>
            <text:p><text:span text:style-name="T34">a) Calcula o valor da potencia da lente.</text:span></text:p>
            <text:p><text:span text:style-name="T34">(A.B.A.U. ord. 21, P.A.U. Set. 16)</text:span></text:p>
            <text:p><text:span text:style-name="T34">Rta.: P = 4,11 dioptrías.</text:span></text:p>
            <text:p/>
          </table:table-cell>
          <table:covered-table-cell table:style-name="ce254"/>
          <table:covered-table-cell table:number-columns-repeated="2"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67" table:content-validation-name="val24"/>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4">Medíronse no laboratorio os seguintes valores para as distancias obxecto e imaxe dunha lente converxente:</text:span></text:p>
            <text:p><text:span text:style-name="T34">Determina o valor da potencia da lente. Estima a súa incerteza.</text:span></text:p>
            <text:p><text:span text:style-name="T34">(A.B.A.U. ord. 18)</text:span></text:p>
            <text:p><text:span text:style-name="T34">Rta.: </text:span><text:span text:style-name="T54">4,1 dioptrías</text:span></text:p>
          </table:table-cell>
          <table:covered-table-cell table:style-name="ce254"/>
          <table:covered-table-cell table:number-columns-repeated="2" table:style-name="ce251"/>
          <table:table-cell table:style-name="ce280" table:number-columns-repeated="6"/>
          <table:table-cell table:number-columns-repeated="50"/>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67" table:content-validation-name="val24"/>
          <table:table-cell table:style-name="ce138" office:value-type="string" calcext:value-type="string">
            <text:p>cm <text:s text:c="17"/></text:p>
          </table:table-cell>
          <table:table-cell table:number-columns-repeated="50"/>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4">Medíronse no laboratorio os seguintes valores para as distancias obxecto e imaxe dunha lente converxente:</text:span></text:p>
            <text:p><text:span text:style-name="T34">Determina o valor da potencia da lente e estima a súa incerteza.</text:span></text:p>
            <text:p><text:span text:style-name="T34">(A.B.A.U. extr. 17)</text:span></text:p>
            <text:p><text:span text:style-name="T34">Rta,; 2,5 dioptrías</text:span></text:p>
          </table:table-cell>
          <table:covered-table-cell table:style-name="ce254"/>
          <table:covered-table-cell table:number-columns-repeated="2" table:style-name="ce251"/>
          <table:table-cell table:style-name="ce280" table:number-columns-repeated="6"/>
          <table:table-cell table:number-columns-repeated="50"/>
        </table:table-row>
        <table:table-row table:style-name="ro1">
          <table:covered-table-cell table:number-columns-repeated="4" table:style-name="ce251"/>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67" table:content-validation-name="val24"/>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2"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3"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4" table:default-cell-style-name="ce63"/>
        <table:table-column table:style-name="co55" table:default-cell-style-name="ce63"/>
        <table:table-column table:style-name="co24" table:default-cell-style-name="ce63"/>
        <table:table-column table:style-name="co25" table:default-cell-style-name="ce63"/>
        <table:table-column table:style-name="co8"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4"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29" table:number-columns-repeated="2" table:default-cell-style-name="ce63"/>
        <table:table-column table:style-name="co28" table:default-cell-style-name="ce63"/>
        <table:table-column table:style-name="co11" table:number-columns-repeated="2" table:default-cell-style-name="ce63"/>
        <table:table-column table:style-name="co28"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57">=</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number-columns-repeated="2"/>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1"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3"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55">Nun experimento sobre o efecto fotoeléctrico nun certo metal observouse a correlación entre o potencial de freado, V(freado), e a frecuencia, ν, da radiación empregada que mostra a táboa.</text:span></text:p>
            <text:p><text:span text:style-name="T55">a) Representa graficamente a frecuencia f en unidades de 10¹⁴ Hz (eixo Y) fronte a V(freado) en V (eixo X) e razoe se debe esperarse unha ordenada na orixe positiva ou negativa.</text:span></text:p>
            <text:p><text:span text:style-name="T55">b) Deduce o valor da constante de Planck a partir da gráfica. DATO: |qₑ| = 1,6×10⁻¹⁹ C.</text:span><text:tab/><text:span text:style-name="T55">(A.B.A.U. extr. 24)</text:span></text:p>
            <text:p><text:span text:style-name="T55">Rta.: b) h =</text:span><text:tab/><text:span text:style-name="T55">6,63·10⁻³⁴ J·s</text:span></text:p>
          </table:table-cell>
          <table:covered-table-cell table:style-name="ce254"/>
          <table:covered-table-cell table:number-columns-repeated="2" table:style-name="ce251"/>
          <table:table-cell table:style-name="ce280"/>
          <table:table-cell table:style-name="ce390" table:formula="of:=IF(ISERROR([.$AD$7]);&quot;clic →&quot;;IF([.$AD$7];&quot;N.º Exp.&quot;;&quot;clic →&quot;))" office:value-type="string" office:string-value="N.º Exp." calcext:value-type="string">
            <text:p>N.º Exp.</text:p>
          </table:table-cell>
          <table:table-cell table:style-name="ce289" table:content-validation-name="val26" office:value-type="string" calcext:value-type="string">
            <text:p>f</text:p>
          </table:table-cell>
          <table:table-cell table:style-name="ce289" table:content-validation-name="val28"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office:annotation draw:style-name="gr7" draw:text-style-name="P9" svg:width="2.899cm" svg:height="1.799cm" svg:x="22.169cm" svg:y="0cm" draw:caption-point-x="-0.61cm" draw:caption-point-y="0.91cm">
              <dc:creator>Alfonso Javier Barbadillo Marán</dc:creator>
              <dc:date>2024-07-05T00:00:00</dc:date>
              <text:p text:style-name="P8"><text:span text:style-name="T4">Elixa primeiro entre fotóns e electróns</text:span></text:p>
            </office:annotation>
            <text:p>dos </text:p>
          </table:table-cell>
          <table:table-cell table:style-name="ce417" table:content-validation-name="val32"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401" table:formula="of:=IF([.$AK$5];IF(ISERROR([.$AF$7]);&quot;clic →&quot;;IF(ISBLANK([.$G$4]);REPT(&quot; &quot;;30)&amp;CHOOSE([.AD7];[.AB11];[.AC11];[.AD11]);&quot;&quot;));&quot;&quot;)">
            <text:p/>
          </table:table-cell>
          <table:table-cell table:style-name="ce290" table:content-validation-name="val27" office:value-type="string" calcext:value-type="string">
            <text:p>Hz</text:p>
          </table:table-cell>
          <table:table-cell table:style-name="ce290" table:content-validation-name="val29"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15">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15">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table-cell table:style-name="Default">
            <draw:control table:end-cell-address="Fotoeléctr.S6" table:end-x="2.262cm" table:end-y="0.415cm" draw:z-index="4" draw:style-name="gr3" draw:text-style-name="P3" svg:width="2.2cm" svg:height="0.386cm" svg:x="0.062cm" svg:y="0.029cm" draw:control="control5"/>
          </table:table-cell>
          <table:table-cell table:style-name="Default" table:number-columns-repeated="3"/>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251"/>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254"/>
          <table:covered-table-cell table:style-name="ce251"/>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254"/>
          <table:covered-table-cell table:style-name="ce251"/>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15">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254"/>
          <table:covered-table-cell table:style-name="ce251"/>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4"/>
          <table:covered-table-cell table:style-name="ce251"/>
          <table:table-cell table:style-name="ce230" table:number-columns-repeated="4"/>
          <table:table-cell table:style-name="ce728" office:value-type="string" calcext:value-type="string">
            <office:annotation draw:style-name="gr6" draw:text-style-name="P5" svg:width="2.899cm" svg:height="2.416cm" svg:x="19.058cm" svg:y="4.958cm" draw:caption-point-x="0.001cm" draw:caption-point-y="0cm">
              <dc:date>2018-07-20T00:00:00</dc:date>
              <text:p text:style-name="P4"><text:span text:style-name="T3">Número (1 a 6) de cifras significativas dos resultados. Por defecto 3.</text:span></text:p>
            </office:annotation>
            <text:p>Cifras significativas: </text:p>
          </table:table-cell>
          <table:table-cell table:style-name="ce365" table:content-validation-name="val10"/>
          <table:table-cell table:style-name="ce728" table:formula="of:=IF(ISBLANK([.J12]);&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4"/>
          <table:covered-table-cell table:style-name="ce251"/>
          <table:table-cell table:style-name="ce230" table:number-columns-repeated="7"/>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5]);1;IF([.J15]=[.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0" office:value-type="string" calcext:value-type="string">
            <text:p>J</text:p>
          </table:table-cell>
          <table:table-cell table:style-name="ce728" table:formula="of:=IF(ISBLANK([.J15]);&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2]&amp;&quot;)&quot;" office:value-type="string" office:string-value="(J)" calcext:value-type="string">
            <text:p>(J)</text:p>
          </table:table-cell>
          <table:table-cell table:style-name="ce204" table:formula="of:=[.G16]" office:value-type="string" office:string-value="(J)" calcext:value-type="string">
            <text:p>(J)</text:p>
          </table:table-cell>
          <table:table-cell table:style-name="ce204" table:formula="of:=[.G16]"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5]" office:value-type="float" office:value="1" calcext:value-type="float">
            <text:p>1</text:p>
          </table:table-cell>
          <table:table-cell table:style-name="ce396" table:formula="of:=IF([.AE19];NUMFORMA([.AI19];[.$AD$1]);&quot;&quot;)" office:value-type="string" office:string-value="4,00·10¹⁴" calcext:value-type="string">
            <text:p>4,00·10¹⁴</text:p>
          </table:table-cell>
          <table:table-cell table:style-name="ce396" table:formula="of:=IF([.AE19];NUMFORMA([.AJ19]*CHOOSE([.$AB$13];1;1/[.$AK$2]);[.$AD$1]);&quot;&quot;)" office:value-type="string" office:string-value="2,65·10⁻¹⁹" calcext:value-type="string">
            <text:p>2,65·10⁻¹⁹</text:p>
          </table:table-cell>
          <table:table-cell table:style-name="ce396" table:formula="of:=IF(ISBLANK([.H5]);&quot;&quot;;NUMFORMA([.AL19]*CHOOSE([.$AB$13];1;1/[.$AK$2]);[.$AD$1]))" office:value-type="string" office:string-value="2,47·10⁻²⁰" calcext:value-type="string">
            <text:p>2,47·10⁻²⁰</text:p>
          </table:table-cell>
          <table:table-cell table:style-name="ce222" table:formula="of:=IF(OR([.AE19]*[.AF19];NOT(ISBLANK([.H5])));NUMFORMA([.AM19]*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6]" office:value-type="float" office:value="2" calcext:value-type="float">
            <text:p>2</text:p>
          </table:table-cell>
          <table:table-cell table:style-name="ce396" table:formula="of:=IF([.AE20];NUMFORMA([.AI20];[.$AD$1]);&quot;&quot;)" office:value-type="string" office:string-value="5,00·10¹⁴" calcext:value-type="string">
            <text:p>5,00·10¹⁴</text:p>
          </table:table-cell>
          <table:table-cell table:style-name="ce396" table:formula="of:=IF([.AE20];NUMFORMA([.AJ20]*CHOOSE([.$AB$13];1;1/[.$AK$2]);[.$AD$1]);&quot;&quot;)" office:value-type="string" office:string-value="3,31·10⁻¹⁹" calcext:value-type="string">
            <text:p>3,31·10⁻¹⁹</text:p>
          </table:table-cell>
          <table:table-cell table:style-name="ce396" table:formula="of:=IF(ISBLANK([.H6]);&quot;&quot;;NUMFORMA([.AL20]*CHOOSE([.$AB$13];1;1/[.$AK$2]);[.$AD$1]))" office:value-type="string" office:string-value="9,10·10⁻²⁰" calcext:value-type="string">
            <text:p>9,10·10⁻²⁰</text:p>
          </table:table-cell>
          <table:table-cell table:style-name="ce222" table:formula="of:=IF(OR([.AE20]*[.AF20];NOT(ISBLANK([.H6])));NUMFORMA([.AM20]*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7]" office:value-type="float" office:value="3" calcext:value-type="float">
            <text:p>3</text:p>
          </table:table-cell>
          <table:table-cell table:style-name="ce396" table:formula="of:=IF([.AE21];NUMFORMA([.AI21];[.$AD$1]);&quot;&quot;)" office:value-type="string" office:string-value="6,00·10¹⁴" calcext:value-type="string">
            <text:p>6,00·10¹⁴</text:p>
          </table:table-cell>
          <table:table-cell table:style-name="ce396" table:formula="of:=IF([.AE21];NUMFORMA([.AJ21]*CHOOSE([.$AB$13];1;1/[.$AK$2]);[.$AD$1]);&quot;&quot;)" office:value-type="string" office:string-value="3,98·10⁻¹⁹" calcext:value-type="string">
            <text:p>3,98·10⁻¹⁹</text:p>
          </table:table-cell>
          <table:table-cell table:style-name="ce396" table:formula="of:=IF(ISBLANK([.H7]);&quot;&quot;;NUMFORMA([.AL21]*CHOOSE([.$AB$13];1;1/[.$AK$2]);[.$AD$1]))" office:value-type="string" office:string-value="1,57·10⁻¹⁹" calcext:value-type="string">
            <text:p>1,57·10⁻¹⁹</text:p>
          </table:table-cell>
          <table:table-cell table:style-name="ce222" table:formula="of:=IF(OR([.AE21]*[.AF21];NOT(ISBLANK([.H7])));NUMFORMA([.AM21]*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189" table:formula="of:=[.F8]" office:value-type="float" office:value="4" calcext:value-type="float">
            <text:p>4</text:p>
          </table:table-cell>
          <table:table-cell table:style-name="ce396" table:formula="of:=IF([.AE22];NUMFORMA([.AI22];[.$AD$1]);&quot;&quot;)" office:value-type="string" office:string-value="7,00·10¹⁴" calcext:value-type="string">
            <text:p>7,00·10¹⁴</text:p>
          </table:table-cell>
          <table:table-cell table:style-name="ce396" table:formula="of:=IF([.AE22];NUMFORMA([.AJ22]*CHOOSE([.$AB$13];1;1/[.$AK$2]);[.$AD$1]);&quot;&quot;)" office:value-type="string" office:string-value="4,64·10⁻¹⁹" calcext:value-type="string">
            <text:p>4,64·10⁻¹⁹</text:p>
          </table:table-cell>
          <table:table-cell table:style-name="ce396" table:formula="of:=IF(ISBLANK([.H8]);&quot;&quot;;NUMFORMA([.AL22]*CHOOSE([.$AB$13];1;1/[.$AK$2]);[.$AD$1]))" office:value-type="string" office:string-value="2,24·10⁻¹⁹" calcext:value-type="string">
            <text:p>2,24·10⁻¹⁹</text:p>
          </table:table-cell>
          <table:table-cell table:style-name="ce222" table:formula="of:=IF(OR([.AE22]*[.AF22];NOT(ISBLANK([.H8])));NUMFORMA([.AM22]*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27];[$Axuda.A151];[.A81];[$Axuda.E146]&amp;CHAR(10)&amp;[.A101];[$Axuda.$A$145];[.$A$111])" office:value-type="string" office:string-value="Antes de nada, elixa, na cela inferior de cor laranxa, entre fotóns e electróns, cal vai ir no eixo de ordenadas.&#10;Despois elixa a magnitude que vai ir en cada eixo.&#10;Pode elixir un valor máximo da abscisa para a recta de axuste. Se non elixe nada, usa o valor máis alto." calcext:value-type="string" table:number-columns-spanned="4" table:number-rows-spanned="26">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3" table:style-name="Default"/>
          <table:table-cell table:style-name="ce189" table:formula="of:=[.F9]" office:value-type="float" office:value="5" calcext:value-type="float">
            <text:p>5</text:p>
          </table:table-cell>
          <table:table-cell table:style-name="ce396" table:formula="of:=IF([.AE23];NUMFORMA([.AI23];[.$AD$1]);&quot;&quot;)" office:value-type="string" office:string-value="8,00·10¹⁴" calcext:value-type="string">
            <text:p>8,00·10¹⁴</text:p>
          </table:table-cell>
          <table:table-cell table:style-name="ce396" table:formula="of:=IF([.AE23];NUMFORMA([.AJ23]*CHOOSE([.$AB$13];1;1/[.$AK$2]);[.$AD$1]);&quot;&quot;)" office:value-type="string" office:string-value="5,30·10⁻¹⁹" calcext:value-type="string">
            <text:p>5,30·10⁻¹⁹</text:p>
          </table:table-cell>
          <table:table-cell table:style-name="ce396" table:formula="of:=IF(ISBLANK([.H9]);&quot;&quot;;NUMFORMA([.AL23]*CHOOSE([.$AB$13];1;1/[.$AK$2]);[.$AD$1]))" office:value-type="string" office:string-value="2,90·10⁻¹⁹" calcext:value-type="string">
            <text:p>2,90·10⁻¹⁹</text:p>
          </table:table-cell>
          <table:table-cell table:style-name="ce222" table:formula="of:=IF(OR([.AE23]*[.AF23];NOT(ISBLANK([.H9])));NUMFORMA([.AM23]*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D$1]);&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D$1]))"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D1]);&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D1]);&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D$1]))" office:value-type="string" office:string-value="2,40·10⁻¹⁹" calcext:value-type="string">
            <text:p>2,40·10⁻¹⁹</text:p>
          </table:table-cell>
          <table:table-cell table:style-name="ce311" table:formula="of:=IF([.$AB$30];&quot;&quot;;[.J22])"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56">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56">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56">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4]"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56">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7">Pode elixir o número (entre 1 e 6) de cifras significativas con se presentan os resultados.</text:span></text:p>
            <text:p><text:span text:style-name="T1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2" table:default-cell-style-name="ce63"/>
        <table:table-column table:style-name="co11" table:number-columns-repeated="3"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55">Nun experimento sobre o efecto fotoeléctrico nun certo metal observouse a correlación entre o potencial de freado, V(freado), e a frecuencia, ν, da radiación empregada que mostra a táboa.</text:span></text:p>
            <text:p><text:span text:style-name="T55">a) Representa graficamente a frecuencia f en unidades de 10¹⁴ Hz (eixo Y) fronte a V(freado) en V (eixo X) e razoe se debe esperarse unha ordenada na orixe positiva ou negativa.</text:span></text:p>
            <text:p><text:span text:style-name="T55">b) Deduce o valor da constante de Planck a partir da gráfica. DATO: |qₑ| = 1,6×10⁻¹⁹ C.</text:span><text:tab/><text:span text:style-name="T55">(A.B.A.U. extr. 24)</text:span></text:p>
            <text:p><text:span text:style-name="T55">Rta.: b) h =</text:span><text:tab/><text:span text:style-name="T55">6,63·10⁻³⁴ J·s</text:span></text:p>
          </table:table-cell>
          <table:covered-table-cell table:style-name="ce254"/>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89" table:content-validation-name="val26" office:value-type="string" calcext:value-type="string">
            <text:p>f</text:p>
          </table:table-cell>
          <table:table-cell table:style-name="ce289" table:content-validation-name="val28"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579"/>
          <table:table-cell table:style-name="ce290" table:content-validation-name="val27" office:value-type="string" calcext:value-type="string">
            <text:p>Hz</text:p>
          </table:table-cell>
          <table:table-cell table:style-name="ce290" table:content-validation-name="val29" office:value-type="string" calcext:value-type="string">
            <text:p>V</text:p>
          </table:table-cell>
          <table:table-cell table:style-name="ce582"/>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1"/>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254"/>
          <table:covered-table-cell table:style-name="ce251"/>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254"/>
          <table:covered-table-cell table:style-name="ce251"/>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 Alt V)</text:p>
          </table:table-cell>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58">Datos: h = 6,63·10⁻³⁴ J s; c = 3·10⁸ m s⁻¹; |qₑ| = 1,6·10⁻¹⁹ C.</text:span></text:p>
            <text:p>(A.B.A.U. extr. 23)</text:p>
            <text:p><text:span text:style-name="T59">Rta.:</text:span><text:span text:style-name="T60"> a) </text:span><text:span text:style-name="T61">W</text:span><text:span text:style-name="T62">ₑ =  </text:span><text:span text:style-name="T63">5,0</text:span><text:span text:style-name="T64">·10⁻¹⁹ J; </text:span><text:span text:style-name="T65">f</text:span><text:span text:style-name="T66">₀ = 7,6·10¹⁴ Hz</text:span></text:p>
          </table:table-cell>
          <table:covered-table-cell table:style-name="ce254"/>
          <table:covered-table-cell table:number-columns-repeated="2" table:style-name="ce251"/>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office:value-type="string" calcext:value-type="string">
            <text:p>a)</text:p>
          </table:table-cell>
          <table:table-cell table:style-name="ce578" office:value-type="string" calcext:value-type="string">
            <text:p>N.º Exp.</text:p>
          </table:table-cell>
          <table:table-cell table:style-name="ce290" table:content-validation-name="val34" office:value-type="string" calcext:value-type="string">
            <text:p>λ</text:p>
          </table:table-cell>
          <table:table-cell table:style-name="ce290"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579"/>
          <table:table-cell table:style-name="ce290" table:content-validation-name="val35" office:value-type="string" calcext:value-type="string">
            <text:p>nm</text:p>
          </table:table-cell>
          <table:table-cell table:style-name="ce290" table:content-validation-name="val37" office:value-type="string" calcext:value-type="string">
            <text:p>V</text:p>
          </table:table-cell>
          <table:table-cell table:style-name="ce582"/>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Default" office:value-type="string" calcext:value-type="string">
            <text:p>En</text:p>
          </table:table-cell>
          <table:table-cell table:style-name="ce580"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254"/>
          <table:covered-table-cell table:style-name="ce251"/>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254"/>
          <table:covered-table-cell table:style-name="ce251"/>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254"/>
          <table:covered-table-cell table:style-name="ce251"/>
          <table:table-cell table:style-name="Default" office:value-type="string" calcext:value-type="string">
            <text:p>b)</text:p>
          </table:table-cell>
          <table:table-cell table:style-name="ce580"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254"/>
          <table:covered-table-cell table:style-name="ce251"/>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254"/>
          <table:covered-table-cell table:style-name="ce251"/>
          <table:table-cell table:style-name="Default"/>
          <table:table-cell table:style-name="ce578" office:value-type="string" calcext:value-type="string">
            <text:p>N.º Exp.</text:p>
          </table:table-cell>
          <table:table-cell table:style-name="ce290" table:content-validation-name="val34" office:value-type="string" calcext:value-type="string">
            <text:p>E</text:p>
          </table:table-cell>
          <table:table-cell table:style-name="ce290" table:content-validation-name="val36" office:value-type="string" calcext:value-type="string">
            <text:p>V</text:p>
          </table:table-cell>
          <table:table-cell table:style-name="Default" table:number-columns-repeated="6"/>
          <table:table-cell table:number-columns-repeated="46"/>
        </table:table-row>
        <table:table-row table:style-name="ro1">
          <table:table-cell table:style-name="ce254" table:number-columns-repeated="3"/>
          <table:table-cell table:style-name="ce251"/>
          <table:table-cell table:style-name="Default"/>
          <table:table-cell table:style-name="ce579"/>
          <table:table-cell table:style-name="ce290" table:content-validation-name="val35" office:value-type="string" calcext:value-type="string">
            <text:p>J</text:p>
          </table:table-cell>
          <table:table-cell table:style-name="ce290" table:content-validation-name="val37" office:value-type="string" calcext:value-type="string">
            <text:p>V</text:p>
          </table:table-cell>
          <table:table-cell table:style-name="Default" table:number-columns-repeated="6"/>
          <table:table-cell table:number-columns-repeated="46"/>
        </table:table-row>
        <table:table-row table:style-name="ro1">
          <table:table-cell table:style-name="ce254" table:number-columns-repeated="3"/>
          <table:table-cell table:style-name="ce251"/>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254" table:number-columns-repeated="3"/>
          <table:table-cell table:style-name="ce251"/>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254" table:number-columns-repeated="3"/>
          <table:table-cell table:style-name="ce251"/>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254" table:number-columns-repeated="3"/>
          <table:table-cell table:style-name="ce251"/>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254"/>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90" table:content-validation-name="val34" office:value-type="string" calcext:value-type="string">
            <text:p>f</text:p>
          </table:table-cell>
          <table:table-cell table:style-name="ce290" table:content-validation-name="val36"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579"/>
          <table:table-cell table:style-name="ce290" table:content-validation-name="val35" office:value-type="string" calcext:value-type="string">
            <text:p>Hz</text:p>
          </table:table-cell>
          <table:table-cell table:style-name="ce290" table:content-validation-name="val3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251"/>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254"/>
          <table:covered-table-cell table:style-name="ce251"/>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254"/>
          <table:covered-table-cell table:style-name="ce251"/>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number-rows-repeated="2">
          <table:table-cell table:style-name="ce254"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67">Nunha experiencia para medir h, ao iluminar unha superficie metálica cunha radiación de lonxitude de onda λ = 200×10⁻⁹ m, o potencial de freado para os electróns é de 1,00 V. Se λ =175×10⁻⁹ m, o potencial de freado é 1,86 V.</text:span></text:p>
            <text:p><text:span text:style-name="T67">a) Determina o traballo de extracción do metal.</text:span></text:p>
            <text:p><text:span text:style-name="T22">b) Representa o valor absoluto do potencial de freado fronte á frecuencia e obtén da dita representación o valor da constante de Planck. (A.B.A.U. extr. 21)</text:span></text:p>
            <text:p><text:span text:style-name="T67">DATOS: |qₑ| = 1,6×10⁻¹⁹ C; c = 3×10⁸ m·s⁻¹.</text:span></text:p>
            <text:p><text:span text:style-name="T22">Rta.: a) W₀ = 8,32·10⁻¹⁹ J; b) h = </text:span><text:span text:style-name="T68">6,60·10⁻³⁴ J·s</text:span></text:p>
          </table:table-cell>
          <table:covered-table-cell table:style-name="ce254"/>
          <table:covered-table-cell table:number-columns-repeated="2" table:style-name="ce251"/>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Nº. Exp.</text:p>
          </table:table-cell>
          <table:table-cell table:style-name="ce290" table:content-validation-name="val34" office:value-type="string" calcext:value-type="string">
            <text:p>λ</text:p>
          </table:table-cell>
          <table:table-cell table:style-name="ce290"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90" table:content-validation-name="val35" office:value-type="string" calcext:value-type="string">
            <text:p>nm</text:p>
          </table:table-cell>
          <table:table-cell table:style-name="ce290"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number-rows-repeated="2">
          <table:table-cell table:style-name="ce254"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58">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254"/>
          <table:covered-table-cell table:number-columns-repeated="2" table:style-name="ce251"/>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2" office:value-type="string" calcext:value-type="string">
            <text:p>Nº. Exp.</text:p>
          </table:table-cell>
          <table:table-cell table:style-name="ce290" table:content-validation-name="val34" office:value-type="string" calcext:value-type="string">
            <text:p>λ</text:p>
          </table:table-cell>
          <table:table-cell table:style-name="ce290"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412"/>
          <table:table-cell table:style-name="ce290" table:content-validation-name="val35" office:value-type="string" calcext:value-type="string">
            <text:p>m</text:p>
          </table:table-cell>
          <table:table-cell table:style-name="ce290"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1"/>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covered-table-cell table:number-columns-repeated="3" table:style-name="ce254"/>
          <table:covered-table-cell table:style-name="ce251"/>
          <table:table-cell table:style-name="Default" table:number-columns-repeated="10"/>
          <table:table-cell table:number-columns-repeated="46"/>
        </table:table-row>
        <table:table-row table:style-name="ro1" table:number-rows-repeated="2">
          <table:table-cell table:style-name="ce254" table:number-columns-repeated="3"/>
          <table:table-cell table:style-name="ce251"/>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4">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2">(Na gráfica pódese ler: Para f = 1,0·10¹⁵ Hz, </text:span><text:span text:style-name="T69">E</text:span><text:span text:style-name="T70"> = 0 eV e para  f = 1,3·10¹⁵ Hz, </text:span><text:span text:style-name="T69">E</text:span><text:span text:style-name="T70"> </text:span><text:span text:style-name="T71">= 2,0 eV)</text:span></text:p>
            <text:p><text:span text:style-name="T34">DATO: 1 eV = 1,6·10⁻¹⁹ J.</text:span></text:p>
            <text:p><text:span text:style-name="T34">(A.B.A.U. extr. 18)</text:span></text:p>
          </table:table-cell>
          <table:covered-table-cell table:style-name="ce254"/>
          <table:covered-table-cell table:number-columns-repeated="2" table:style-name="ce251"/>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251"/>
          <table:table-cell table:style-name="ce280"/>
          <table:table-cell table:style-name="ce578" office:value-type="string" calcext:value-type="string">
            <text:p>N.º Exp.</text:p>
          </table:table-cell>
          <table:table-cell table:style-name="ce290" table:content-validation-name="val34" office:value-type="string" calcext:value-type="string">
            <text:p>f</text:p>
          </table:table-cell>
          <table:table-cell table:style-name="ce290" table:content-validation-name="val36"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251"/>
          <table:table-cell table:style-name="ce280"/>
          <table:table-cell table:style-name="ce579"/>
          <table:table-cell table:style-name="ce290" table:content-validation-name="val35" office:value-type="string" calcext:value-type="string">
            <text:p>Hz</text:p>
          </table:table-cell>
          <table:table-cell table:style-name="ce290" table:content-validation-name="val37"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251"/>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251"/>
          <table:table-cell table:style-name="ce280" table:number-columns-repeated="6"/>
          <table:table-cell table:number-columns-repeated="50"/>
        </table:table-row>
        <table:table-row table:style-name="ro1">
          <table:covered-table-cell table:number-columns-repeated="3" table:style-name="ce254"/>
          <table:covered-table-cell table:style-name="ce251"/>
          <table:table-cell table:style-name="Default" table:number-columns-repeated="6"/>
          <table:table-cell table:number-columns-repeated="50"/>
        </table:table-row>
        <table:table-row table:style-name="ro1">
          <table:covered-table-cell table:number-columns-repeated="3" table:style-name="ce254"/>
          <table:covered-table-cell table:style-name="ce251"/>
          <table:table-cell table:style-name="Default" table:number-columns-repeated="6"/>
          <table:table-cell table:number-columns-repeated="50"/>
        </table:table-row>
        <table:table-row table:style-name="ro1">
          <table:covered-table-cell table:number-columns-repeated="3" table:style-name="ce254"/>
          <table:covered-table-cell table:style-name="ce251"/>
          <table:table-cell table:style-name="Default" table:number-columns-repeated="6"/>
          <table:table-cell table:number-columns-repeated="50"/>
        </table:table-row>
        <table:table-row table:style-name="ro1">
          <table:covered-table-cell table:number-columns-repeated="3" table:style-name="ce254"/>
          <table:covered-table-cell table:style-name="ce251"/>
          <table:table-cell table:style-name="Default" table:number-columns-repeated="6"/>
          <table:table-cell table:number-columns-repeated="50"/>
        </table:table-row>
        <table:table-row table:style-name="ro1">
          <table:covered-table-cell table:number-columns-repeated="3" table:style-name="ce254"/>
          <table:covered-table-cell table:style-name="ce251"/>
          <table:table-cell table:style-name="Default" table:number-columns-repeated="6"/>
          <table:table-cell table:number-columns-repeated="50"/>
        </table:table-row>
        <table:table-row table:style-name="ro1" table:number-rows-repeated="2">
          <table:table-cell table:style-name="ce254" table:number-columns-repeated="3"/>
          <table:table-cell table:style-name="ce251"/>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7"><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6" table:default-cell-style-name="ce435"/>
        <table:table-column table:style-name="co57" table:default-cell-style-name="ce435"/>
        <table:table-column table:style-name="co58" table:default-cell-style-name="ce435"/>
        <table:table-column table:style-name="co59" table:default-cell-style-name="ce435"/>
        <table:table-column table:style-name="co11" table:default-cell-style-name="ce435"/>
        <table:table-column table:style-name="co26"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15">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57">=</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15">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9"/>
        <table:named-range table:name="CifrasSign" table:base-cell-address="$Axuda.$A$26" table:cell-range-address="$Axuda.$A$37"/>
        <table:named-range table:name="clic" table:base-cell-address="$Axuda.$A$9" table:cell-range-address="$Axuda.$A$3"/>
        <table:named-range table:name="CopiaDatos" table:base-cell-address="$Axuda.$A$108" table:cell-range-address="$Axuda.$A$88"/>
        <table:named-range table:name="CopiarResultado" table:base-cell-address="$Axuda.$A$31" table:cell-range-address="$Axuda.$A$79"/>
        <table:named-range table:name="DescrFunc" table:base-cell-address="$Axuda.$A$3" table:cell-range-address="$Introd.$A$44"/>
        <table:named-range table:name="ElegirOEscribir" table:base-cell-address="$Axuda.$A$15" table:cell-range-address="$Axuda.$A$24"/>
        <table:named-range table:name="ErrorAbrir" table:base-cell-address="$Axuda.$A$149" table:cell-range-address="$Axuda.$A$151:.$G$152"/>
        <table:named-range table:name="ErrorResult" table:base-cell-address="$Axuda.$A$31" table:cell-range-address="$Axuda.$A$114"/>
        <table:named-range table:name="Formatos" table:base-cell-address="$Axuda.$A$31" table:cell-range-address="$Axuda.$A$60"/>
        <table:named-range table:name="Hipervinculos" table:base-cell-address="$Axuda.$A$12" table:cell-range-address="$Axuda.$A$13"/>
        <table:named-range table:name="InstrComun" table:base-cell-address="$Axuda.$A$149" table:cell-range-address="$Axuda.$A$127"/>
        <table:named-range table:name="InstrOtros" table:base-cell-address="$Axuda.$A$140" table:cell-range-address="$Axuda.$A$144"/>
        <table:named-range table:name="InstrResult" table:base-cell-address="$Axuda.$A$143" table:cell-range-address="$Axuda.$A$140"/>
        <table:named-range table:name="NoSePueden" table:base-cell-address="$Axuda.$A$31" table:cell-range-address="$Axuda.$A$99"/>
        <table:named-range table:name="NotasAyuda" table:base-cell-address="$Axuda.$A$1" table:cell-range-address="$Axuda.$A$1"/>
        <table:named-range table:name="OtrosCalc" table:base-cell-address="$Axuda.$A$31" table:cell-range-address="$Axuda.$A$42"/>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adornments="Regular"/>
    <style:font-face style:name="Linux Biolinum G1" svg:font-family="'Linux Biolinum G'"/>
    <style:font-face style:name="Linux Biolinum G2" svg:font-family="'Linux Biolinum G'" style:font-pitch="variable"/>
    <style:font-face style:name="Linux Biolinum G3" svg:font-family="'Linux Biolinum G'" style:font-adornments="Normal"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1P0" style:volatile="true">
      <number:number number:decimal-places="2" number:min-decimal-places="2" number:min-integer-digits="1" number:grouping="true"/>
      <number:text> </number:text>
      <number:currency-symbol number:language="gl"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1P0"/>
    </number:currency-style>
    <number:number-style style:name="N114">
      <number:scientific-number number:decimal-places="3" number:min-decimal-places="3" number:min-integer-digits="1" number:min-exponent-digits="3" number:exponent-interval="1" number:forced-exponent-sign="true"/>
    </number:number-style>
    <number:date-style style:name="N115">
      <number:day number:style="long"/>
      <number:text>. </number:text>
      <number:month number:textual="true"/>
    </number:date-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date-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
      <number:number number:decimal-places="3" number:min-decimal-places="3" number:min-integer-digits="1"/>
    </number:number-style>
    <number:time-style style:name="N121">
      <number:minutes number:style="long"/>
      <number:text>:</number:text>
      <number:seconds number:style="long"/>
    </number:time-style>
    <number:currency-style style:name="N123P0" style:volatile="true">
      <number:number number:decimal-places="2" number:min-decimal-places="2" number:min-integer-digits="1" number:grouping="true"/>
      <number:text> </number:text>
      <number:currency-symbol>€</number:currency-symbol>
    </number:currency-style>
    <number:currency-style style:name="N123">
      <style:text-properties fo:color="#ff0000"/>
      <number:text>-</number:text>
      <number:number number:decimal-places="2" number:min-decimal-places="2" number:min-integer-digits="1" number:grouping="true"/>
      <number:text> </number:text>
      <number:currency-symbol>€</number:currency-symbol>
      <style:map style:condition="value()&gt;=0" style:apply-style-name="N123P0"/>
    </number:currency-style>
    <number:time-style style:name="N124">
      <number:hours/>
      <number:text>:</number:text>
      <number:minutes number:style="long"/>
      <number:text>:</number:text>
      <number:seconds number:style="long"/>
      <number:text> </number:text>
      <number:am-pm/>
    </number:time-style>
    <number:number-style style:name="N126P0" style:volatile="true">
      <number:text>$</number:text>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31P0" style:volatile="true">
      <number:number number:decimal-places="0" number:min-decimal-places="0" number:min-integer-digits="1" number:grouping="true"/>
      <number:text> DM </number:text>
    </number:number-style>
    <number:number-style style:name="N131P1" style:volatile="true">
      <number:text>-</number:text>
      <number:number number:decimal-places="0" number:min-decimal-places="0" number:min-integer-digits="1" number:grouping="true"/>
      <number:text> DM </number:text>
    </number:number-style>
    <number:number-style style:name="N131">
      <number:text> - DM </number:text>
      <style:map style:condition="value()&gt;0" style:apply-style-name="N131P0"/>
      <style:map style:condition="value()&lt;0" style:apply-style-name="N131P1"/>
    </number:number-style>
    <number:number-style style:name="N132P0" style:volatile="true">
      <number:number number:decimal-places="0" number:min-decimal-places="0" number:min-integer-digits="1" number:grouping="true"/>
      <number:text>   </number:text>
    </number:number-style>
    <number:number-style style:name="N132">
      <style:text-properties fo:color="#ff0000"/>
      <number:text>-</number:text>
      <number:number number:decimal-places="0" number:min-decimal-places="0" number:min-integer-digits="1" number:grouping="true"/>
      <number:text>   </number:text>
      <style:map style:condition="value()&gt;=0" style:apply-style-name="N132P0"/>
    </number:number-style>
    <number:date-style style:name="N133">
      <number:month/>
      <number:text>/</number:text>
      <number:day/>
      <number:text>/</number:text>
      <number:year/>
    </number:date-style>
    <number:number-style style:name="N134">
      <number:scientific-number number:decimal-places="1" number:min-decimal-places="1" number:min-integer-digits="1" number:min-exponent-digits="1" number:exponent-interval="1" number:forced-exponent-sign="true"/>
    </number:number-style>
    <number:number-style style:name="N137P0" style:volatile="true">
      <number:number number:decimal-places="2" number:min-decimal-places="2" number:min-integer-digits="1" number:grouping="true"/>
      <number:text> DM </number:text>
    </number:number-style>
    <number:number-style style:name="N137P1" style:volatile="true">
      <number:text>-</number:text>
      <number:number number:decimal-places="2" number:min-decimal-places="2" number:min-integer-digits="1" number:grouping="true"/>
      <number:text> DM </number:text>
    </number:number-style>
    <number:number-style style:name="N137">
      <number:text>-</number:text>
      <number:number number:decimal-places="0" number:min-decimal-places="0" number:min-integer-digits="0"/>
      <number:text> DM </number:text>
      <style:map style:condition="value()&gt;0" style:apply-style-name="N137P0"/>
      <style:map style:condition="value()&lt;0" style:apply-style-name="N137P1"/>
    </number:number-style>
    <number:number-style style:name="N138P0" style:volatile="true">
      <number:text>$</number:text>
      <number:number number:decimal-places="0" number:min-decimal-places="0" number:min-integer-digits="1" number:grouping="true"/>
    </number:number-style>
    <number:number-style style:name="N138">
      <number:text>($</number:text>
      <number:number number:decimal-places="0" number:min-decimal-places="0" number:min-integer-digits="1" number:grouping="true"/>
      <number:text>)</number:text>
      <style:map style:condition="value()&gt;=0" style:apply-style-name="N138P0"/>
    </number:number-style>
    <number:number-style style:name="N141P0" style:volatile="true">
      <number:number number:decimal-places="2" number:min-decimal-places="2" number:min-integer-digits="1" number:grouping="true"/>
      <number:text>       </number:text>
    </number:number-style>
    <number:number-style style:name="N141P1" style:volatile="true">
      <number:text>-</number:text>
      <number:number number:decimal-places="2" number:min-decimal-places="2" number:min-integer-digits="1" number:grouping="true"/>
      <number:text>       </number:text>
    </number:number-style>
    <number:number-style style:name="N141">
      <number:text>-</number:text>
      <number:number number:decimal-places="0" number:min-decimal-places="0" number:min-integer-digits="0"/>
      <number:text>       </number:text>
      <style:map style:condition="value()&gt;0" style:apply-style-name="N141P0"/>
      <style:map style:condition="value()&lt;0" style:apply-style-name="N141P1"/>
    </number:number-style>
    <number:number-style style:name="N143P0" style:volatile="true">
      <number:number number:decimal-places="2" number:min-decimal-places="2" number:min-integer-digits="1" number:grouping="true"/>
      <number:text> DM</number:text>
    </number:number-style>
    <number:number-style style:name="N143">
      <number:text>-</number:text>
      <number:number number:decimal-places="2" number:min-decimal-places="2" number:min-integer-digits="1" number:grouping="true"/>
      <number:text> DM</number:text>
      <style:map style:condition="value()&gt;=0" style:apply-style-name="N143P0"/>
    </number:number-style>
    <number:number-style style:name="N144">
      <number:number number:decimal-places="4" number:min-decimal-places="4" number:min-integer-digits="1"/>
    </number:number-style>
    <number:number-style style:name="N145">
      <number:number number:decimal-places="0" number:min-decimal-places="0" number:min-integer-digits="1" number:grouping="true"/>
      <number:text> Pts</number:text>
    </number:number-style>
    <number:number-style style:name="N146P0" style:volatile="true">
      <number:number number:decimal-places="0" number:min-decimal-places="0" number:min-integer-digits="1" number:grouping="true"/>
      <number:text> Pts</number:text>
    </number:number-style>
    <number:number-style style:name="N146">
      <number:text>-</number:text>
      <number:number number:decimal-places="0" number:min-decimal-places="0" number:min-integer-digits="1" number:grouping="true"/>
      <number:text> Pts</number:text>
      <style:map style:condition="value()&gt;=0" style:apply-style-name="N146P0"/>
    </number:number-style>
    <number:number-style style:name="N147">
      <number:number number:decimal-places="1" number:min-decimal-places="1" number:min-integer-digits="1"/>
    </number:number-style>
    <number:number-style style:name="N149P0" style:volatile="true">
      <number:number number:decimal-places="2" number:min-decimal-places="2" number:min-integer-digits="1" number:grouping="true"/>
      <number:text> Pts</number:text>
    </number:number-style>
    <number:number-style style:name="N149">
      <number:text>-</number:text>
      <number:number number:decimal-places="2" number:min-decimal-places="2" number:min-integer-digits="1" number:grouping="true"/>
      <number:text> Pts</number:text>
      <style:map style:condition="value()&gt;=0" style:apply-style-name="N149P0"/>
    </number:number-style>
    <number:number-style style:name="N151P0" style:volatile="true">
      <number:text>$</number:text>
      <number:number number:decimal-places="2" number:min-decimal-places="2" number:min-integer-digits="1" number:grouping="true"/>
    </number:number-style>
    <number:number-style style:name="N151">
      <number:text>($</number:text>
      <number:number number:decimal-places="2" number:min-decimal-places="2" number:min-integer-digits="1" number:grouping="true"/>
      <number:text>)</number:text>
      <style:map style:condition="value()&gt;=0" style:apply-style-name="N151P0"/>
    </number:number-style>
    <number:number-style style:name="N152P0" style:volatile="true">
      <number:number number:decimal-places="2" number:min-decimal-places="2" number:min-integer-digits="1" number:grouping="true"/>
      <number:text> Pts</number:text>
    </number:number-style>
    <number:number-style style:name="N152">
      <style:text-properties fo:color="#ff0000"/>
      <number:text>-</number:text>
      <number:number number:decimal-places="2" number:min-decimal-places="2" number:min-integer-digits="1" number:grouping="true"/>
      <number:text> Pts</number:text>
      <style:map style:condition="value()&gt;=0" style:apply-style-name="N152P0"/>
    </number:number-style>
    <number:date-style style:name="N153">
      <number:month number:style="long" number:textual="true"/>
      <number:text> </number:text>
      <number:year/>
    </number:date-style>
    <number:number-style style:name="N154P0" style:volatile="true">
      <number:text>$</number:text>
      <number:number number:decimal-places="2" number:min-decimal-places="2" number:min-integer-digits="1" number:grouping="true"/>
    </number:number-style>
    <number:number-style style:name="N154">
      <style:text-properties fo:color="#ff0000"/>
      <number:text>($</number:text>
      <number:number number:decimal-places="2" number:min-decimal-places="2" number:min-integer-digits="1" number:grouping="true"/>
      <number:text>)</number:text>
      <style:map style:condition="value()&gt;=0" style:apply-style-name="N154P0"/>
    </number:number-style>
    <number:date-style style:name="N155">
      <number:month number:textual="true"/>
      <number:text> </number:text>
      <number:year/>
    </number:date-style>
    <number:number-style style:name="N158P0" style:volatile="true">
      <number:number number:decimal-places="0" number:min-decimal-places="0" number:min-integer-digits="1" number:grouping="true"/>
      <number:text> Pts </number:text>
    </number:number-style>
    <number:number-style style:name="N158P1" style:volatile="true">
      <number:text>-</number:text>
      <number:number number:decimal-places="0" number:min-decimal-places="0" number:min-integer-digits="1" number:grouping="true"/>
      <number:text> Pts </number:text>
    </number:number-style>
    <number:number-style style:name="N158">
      <number:text> - Pts </number:text>
      <style:map style:condition="value()&gt;0" style:apply-style-name="N158P0"/>
      <style:map style:condition="value()&lt;0" style:apply-style-name="N158P1"/>
    </number:number-style>
    <number:date-style style:name="N159">
      <number:day/>
      <number:text>-</number:text>
      <number:month number:textual="true"/>
      <number:text>-</number:text>
      <number:year/>
    </number:date-style>
    <number:number-style style:name="N160">
      <number:number number:decimal-places="5" number:min-decimal-places="5" number:min-integer-digits="1"/>
    </number:number-style>
    <number:date-style style:name="N161">
      <number:day/>
      <number:text>-</number:text>
      <number:month number:textual="true"/>
    </number:date-style>
    <number:number-style style:name="N164P0" style:volatile="true">
      <number:number number:decimal-places="2" number:min-decimal-places="2" number:min-integer-digits="1" number:grouping="true"/>
      <number:text> Pts </number:text>
    </number:number-style>
    <number:number-style style:name="N164P1" style:volatile="true">
      <number:text>-</number:text>
      <number:number number:decimal-places="2" number:min-decimal-places="2" number:min-integer-digits="1" number:grouping="true"/>
      <number:text> Pts </number:text>
    </number:number-style>
    <number:number-style style:name="N164">
      <number:text>-</number:text>
      <number:number number:decimal-places="0" number:min-decimal-places="0" number:min-integer-digits="0"/>
      <number:text> Pts </number:text>
      <style:map style:condition="value()&gt;0" style:apply-style-name="N164P0"/>
      <style:map style:condition="value()&lt;0" style:apply-style-name="N164P1"/>
    </number:number-style>
    <number:number-style style:name="N165">
      <number:number number:decimal-places="6" number:min-decimal-places="6" number:min-integer-digits="1"/>
    </number:number-style>
    <number:date-style style:name="N166">
      <number:day/>
      <number:text>/</number:text>
      <number:month number:style="long"/>
    </number:date-style>
    <number:date-style style:name="N167">
      <number:month number:textual="true"/>
      <number:text>-</number:text>
      <number:year/>
    </number:date-style>
    <number:number-style style:name="N168" number:title="Definido por el usuario">
      <number:scientific-number number:decimal-places="4" number:min-decimal-places="4" number:min-integer-digits="1" number:min-exponent-digits="3" number:exponent-interval="1" number:forced-exponent-sign="true"/>
    </number:number-style>
    <number:number-style style:name="N170P0" style:volatile="true">
      <number:text>+</number:text>
      <number:number number:decimal-places="2" number:min-decimal-places="2" number:min-integer-digits="1"/>
    </number:number-style>
    <number:number-style style:name="N170">
      <number:text>-</number:text>
      <number:number number:decimal-places="2" number:min-decimal-places="2" number:min-integer-digits="1"/>
      <style:map style:condition="value()&gt;=0" style:apply-style-name="N170P0"/>
    </number:number-style>
    <number:time-style style:name="N171">
      <number:hours/>
      <number:text>:</number:text>
      <number:minutes number:style="long"/>
    </number:time-style>
    <number:number-style style:name="N172">
      <number:number number:decimal-places="7" number:min-decimal-places="7" number:min-integer-digits="1"/>
    </number:number-style>
    <number:time-style style:name="N173">
      <number:hours/>
      <number:text>:</number:text>
      <number:minutes number:style="long"/>
      <number:text>:</number:text>
      <number:seconds number:style="long"/>
    </number:time-style>
    <number:currency-style style:name="N174P0" style:volatile="true">
      <number:number number:decimal-places="2" number:min-decimal-places="2" number:min-integer-digits="1" number:grouping="true"/>
      <number:text> </number:text>
      <number:currency-symbol number:language="es" number:country="ES">€</number:currency-symbol>
    </number:currency-style>
    <number:currency-style style:name="N174">
      <number:text>-</number:text>
      <number:number number:decimal-places="2" number:min-decimal-places="2" number:min-integer-digits="1" number:grouping="true"/>
      <number:text> </number:text>
      <number:currency-symbol number:language="es" number:country="ES">€</number:currency-symbol>
      <style:map style:condition="value()&gt;=0" style:apply-style-name="N174P0"/>
    </number:currency-style>
    <number:date-style style:name="N175">
      <number:month/>
      <number:text>/</number:text>
      <number:day/>
      <number:text>/</number:text>
      <number:year/>
      <number:text> </number:text>
      <number:hours/>
      <number:text>:</number:text>
      <number:minutes number:style="long"/>
    </number:date-style>
    <number:percentage-style style:name="N176">
      <number:number number:decimal-places="1" number:min-decimal-places="1" number:min-integer-digits="1"/>
      <number:text>%</number:text>
    </number:percentage-style>
    <number:percentage-style style:name="N177">
      <number:number number:decimal-places="3" number:min-decimal-places="3" number:min-integer-digits="1"/>
      <number:text>%</number:text>
    </number:percentage-style>
    <number:date-style style:name="N178">
      <number:day number:style="long"/>
      <number:text>/</number:text>
      <number:month number:style="long"/>
    </number:date-style>
    <number:number-style style:name="N179P0" style:volatile="true">
      <number:number number:decimal-places="0" number:min-decimal-places="0" number:min-integer-digits="1" number:grouping="true"/>
      <number:text> Pts</number:text>
    </number:number-style>
    <number:number-style style:name="N179">
      <style:text-properties fo:color="#ff0000"/>
      <number:text>-</number:text>
      <number:number number:decimal-places="0" number:min-decimal-places="0" number:min-integer-digits="1" number:grouping="true"/>
      <number:text> Pts</number:text>
      <style:map style:condition="value()&gt;=0" style:apply-style-name="N179P0"/>
    </number:number-style>
    <number:currency-style style:name="N181P0" style:volatile="true">
      <number:number number:decimal-places="0" number:min-decimal-places="0" number:min-integer-digits="1" number:grouping="true"/>
      <number:text> </number:text>
      <number:currency-symbol number:language="es" number:country="ES">Pts</number:currency-symbol>
    </number:currency-style>
    <number:currency-style style:name="N181">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1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3"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3">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3"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3"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2"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2"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8">00/00/0000</text:date>, <text:time style:data-style-name="N2" text:time-value="19:50:08.466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initial-creator> </meta:initial-creator>
    <meta:creation-date>2002-07-31T12:45:03</meta:creation-date>
    <dc:date>2024-10-08T19:55:41.338000000</dc:date>
    <dc:language>es-ES</dc:language>
    <meta:editing-cycles>3115</meta:editing-cycles>
    <meta:editing-duration>P19DT21H3M40S</meta:editing-duration>
    <dc:creator>Alfonso Barbadillo Marán</dc:creator>
    <dc:title>Física A.B.A.U- Laboratorio (gal)</dc:title>
    <meta:document-statistic meta:table-count="14" meta:cell-count="3192"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M19:Satélites.AN23 Satélites.AN18:Satélites.AN18" chart:data-source-has-labels="row" svg:x="0.162cm" svg:y="0.137cm" svg:width="7.785cm" svg:height="6.58cm">
          <chart:coordinate-region svg:x="0.8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N19:Satélites.AN23" chart:label-cell-address="Satélites.AN18:Satélites.AN18" chart:class="chart:scatter">
            <chart:domain table:cell-range-address="Satélites.AM19:Satélites.AM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T²</text:p>
                <draw:g>
                  <svg:desc>Satélites.AN18:Satélites.AN18</svg:desc>
                </draw:g>
              </table:table-cell>
            </table:table-row>
          </table:table-header-rows>
          <table:table-rows>
            <table:table-row>
              <table:table-cell office:value-type="string">
                <text:p>1</text:p>
              </table:table-cell>
              <table:table-cell office:value-type="float" office:value="0.438110169875">
                <text:p>0.438110169875</text:p>
                <draw:g>
                  <svg:desc>Satélites.AM19:Satélites.AM23</svg:desc>
                </draw:g>
              </table:table-cell>
              <table:table-cell office:value-type="float" office:value="0.898704">
                <text:p>0.898704</text:p>
                <draw:g>
                  <svg:desc>Satélites.AN19:Satélites.AN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114cm" svg:y="0.339cm" svg:width="6.58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61cm" svg:y="-0.244cm" svg:width="10.052cm" svg:height="7.568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77cm" svg:y="0.339cm" svg:width="6.797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9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